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1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string">
            <text:p>読み込み値</text:p>
          </table:table-cell>
          <table:table-cell office:value-type="string">
            <text:p>生徒システムコード</text:p>
          </table:table-cell>
          <table:table-cell/>
          <table:table-cell office:value-type="string">
            <text:p>生徒名漢字（苗字）</text:p>
          </table:table-cell>
          <table:table-cell office:value-type="string">
            <text:p>生徒名漢字（名前）</text:p>
          </table:table-cell>
          <table:table-cell office:value-type="string">
            <text:p>生徒名かな（苗字）</text:p>
          </table:table-cell>
          <table:table-cell office:value-type="string">
            <text:p>生徒名かな（名前）</text:p>
          </table:table-cell>
          <table:table-cell office:value-type="string">
            <text:p>性別</text:p>
          </table:table-cell>
          <table:table-cell office:value-type="string">
            <text:p>学年名</text:p>
          </table:table-cell>
          <table:table-cell office:value-type="string">
            <text:p>電話番号</text:p>
          </table:table-cell>
          <table:table-cell office:value-type="string">
            <text:p>保護者名漢字1（苗字）</text:p>
          </table:table-cell>
          <table:table-cell office:value-type="string">
            <text:p>保護者携帯メール1</text:p>
          </table:table-cell>
        </table:table-row>
        <table:table-row table:style-name="ro1">
          <table:table-cell table:number-columns-repeated="2"/>
          <table:table-cell office:value-type="float" office:value="20000958502">
            <text:p>20000958502</text:p>
          </table:table-cell>
          <table:table-cell/>
          <table:table-cell office:value-type="string">
            <text:p>山内</text:p>
          </table:table-cell>
          <table:table-cell office:value-type="string">
            <text:p>慎之介</text:p>
          </table:table-cell>
          <table:table-cell office:value-type="string">
            <text:p>やまうち</text:p>
          </table:table-cell>
          <table:table-cell office:value-type="string">
            <text:p>しんのすけ</text:p>
          </table:table-cell>
          <table:table-cell office:value-type="float" office:value="1">
            <text:p>1</text:p>
          </table:table-cell>
          <table:table-cell office:value-type="string">
            <text:p>中学1年生</text:p>
          </table:table-cell>
          <table:table-cell office:value-type="string">
            <text:p>043-377-1549</text:p>
          </table:table-cell>
          <table:table-cell office:value-type="string">
            <text:p>山内</text:p>
          </table:table-cell>
          <table:table-cell office:value-type="string">
            <text:p>koushin0655@gmail.com</text:p>
          </table:table-cell>
        </table:table-row>
        <table:table-row table:style-name="ro1">
          <table:table-cell table:formula="of:=CONCATENATE(&quot;20000&quot;;RIGHT(LEFT([.B3];12);6) )" office:value-type="string" office:string-value="20000958561">
            <text:p>20000958561</text:p>
          </table:table-cell>
          <table:table-cell office:value-type="float" office:value="2000009585612">
            <text:p>2000009585612</text:p>
          </table:table-cell>
          <table:table-cell office:value-type="float" office:value="20000958561">
            <text:p>20000958561</text:p>
          </table:table-cell>
          <table:table-cell table:formula="of:=IF([.A3]=[.C3];&quot;◯&quot;;&quot;×&quot;)" office:value-type="string" office:string-value="×">
            <text:p>×</text:p>
          </table:table-cell>
          <table:table-cell office:value-type="string">
            <text:p>木山</text:p>
          </table:table-cell>
          <table:table-cell office:value-type="string">
            <text:p>梓</text:p>
          </table:table-cell>
          <table:table-cell office:value-type="string">
            <text:p>きやま</text:p>
          </table:table-cell>
          <table:table-cell office:value-type="string">
            <text:p>あずさ</text:p>
          </table:table-cell>
          <table:table-cell office:value-type="float" office:value="2">
            <text:p>2</text:p>
          </table:table-cell>
          <table:table-cell office:value-type="string">
            <text:p>中学1年生</text:p>
          </table:table-cell>
          <table:table-cell office:value-type="string">
            <text:p>043-309-9813</text:p>
          </table:table-cell>
          <table:table-cell office:value-type="string">
            <text:p>木山</text:p>
          </table:table-cell>
          <table:table-cell office:value-type="string">
            <text:p>kumikumikumico@ymobile.ne.jp</text:p>
          </table:table-cell>
        </table:table-row>
        <table:table-row table:style-name="ro1">
          <table:table-cell table:formula="of:=CONCATENATE(&quot;20000&quot;;RIGHT(LEFT([.B4];12);6) )" office:value-type="string" office:string-value="20000958562">
            <text:p>20000958562</text:p>
          </table:table-cell>
          <table:table-cell office:value-type="float" office:value="2000009585629">
            <text:p>2000009585629</text:p>
          </table:table-cell>
          <table:table-cell office:value-type="float" office:value="20000958562">
            <text:p>20000958562</text:p>
          </table:table-cell>
          <table:table-cell table:formula="of:=IF([.C4]=[.A4];&quot;◯&quot;;&quot;×&quot;)" office:value-type="string" office:string-value="×">
            <text:p>×</text:p>
          </table:table-cell>
          <table:table-cell office:value-type="string">
            <text:p>羽富</text:p>
          </table:table-cell>
          <table:table-cell office:value-type="string">
            <text:p>世翔</text:p>
          </table:table-cell>
          <table:table-cell office:value-type="string">
            <text:p>はとみ</text:p>
          </table:table-cell>
          <table:table-cell office:value-type="string">
            <text:p>つぐと</text:p>
          </table:table-cell>
          <table:table-cell office:value-type="float" office:value="1">
            <text:p>1</text:p>
          </table:table-cell>
          <table:table-cell office:value-type="string">
            <text:p>中学1年生</text:p>
          </table:table-cell>
          <table:table-cell office:value-type="string">
            <text:p>043-375-2783</text:p>
          </table:table-cell>
          <table:table-cell office:value-type="string">
            <text:p>羽富</text:p>
          </table:table-cell>
          <table:table-cell office:value-type="string">
            <text:p>elena3018@icloud.com</text:p>
          </table:table-cell>
        </table:table-row>
        <table:table-row table:style-name="ro1">
          <table:table-cell table:formula="of:=CONCATENATE(&quot;20000&quot;;RIGHT(LEFT([.B5];12);6) )" office:value-type="string" office:string-value="20000958563">
            <text:p>20000958563</text:p>
          </table:table-cell>
          <table:table-cell office:value-type="float" office:value="2000009585636">
            <text:p>2000009585636</text:p>
          </table:table-cell>
          <table:table-cell office:value-type="float" office:value="20000958563">
            <text:p>20000958563</text:p>
          </table:table-cell>
          <table:table-cell/>
          <table:table-cell office:value-type="string">
            <text:p>藤井</text:p>
          </table:table-cell>
          <table:table-cell office:value-type="string">
            <text:p>琉聖</text:p>
          </table:table-cell>
          <table:table-cell office:value-type="string">
            <text:p>ふじい</text:p>
          </table:table-cell>
          <table:table-cell office:value-type="string">
            <text:p>りゅうせい</text:p>
          </table:table-cell>
          <table:table-cell office:value-type="float" office:value="1">
            <text:p>1</text:p>
          </table:table-cell>
          <table:table-cell office:value-type="string">
            <text:p>中学1年生</text:p>
          </table:table-cell>
          <table:table-cell office:value-type="string">
            <text:p>090-1779-9931</text:p>
          </table:table-cell>
          <table:table-cell office:value-type="string">
            <text:p>藤井</text:p>
          </table:table-cell>
          <table:table-cell office:value-type="string">
            <text:p>g7yczd3a@i.softbank.jp</text:p>
          </table:table-cell>
        </table:table-row>
        <table:table-row table:style-name="ro1">
          <table:table-cell table:formula="of:=CONCATENATE(&quot;20000&quot;;RIGHT(LEFT([.B6];12);6) )" office:value-type="string" office:string-value="20000958564">
            <text:p>20000958564</text:p>
          </table:table-cell>
          <table:table-cell office:value-type="float" office:value="2000009585643">
            <text:p>2000009585643</text:p>
          </table:table-cell>
          <table:table-cell office:value-type="float" office:value="20000958564">
            <text:p>20000958564</text:p>
          </table:table-cell>
          <table:table-cell/>
          <table:table-cell office:value-type="string">
            <text:p>庄司</text:p>
          </table:table-cell>
          <table:table-cell office:value-type="string">
            <text:p>笙甫</text:p>
          </table:table-cell>
          <table:table-cell office:value-type="string">
            <text:p>しょうじ</text:p>
          </table:table-cell>
          <table:table-cell/>
          <table:table-cell office:value-type="float" office:value="1">
            <text:p>1</text:p>
          </table:table-cell>
          <table:table-cell office:value-type="string">
            <text:p>中学1年生</text:p>
          </table:table-cell>
          <table:table-cell office:value-type="string">
            <text:p>090-1793-6468</text:p>
          </table:table-cell>
          <table:table-cell office:value-type="string">
            <text:p>庄司</text:p>
          </table:table-cell>
          <table:table-cell office:value-type="string">
            <text:p>aco11n15@i.softbank.jp</text:p>
          </table:table-cell>
        </table:table-row>
        <table:table-row table:style-name="ro1">
          <table:table-cell table:formula="of:=CONCATENATE(&quot;20000&quot;;RIGHT(LEFT([.B7];12);6) )" office:value-type="string" office:string-value="20000958565">
            <text:p>20000958565</text:p>
          </table:table-cell>
          <table:table-cell office:value-type="float" office:value="2000009585650">
            <text:p>2000009585650</text:p>
          </table:table-cell>
          <table:table-cell office:value-type="float" office:value="20000958565">
            <text:p>20000958565</text:p>
          </table:table-cell>
          <table:table-cell/>
          <table:table-cell office:value-type="string">
            <text:p>穴吹</text:p>
          </table:table-cell>
          <table:table-cell office:value-type="string">
            <text:p>仁衣菜</text:p>
          </table:table-cell>
          <table:table-cell office:value-type="string">
            <text:p>あなぶき</text:p>
          </table:table-cell>
          <table:table-cell office:value-type="string">
            <text:p>にいな</text:p>
          </table:table-cell>
          <table:table-cell office:value-type="float" office:value="2">
            <text:p>2</text:p>
          </table:table-cell>
          <table:table-cell office:value-type="string">
            <text:p>中学1年生</text:p>
          </table:table-cell>
          <table:table-cell office:value-type="string">
            <text:p>0902234-6045</text:p>
          </table:table-cell>
          <table:table-cell office:value-type="string">
            <text:p>穴吹</text:p>
          </table:table-cell>
          <table:table-cell office:value-type="string">
            <text:p>toitoiwan777@docomo.ne.jp</text:p>
          </table:table-cell>
        </table:table-row>
        <table:table-row table:style-name="ro1">
          <table:table-cell table:formula="of:=CONCATENATE(&quot;20000&quot;;RIGHT(LEFT([.B8];12);6) )" office:value-type="string" office:string-value="20000">
            <text:p>20000</text:p>
          </table:table-cell>
          <table:table-cell/>
          <table:table-cell office:value-type="float" office:value="20000958566">
            <text:p>20000958566</text:p>
          </table:table-cell>
          <table:table-cell/>
          <table:table-cell office:value-type="string">
            <text:p>樋口</text:p>
          </table:table-cell>
          <table:table-cell office:value-type="string">
            <text:p>愛実</text:p>
          </table:table-cell>
          <table:table-cell office:value-type="string">
            <text:p>ひぐち</text:p>
          </table:table-cell>
          <table:table-cell office:value-type="string">
            <text:p>まなみ</text:p>
          </table:table-cell>
          <table:table-cell office:value-type="float" office:value="2">
            <text:p>2</text:p>
          </table:table-cell>
          <table:table-cell office:value-type="string">
            <text:p>中学1年生</text:p>
          </table:table-cell>
          <table:table-cell office:value-type="string">
            <text:p>090-9394-9029</text:p>
          </table:table-cell>
          <table:table-cell office:value-type="string">
            <text:p>樋口</text:p>
          </table:table-cell>
          <table:table-cell office:value-type="string">
            <text:p>aki_take0227@yahoo.co.jp</text:p>
          </table:table-cell>
        </table:table-row>
        <table:table-row table:style-name="ro1">
          <table:table-cell table:formula="of:=CONCATENATE(&quot;20000&quot;;RIGHT(LEFT([.B9];12);6) )" office:value-type="string" office:string-value="20000">
            <text:p>20000</text:p>
          </table:table-cell>
          <table:table-cell/>
          <table:table-cell office:value-type="float" office:value="20000958567">
            <text:p>20000958567</text:p>
          </table:table-cell>
          <table:table-cell/>
          <table:table-cell office:value-type="string">
            <text:p>辻村</text:p>
          </table:table-cell>
          <table:table-cell office:value-type="string">
            <text:p>和香</text:p>
          </table:table-cell>
          <table:table-cell office:value-type="string">
            <text:p>つじむら</text:p>
          </table:table-cell>
          <table:table-cell office:value-type="string">
            <text:p>わか</text:p>
          </table:table-cell>
          <table:table-cell office:value-type="float" office:value="2">
            <text:p>2</text:p>
          </table:table-cell>
          <table:table-cell office:value-type="string">
            <text:p>中学1年生</text:p>
          </table:table-cell>
          <table:table-cell office:value-type="string">
            <text:p>043-441-4164</text:p>
          </table:table-cell>
          <table:table-cell office:value-type="string">
            <text:p>辻村</text:p>
          </table:table-cell>
          <table:table-cell office:value-type="string">
            <text:p>chiebailo@gmail.com</text:p>
          </table:table-cell>
        </table:table-row>
        <table:table-row table:style-name="ro1">
          <table:table-cell table:formula="of:=CONCATENATE(&quot;20000&quot;;RIGHT(LEFT([.B10];12);6) )" office:value-type="string" office:string-value="20000">
            <text:p>20000</text:p>
          </table:table-cell>
          <table:table-cell/>
          <table:table-cell office:value-type="float" office:value="20000958568">
            <text:p>20000958568</text:p>
          </table:table-cell>
          <table:table-cell/>
          <table:table-cell office:value-type="string">
            <text:p>遠藤</text:p>
          </table:table-cell>
          <table:table-cell office:value-type="string">
            <text:p>渉</text:p>
          </table:table-cell>
          <table:table-cell office:value-type="string">
            <text:p>えんどう</text:p>
          </table:table-cell>
          <table:table-cell office:value-type="string">
            <text:p>しょう</text:p>
          </table:table-cell>
          <table:table-cell office:value-type="float" office:value="1">
            <text:p>1</text:p>
          </table:table-cell>
          <table:table-cell office:value-type="string">
            <text:p>中学1年生</text:p>
          </table:table-cell>
          <table:table-cell office:value-type="string">
            <text:p>090-6924-7993</text:p>
          </table:table-cell>
          <table:table-cell office:value-type="string">
            <text:p>遠藤</text:p>
          </table:table-cell>
          <table:table-cell office:value-type="string">
            <text:p>hitomisnk@icloud.com</text:p>
          </table:table-cell>
        </table:table-row>
        <table:table-row table:style-name="ro1">
          <table:table-cell table:formula="of:=CONCATENATE(&quot;20000&quot;;RIGHT(LEFT([.B11];12);6) )" office:value-type="string" office:string-value="20000958569">
            <text:p>20000958569</text:p>
          </table:table-cell>
          <table:table-cell office:value-type="float" office:value="2000009585698">
            <text:p>2000009585698</text:p>
          </table:table-cell>
          <table:table-cell office:value-type="float" office:value="20000958569">
            <text:p>20000958569</text:p>
          </table:table-cell>
          <table:table-cell/>
          <table:table-cell office:value-type="string">
            <text:p>木原</text:p>
          </table:table-cell>
          <table:table-cell office:value-type="string">
            <text:p>姫奈</text:p>
          </table:table-cell>
          <table:table-cell office:value-type="string">
            <text:p>きはら</text:p>
          </table:table-cell>
          <table:table-cell office:value-type="string">
            <text:p>ひな</text:p>
          </table:table-cell>
          <table:table-cell office:value-type="float" office:value="2">
            <text:p>2</text:p>
          </table:table-cell>
          <table:table-cell office:value-type="string">
            <text:p>中学1年生</text:p>
          </table:table-cell>
          <table:table-cell office:value-type="string">
            <text:p>080-2333-0084</text:p>
          </table:table-cell>
          <table:table-cell office:value-type="string">
            <text:p>木原</text:p>
          </table:table-cell>
          <table:table-cell office:value-type="string">
            <text:p>yuu.19891005.yuu@gmail.com</text:p>
          </table:table-cell>
        </table:table-row>
        <table:table-row table:style-name="ro1">
          <table:table-cell table:formula="of:=CONCATENATE(&quot;20000&quot;;RIGHT(LEFT([.B12];12);6) )" office:value-type="string" office:string-value="20000">
            <text:p>20000</text:p>
          </table:table-cell>
          <table:table-cell/>
          <table:table-cell office:value-type="float" office:value="20000958570">
            <text:p>20000958570</text:p>
          </table:table-cell>
          <table:table-cell/>
          <table:table-cell office:value-type="string">
            <text:p>臼井</text:p>
          </table:table-cell>
          <table:table-cell office:value-type="string">
            <text:p>美貴</text:p>
          </table:table-cell>
          <table:table-cell office:value-type="string">
            <text:p>うすい</text:p>
          </table:table-cell>
          <table:table-cell office:value-type="string">
            <text:p>みき</text:p>
          </table:table-cell>
          <table:table-cell office:value-type="float" office:value="2">
            <text:p>2</text:p>
          </table:table-cell>
          <table:table-cell office:value-type="string">
            <text:p>小学6年生</text:p>
          </table:table-cell>
          <table:table-cell office:value-type="string">
            <text:p>043-278-5608</text:p>
          </table:table-cell>
          <table:table-cell office:value-type="string">
            <text:p>臼井</text:p>
          </table:table-cell>
          <table:table-cell office:value-type="string">
            <text:p>usui-ms.add.mail@ezweb.ne.jp</text:p>
          </table:table-cell>
        </table:table-row>
        <table:table-row table:style-name="ro1">
          <table:table-cell table:formula="of:=CONCATENATE(&quot;20000&quot;;RIGHT(LEFT([.B13];12);6) )" office:value-type="string" office:string-value="20000">
            <text:p>20000</text:p>
          </table:table-cell>
          <table:table-cell/>
          <table:table-cell office:value-type="float" office:value="20000958571">
            <text:p>20000958571</text:p>
          </table:table-cell>
          <table:table-cell/>
          <table:table-cell office:value-type="string">
            <text:p>佐々木</text:p>
          </table:table-cell>
          <table:table-cell office:value-type="string">
            <text:p>優菜</text:p>
          </table:table-cell>
          <table:table-cell office:value-type="string">
            <text:p>ささき</text:p>
          </table:table-cell>
          <table:table-cell office:value-type="string">
            <text:p>ゆな</text:p>
          </table:table-cell>
          <table:table-cell office:value-type="float" office:value="2">
            <text:p>2</text:p>
          </table:table-cell>
          <table:table-cell office:value-type="string">
            <text:p>小学6年生</text:p>
          </table:table-cell>
          <table:table-cell office:value-type="string">
            <text:p>043-307-8551</text:p>
          </table:table-cell>
          <table:table-cell office:value-type="string">
            <text:p>佐々木</text:p>
          </table:table-cell>
          <table:table-cell office:value-type="string">
            <text:p>n_sayuri24@yahoo.co.jp</text:p>
          </table:table-cell>
        </table:table-row>
        <table:table-row table:style-name="ro1">
          <table:table-cell table:formula="of:=CONCATENATE(&quot;20000&quot;;RIGHT(LEFT([.B14];12);6) )" office:value-type="string" office:string-value="20000958572">
            <text:p>20000958572</text:p>
          </table:table-cell>
          <table:table-cell office:value-type="float" office:value="2000009585728">
            <text:p>2000009585728</text:p>
          </table:table-cell>
          <table:table-cell office:value-type="float" office:value="20000958572">
            <text:p>20000958572</text:p>
          </table:table-cell>
          <table:table-cell/>
          <table:table-cell office:value-type="string">
            <text:p>山下</text:p>
          </table:table-cell>
          <table:table-cell office:value-type="string">
            <text:p>拓海</text:p>
          </table:table-cell>
          <table:table-cell office:value-type="string">
            <text:p>やました</text:p>
          </table:table-cell>
          <table:table-cell office:value-type="string">
            <text:p>たくみ</text:p>
          </table:table-cell>
          <table:table-cell office:value-type="float" office:value="1">
            <text:p>1</text:p>
          </table:table-cell>
          <table:table-cell office:value-type="string">
            <text:p>小学6年生</text:p>
          </table:table-cell>
          <table:table-cell office:value-type="string">
            <text:p>090-9016-4559</text:p>
          </table:table-cell>
          <table:table-cell office:value-type="string">
            <text:p>山下</text:p>
          </table:table-cell>
          <table:table-cell office:value-type="string">
            <text:p>o.jun-jun.o.jun-jun@docomo.ne.jp</text:p>
          </table:table-cell>
        </table:table-row>
        <table:table-row table:style-name="ro1">
          <table:table-cell table:formula="of:=CONCATENATE(&quot;20000&quot;;RIGHT(LEFT([.B15];12);6) )" office:value-type="string" office:string-value="20000958573">
            <text:p>20000958573</text:p>
          </table:table-cell>
          <table:table-cell office:value-type="float" office:value="2000009585735">
            <text:p>2000009585735</text:p>
          </table:table-cell>
          <table:table-cell office:value-type="float" office:value="20000958573">
            <text:p>20000958573</text:p>
          </table:table-cell>
          <table:table-cell/>
          <table:table-cell office:value-type="string">
            <text:p>斉藤</text:p>
          </table:table-cell>
          <table:table-cell office:value-type="string">
            <text:p>健倍</text:p>
          </table:table-cell>
          <table:table-cell office:value-type="string">
            <text:p>さいとう</text:p>
          </table:table-cell>
          <table:table-cell office:value-type="string">
            <text:p>けんばい</text:p>
          </table:table-cell>
          <table:table-cell office:value-type="float" office:value="1">
            <text:p>1</text:p>
          </table:table-cell>
          <table:table-cell office:value-type="string">
            <text:p>小学5年生</text:p>
          </table:table-cell>
          <table:table-cell office:value-type="string">
            <text:p>080-4159-9792</text:p>
          </table:table-cell>
          <table:table-cell office:value-type="string">
            <text:p>斉藤</text:p>
          </table:table-cell>
          <table:table-cell office:value-type="string">
            <text:p>namie_weining@yahoo/co/jp</text:p>
          </table:table-cell>
        </table:table-row>
        <table:table-row table:style-name="ro1">
          <table:table-cell table:formula="of:=CONCATENATE(&quot;20000&quot;;RIGHT(LEFT([.B16];12);6) )" office:value-type="string" office:string-value="20000958574">
            <text:p>20000958574</text:p>
          </table:table-cell>
          <table:table-cell office:value-type="float" office:value="2000009585742">
            <text:p>2000009585742</text:p>
          </table:table-cell>
          <table:table-cell office:value-type="float" office:value="20000958574">
            <text:p>20000958574</text:p>
          </table:table-cell>
          <table:table-cell/>
          <table:table-cell office:value-type="string">
            <text:p>川端</text:p>
          </table:table-cell>
          <table:table-cell office:value-type="string">
            <text:p>直紘</text:p>
          </table:table-cell>
          <table:table-cell office:value-type="string">
            <text:p>かわばた</text:p>
          </table:table-cell>
          <table:table-cell office:value-type="string">
            <text:p>なおひろ</text:p>
          </table:table-cell>
          <table:table-cell office:value-type="float" office:value="1">
            <text:p>1</text:p>
          </table:table-cell>
          <table:table-cell office:value-type="string">
            <text:p>小学5年生</text:p>
          </table:table-cell>
          <table:table-cell office:value-type="string">
            <text:p>043-277-0737</text:p>
          </table:table-cell>
          <table:table-cell office:value-type="string">
            <text:p>川端</text:p>
          </table:table-cell>
          <table:table-cell office:value-type="string">
            <text:p>ottimo-mattina@docomo.ne.jp</text:p>
          </table:table-cell>
        </table:table-row>
        <table:table-row table:style-name="ro1">
          <table:table-cell table:formula="of:=CONCATENATE(&quot;20000&quot;;RIGHT(LEFT([.B17];12);6) )" office:value-type="string" office:string-value="20000958575">
            <text:p>20000958575</text:p>
          </table:table-cell>
          <table:table-cell office:value-type="float" office:value="2000009585759">
            <text:p>2000009585759</text:p>
          </table:table-cell>
          <table:table-cell office:value-type="float" office:value="20000958575">
            <text:p>20000958575</text:p>
          </table:table-cell>
          <table:table-cell/>
          <table:table-cell office:value-type="string">
            <text:p>後藤</text:p>
          </table:table-cell>
          <table:table-cell office:value-type="string">
            <text:p>杏寿</text:p>
          </table:table-cell>
          <table:table-cell office:value-type="string">
            <text:p>ごとう</text:p>
          </table:table-cell>
          <table:table-cell office:value-type="string">
            <text:p>あんじゅ</text:p>
          </table:table-cell>
          <table:table-cell office:value-type="float" office:value="2">
            <text:p>2</text:p>
          </table:table-cell>
          <table:table-cell office:value-type="string">
            <text:p>小学4年生</text:p>
          </table:table-cell>
          <table:table-cell office:value-type="string">
            <text:p>080-3019-0137</text:p>
          </table:table-cell>
          <table:table-cell office:value-type="string">
            <text:p>後藤</text:p>
          </table:table-cell>
          <table:table-cell office:value-type="string">
            <text:p>akipoin@gmail.com</text:p>
          </table:table-cell>
        </table:table-row>
        <table:table-row table:style-name="ro1">
          <table:table-cell table:formula="of:=CONCATENATE(&quot;20000&quot;;RIGHT(LEFT([.B18];12);6) )" office:value-type="string" office:string-value="20000958576">
            <text:p>20000958576</text:p>
          </table:table-cell>
          <table:table-cell office:value-type="float" office:value="2000009585766">
            <text:p>2000009585766</text:p>
          </table:table-cell>
          <table:table-cell office:value-type="float" office:value="20000958576">
            <text:p>20000958576</text:p>
          </table:table-cell>
          <table:table-cell/>
          <table:table-cell office:value-type="string">
            <text:p>神長倉</text:p>
          </table:table-cell>
          <table:table-cell office:value-type="string">
            <text:p>怜</text:p>
          </table:table-cell>
          <table:table-cell office:value-type="string">
            <text:p>かみなかくら</text:p>
          </table:table-cell>
          <table:table-cell office:value-type="string">
            <text:p>れん</text:p>
          </table:table-cell>
          <table:table-cell office:value-type="float" office:value="1">
            <text:p>1</text:p>
          </table:table-cell>
          <table:table-cell office:value-type="string">
            <text:p>小学4年生</text:p>
          </table:table-cell>
          <table:table-cell office:value-type="string">
            <text:p>090-2743-5569</text:p>
          </table:table-cell>
          <table:table-cell office:value-type="string">
            <text:p>神長倉</text:p>
          </table:table-cell>
          <table:table-cell office:value-type="string">
            <text:p>kanakura.lalala@gmail.com</text:p>
          </table:table-cell>
        </table:table-row>
        <table:table-row table:style-name="ro1">
          <table:table-cell table:formula="of:=CONCATENATE(&quot;20000&quot;;RIGHT(LEFT([.B19];12);6) )" office:value-type="string" office:string-value="20000">
            <text:p>20000</text:p>
          </table:table-cell>
          <table:table-cell/>
          <table:table-cell office:value-type="float" office:value="20000958577">
            <text:p>20000958577</text:p>
          </table:table-cell>
          <table:table-cell/>
          <table:table-cell office:value-type="string">
            <text:p>大川</text:p>
          </table:table-cell>
          <table:table-cell office:value-type="string">
            <text:p>薫</text:p>
          </table:table-cell>
          <table:table-cell office:value-type="string">
            <text:p>おおかわ</text:p>
          </table:table-cell>
          <table:table-cell office:value-type="string">
            <text:p>すみれ</text:p>
          </table:table-cell>
          <table:table-cell office:value-type="float" office:value="2">
            <text:p>2</text:p>
          </table:table-cell>
          <table:table-cell office:value-type="string">
            <text:p>中学3年生</text:p>
          </table:table-cell>
          <table:table-cell office:value-type="string">
            <text:p>043-277-2459</text:p>
          </table:table-cell>
          <table:table-cell office:value-type="string">
            <text:p>大川</text:p>
          </table:table-cell>
          <table:table-cell/>
        </table:table-row>
        <table:table-row table:style-name="ro1">
          <table:table-cell table:formula="of:=CONCATENATE(&quot;20000&quot;;RIGHT(LEFT([.B20];12);6) )" office:value-type="string" office:string-value="20000">
            <text:p>20000</text:p>
          </table:table-cell>
          <table:table-cell/>
          <table:table-cell office:value-type="float" office:value="20000958578">
            <text:p>20000958578</text:p>
          </table:table-cell>
          <table:table-cell/>
          <table:table-cell office:value-type="string">
            <text:p>梅本</text:p>
          </table:table-cell>
          <table:table-cell office:value-type="string">
            <text:p>晴喜</text:p>
          </table:table-cell>
          <table:table-cell office:value-type="string">
            <text:p>うめもと</text:p>
          </table:table-cell>
          <table:table-cell office:value-type="string">
            <text:p>はるき</text:p>
          </table:table-cell>
          <table:table-cell office:value-type="float" office:value="1">
            <text:p>1</text:p>
          </table:table-cell>
          <table:table-cell office:value-type="string">
            <text:p>中学3年生</text:p>
          </table:table-cell>
          <table:table-cell office:value-type="string">
            <text:p>043-278-9781</text:p>
          </table:table-cell>
          <table:table-cell office:value-type="string">
            <text:p>梅本</text:p>
          </table:table-cell>
          <table:table-cell office:value-type="string">
            <text:p>228msht@gmail.com</text:p>
          </table:table-cell>
        </table:table-row>
        <table:table-row table:style-name="ro1">
          <table:table-cell table:formula="of:=CONCATENATE(&quot;20000&quot;;RIGHT(LEFT([.B21];12);6) )" office:value-type="string" office:string-value="20000">
            <text:p>20000</text:p>
          </table:table-cell>
          <table:table-cell/>
          <table:table-cell office:value-type="float" office:value="20000958579">
            <text:p>20000958579</text:p>
          </table:table-cell>
          <table:table-cell/>
          <table:table-cell office:value-type="string">
            <text:p>伊藤</text:p>
          </table:table-cell>
          <table:table-cell office:value-type="string">
            <text:p>碧夏</text:p>
          </table:table-cell>
          <table:table-cell office:value-type="string">
            <text:p>いとう</text:p>
          </table:table-cell>
          <table:table-cell office:value-type="string">
            <text:p>みなつ</text:p>
          </table:table-cell>
          <table:table-cell office:value-type="float" office:value="2">
            <text:p>2</text:p>
          </table:table-cell>
          <table:table-cell office:value-type="string">
            <text:p>中学3年生</text:p>
          </table:table-cell>
          <table:table-cell office:value-type="string">
            <text:p>043-371-5818</text:p>
          </table:table-cell>
          <table:table-cell office:value-type="string">
            <text:p>伊藤</text:p>
          </table:table-cell>
          <table:table-cell office:value-type="string">
            <text:p>tocon.tocon@yahoo.ne.jp</text:p>
          </table:table-cell>
        </table:table-row>
        <table:table-row table:style-name="ro1">
          <table:table-cell table:formula="of:=CONCATENATE(&quot;20000&quot;;RIGHT(LEFT([.B22];12);6) )" office:value-type="string" office:string-value="20000">
            <text:p>20000</text:p>
          </table:table-cell>
          <table:table-cell/>
          <table:table-cell office:value-type="float" office:value="20000958580">
            <text:p>20000958580</text:p>
          </table:table-cell>
          <table:table-cell/>
          <table:table-cell office:value-type="string">
            <text:p>大岩</text:p>
          </table:table-cell>
          <table:table-cell office:value-type="string">
            <text:p>優</text:p>
          </table:table-cell>
          <table:table-cell office:value-type="string">
            <text:p>おおいわ</text:p>
          </table:table-cell>
          <table:table-cell office:value-type="string">
            <text:p>ゆう</text:p>
          </table:table-cell>
          <table:table-cell office:value-type="float" office:value="1">
            <text:p>1</text:p>
          </table:table-cell>
          <table:table-cell office:value-type="string">
            <text:p>中学3年生</text:p>
          </table:table-cell>
          <table:table-cell office:value-type="string">
            <text:p>043-277-3958</text:p>
          </table:table-cell>
          <table:table-cell office:value-type="string">
            <text:p>大岩</text:p>
          </table:table-cell>
          <table:table-cell office:value-type="string">
            <text:p>meg.200-304ys@docomo.ne.jp</text:p>
          </table:table-cell>
        </table:table-row>
        <table:table-row table:style-name="ro1">
          <table:table-cell table:formula="of:=CONCATENATE(&quot;20000&quot;;RIGHT(LEFT([.B23];12);6) )" office:value-type="string" office:string-value="20000">
            <text:p>20000</text:p>
          </table:table-cell>
          <table:table-cell/>
          <table:table-cell office:value-type="float" office:value="20000958581">
            <text:p>20000958581</text:p>
          </table:table-cell>
          <table:table-cell/>
          <table:table-cell office:value-type="string">
            <text:p>大岩</text:p>
          </table:table-cell>
          <table:table-cell office:value-type="string">
            <text:p>春</text:p>
          </table:table-cell>
          <table:table-cell office:value-type="string">
            <text:p>おおいわ</text:p>
          </table:table-cell>
          <table:table-cell office:value-type="string">
            <text:p>しゅん</text:p>
          </table:table-cell>
          <table:table-cell office:value-type="float" office:value="1">
            <text:p>1</text:p>
          </table:table-cell>
          <table:table-cell office:value-type="string">
            <text:p>中学3年生</text:p>
          </table:table-cell>
          <table:table-cell office:value-type="string">
            <text:p>043-277-3958</text:p>
          </table:table-cell>
          <table:table-cell office:value-type="string">
            <text:p>大岩</text:p>
          </table:table-cell>
          <table:table-cell office:value-type="string">
            <text:p>meg.200-304ys@docomo.ne.jp</text:p>
          </table:table-cell>
        </table:table-row>
        <table:table-row table:style-name="ro1">
          <table:table-cell table:formula="of:=CONCATENATE(&quot;20000&quot;;RIGHT(LEFT([.B24];12);6) )" office:value-type="string" office:string-value="20000">
            <text:p>20000</text:p>
          </table:table-cell>
          <table:table-cell/>
          <table:table-cell office:value-type="float" office:value="20000958582">
            <text:p>20000958582</text:p>
          </table:table-cell>
          <table:table-cell/>
          <table:table-cell office:value-type="string">
            <text:p>原田</text:p>
          </table:table-cell>
          <table:table-cell office:value-type="string">
            <text:p>音香</text:p>
          </table:table-cell>
          <table:table-cell office:value-type="string">
            <text:p>はらだ</text:p>
          </table:table-cell>
          <table:table-cell office:value-type="string">
            <text:p>おとか</text:p>
          </table:table-cell>
          <table:table-cell office:value-type="float" office:value="2">
            <text:p>2</text:p>
          </table:table-cell>
          <table:table-cell office:value-type="string">
            <text:p>中学3年生</text:p>
          </table:table-cell>
          <table:table-cell office:value-type="string">
            <text:p>043-278-2818</text:p>
          </table:table-cell>
          <table:table-cell office:value-type="string">
            <text:p>原田</text:p>
          </table:table-cell>
          <table:table-cell office:value-type="string">
            <text:p>y.harada-techno@softbank.jp</text:p>
          </table:table-cell>
        </table:table-row>
        <table:table-row table:style-name="ro1">
          <table:table-cell table:formula="of:=CONCATENATE(&quot;20000&quot;;RIGHT(LEFT([.B25];12);6) )" office:value-type="string" office:string-value="20000">
            <text:p>20000</text:p>
          </table:table-cell>
          <table:table-cell/>
          <table:table-cell office:value-type="float" office:value="20000958583">
            <text:p>20000958583</text:p>
          </table:table-cell>
          <table:table-cell/>
          <table:table-cell office:value-type="string">
            <text:p>宇佐美</text:p>
          </table:table-cell>
          <table:table-cell office:value-type="string">
            <text:p>佳祐</text:p>
          </table:table-cell>
          <table:table-cell office:value-type="string">
            <text:p>うさみ</text:p>
          </table:table-cell>
          <table:table-cell office:value-type="string">
            <text:p>けいすけ</text:p>
          </table:table-cell>
          <table:table-cell office:value-type="float" office:value="1">
            <text:p>1</text:p>
          </table:table-cell>
          <table:table-cell office:value-type="string">
            <text:p>中学2年生</text:p>
          </table:table-cell>
          <table:table-cell office:value-type="string">
            <text:p>043-356-4940</text:p>
          </table:table-cell>
          <table:table-cell office:value-type="string">
            <text:p>宇佐美</text:p>
          </table:table-cell>
          <table:table-cell office:value-type="string">
            <text:p>michelan-f.m.a@i.softbank.jp</text:p>
          </table:table-cell>
        </table:table-row>
        <table:table-row table:style-name="ro1">
          <table:table-cell table:formula="of:=CONCATENATE(&quot;20000&quot;;RIGHT(LEFT([.B26];12);6) )" office:value-type="string" office:string-value="20000958584">
            <text:p>20000958584</text:p>
          </table:table-cell>
          <table:table-cell office:value-type="float" office:value="2000009585841">
            <text:p>2000009585841</text:p>
          </table:table-cell>
          <table:table-cell office:value-type="float" office:value="20000958584">
            <text:p>20000958584</text:p>
          </table:table-cell>
          <table:table-cell/>
          <table:table-cell office:value-type="string">
            <text:p>鈴木</text:p>
          </table:table-cell>
          <table:table-cell office:value-type="string">
            <text:p>諒成</text:p>
          </table:table-cell>
          <table:table-cell office:value-type="string">
            <text:p>すずき</text:p>
          </table:table-cell>
          <table:table-cell office:value-type="string">
            <text:p>りょうだい</text:p>
          </table:table-cell>
          <table:table-cell office:value-type="float" office:value="1">
            <text:p>1</text:p>
          </table:table-cell>
          <table:table-cell office:value-type="string">
            <text:p>中学2年生</text:p>
          </table:table-cell>
          <table:table-cell office:value-type="string">
            <text:p>080-6689-6123</text:p>
          </table:table-cell>
          <table:table-cell office:value-type="string">
            <text:p>鈴木</text:p>
          </table:table-cell>
          <table:table-cell office:value-type="string">
            <text:p>kaorisuzuki0809@gmail.com</text:p>
          </table:table-cell>
        </table:table-row>
        <table:table-row table:style-name="ro1">
          <table:table-cell table:formula="of:=CONCATENATE(&quot;20000&quot;;RIGHT(LEFT([.B27];12);6) )" office:value-type="string" office:string-value="20000958585">
            <text:p>20000958585</text:p>
          </table:table-cell>
          <table:table-cell office:value-type="float" office:value="2000009585858">
            <text:p>2000009585858</text:p>
          </table:table-cell>
          <table:table-cell office:value-type="float" office:value="20000958585">
            <text:p>20000958585</text:p>
          </table:table-cell>
          <table:table-cell/>
          <table:table-cell office:value-type="string">
            <text:p>遠藤</text:p>
          </table:table-cell>
          <table:table-cell office:value-type="string">
            <text:p>和喜</text:p>
          </table:table-cell>
          <table:table-cell office:value-type="string">
            <text:p>えんどう</text:p>
          </table:table-cell>
          <table:table-cell office:value-type="string">
            <text:p>かずき</text:p>
          </table:table-cell>
          <table:table-cell office:value-type="float" office:value="1">
            <text:p>1</text:p>
          </table:table-cell>
          <table:table-cell office:value-type="string">
            <text:p>中学2年生</text:p>
          </table:table-cell>
          <table:table-cell office:value-type="string">
            <text:p>043-277-1156</text:p>
          </table:table-cell>
          <table:table-cell office:value-type="string">
            <text:p>遠藤</text:p>
          </table:table-cell>
          <table:table-cell office:value-type="string">
            <text:p>minmio2000@yahoo.ne.jp</text:p>
          </table:table-cell>
        </table:table-row>
        <table:table-row table:style-name="ro1">
          <table:table-cell table:formula="of:=CONCATENATE(&quot;20000&quot;;RIGHT(LEFT([.B28];12);6) )" office:value-type="string" office:string-value="20000958586">
            <text:p>20000958586</text:p>
          </table:table-cell>
          <table:table-cell office:value-type="float" office:value="2000009585865">
            <text:p>2000009585865</text:p>
          </table:table-cell>
          <table:table-cell office:value-type="float" office:value="20000958586">
            <text:p>20000958586</text:p>
          </table:table-cell>
          <table:table-cell/>
          <table:table-cell office:value-type="string">
            <text:p>佐々木</text:p>
          </table:table-cell>
          <table:table-cell office:value-type="string">
            <text:p>結葉</text:p>
          </table:table-cell>
          <table:table-cell office:value-type="string">
            <text:p>ささき</text:p>
          </table:table-cell>
          <table:table-cell office:value-type="string">
            <text:p>ゆいは</text:p>
          </table:table-cell>
          <table:table-cell office:value-type="float" office:value="2">
            <text:p>2</text:p>
          </table:table-cell>
          <table:table-cell office:value-type="string">
            <text:p>中学2年生</text:p>
          </table:table-cell>
          <table:table-cell office:value-type="string">
            <text:p>090-6130-0740</text:p>
          </table:table-cell>
          <table:table-cell office:value-type="string">
            <text:p>佐々木</text:p>
          </table:table-cell>
          <table:table-cell office:value-type="string">
            <text:p>nyuchi@ezweb.ne.jp</text:p>
          </table:table-cell>
        </table:table-row>
        <table:table-row table:style-name="ro1">
          <table:table-cell table:formula="of:=CONCATENATE(&quot;20000&quot;;RIGHT(LEFT([.B29];12);6) )" office:value-type="string" office:string-value="20000958587">
            <text:p>20000958587</text:p>
          </table:table-cell>
          <table:table-cell office:value-type="float" office:value="9000009585872">
            <text:p>9000009585872</text:p>
          </table:table-cell>
          <table:table-cell office:value-type="float" office:value="20000958587">
            <text:p>20000958587</text:p>
          </table:table-cell>
          <table:table-cell/>
          <table:table-cell office:value-type="string">
            <text:p>伊藤</text:p>
          </table:table-cell>
          <table:table-cell office:value-type="string">
            <text:p>将</text:p>
          </table:table-cell>
          <table:table-cell office:value-type="string">
            <text:p>いとう</text:p>
          </table:table-cell>
          <table:table-cell office:value-type="string">
            <text:p>しょう</text:p>
          </table:table-cell>
          <table:table-cell office:value-type="float" office:value="1">
            <text:p>1</text:p>
          </table:table-cell>
          <table:table-cell office:value-type="string">
            <text:p>中学2年生</text:p>
          </table:table-cell>
          <table:table-cell office:value-type="string">
            <text:p>043-376-7425</text:p>
          </table:table-cell>
          <table:table-cell office:value-type="string">
            <text:p>伊藤</text:p>
          </table:table-cell>
          <table:table-cell office:value-type="string">
            <text:p>yukax2.mail@gmail.com</text:p>
          </table:table-cell>
        </table:table-row>
        <table:table-row table:style-name="ro1">
          <table:table-cell table:formula="of:=CONCATENATE(&quot;20000&quot;;RIGHT(LEFT([.B30];12);6) )" office:value-type="string" office:string-value="20000">
            <text:p>20000</text:p>
          </table:table-cell>
          <table:table-cell/>
          <table:table-cell office:value-type="float" office:value="20000958588">
            <text:p>20000958588</text:p>
          </table:table-cell>
          <table:table-cell/>
          <table:table-cell office:value-type="string">
            <text:p>中北</text:p>
          </table:table-cell>
          <table:table-cell office:value-type="string">
            <text:p>美海</text:p>
          </table:table-cell>
          <table:table-cell office:value-type="string">
            <text:p>なかきた</text:p>
          </table:table-cell>
          <table:table-cell office:value-type="string">
            <text:p>みう</text:p>
          </table:table-cell>
          <table:table-cell office:value-type="float" office:value="2">
            <text:p>2</text:p>
          </table:table-cell>
          <table:table-cell office:value-type="string">
            <text:p>中学2年生</text:p>
          </table:table-cell>
          <table:table-cell office:value-type="string">
            <text:p>043-307-3642</text:p>
          </table:table-cell>
          <table:table-cell office:value-type="string">
            <text:p>中北</text:p>
          </table:table-cell>
          <table:table-cell/>
        </table:table-row>
        <table:table-row table:style-name="ro1">
          <table:table-cell table:formula="of:=CONCATENATE(&quot;20000&quot;;RIGHT(LEFT([.B31];12);6) )" office:value-type="string" office:string-value="20000958589">
            <text:p>20000958589</text:p>
          </table:table-cell>
          <table:table-cell office:value-type="float" office:value="2000009585896">
            <text:p>2000009585896</text:p>
          </table:table-cell>
          <table:table-cell office:value-type="float" office:value="20000958589">
            <text:p>20000958589</text:p>
          </table:table-cell>
          <table:table-cell/>
          <table:table-cell office:value-type="string">
            <text:p>布施</text:p>
          </table:table-cell>
          <table:table-cell office:value-type="string">
            <text:p>明日香</text:p>
          </table:table-cell>
          <table:table-cell office:value-type="string">
            <text:p>ふせ</text:p>
          </table:table-cell>
          <table:table-cell office:value-type="string">
            <text:p>あすか</text:p>
          </table:table-cell>
          <table:table-cell office:value-type="float" office:value="2">
            <text:p>2</text:p>
          </table:table-cell>
          <table:table-cell office:value-type="string">
            <text:p>中学2年生</text:p>
          </table:table-cell>
          <table:table-cell office:value-type="string">
            <text:p>043-279-7885</text:p>
          </table:table-cell>
          <table:table-cell office:value-type="string">
            <text:p>布施</text:p>
          </table:table-cell>
          <table:table-cell office:value-type="string">
            <text:p>ranx2.tya.1105@gmail.com</text:p>
          </table:table-cell>
        </table:table-row>
        <table:table-row table:style-name="ro1">
          <table:table-cell table:formula="of:=CONCATENATE(&quot;20000&quot;;RIGHT(LEFT([.B32];12);6) )" office:value-type="string" office:string-value="20000958590">
            <text:p>20000958590</text:p>
          </table:table-cell>
          <table:table-cell office:value-type="float" office:value="2000009585902">
            <text:p>2000009585902</text:p>
          </table:table-cell>
          <table:table-cell office:value-type="float" office:value="20000958590">
            <text:p>20000958590</text:p>
          </table:table-cell>
          <table:table-cell/>
          <table:table-cell office:value-type="string">
            <text:p>野元</text:p>
          </table:table-cell>
          <table:table-cell office:value-type="string">
            <text:p>葵巴</text:p>
          </table:table-cell>
          <table:table-cell office:value-type="string">
            <text:p>のもと</text:p>
          </table:table-cell>
          <table:table-cell office:value-type="string">
            <text:p>あおい</text:p>
          </table:table-cell>
          <table:table-cell office:value-type="float" office:value="1">
            <text:p>1</text:p>
          </table:table-cell>
          <table:table-cell office:value-type="string">
            <text:p>中学2年生</text:p>
          </table:table-cell>
          <table:table-cell office:value-type="string">
            <text:p>070-5024-4266</text:p>
          </table:table-cell>
          <table:table-cell office:value-type="string">
            <text:p>野元</text:p>
          </table:table-cell>
          <table:table-cell office:value-type="string">
            <text:p>daishimatsunaga@gmail.com</text:p>
          </table:table-cell>
        </table:table-row>
        <table:table-row table:style-name="ro1">
          <table:table-cell table:formula="of:=CONCATENATE(&quot;20000&quot;;RIGHT(LEFT([.B33];12);6) )" office:value-type="string" office:string-value="20000958591">
            <text:p>20000958591</text:p>
          </table:table-cell>
          <table:table-cell office:value-type="float" office:value="2000009585919">
            <text:p>2000009585919</text:p>
          </table:table-cell>
          <table:table-cell office:value-type="float" office:value="20000958591">
            <text:p>20000958591</text:p>
          </table:table-cell>
          <table:table-cell/>
          <table:table-cell office:value-type="string">
            <text:p>金城</text:p>
          </table:table-cell>
          <table:table-cell office:value-type="string">
            <text:p>恵里紗</text:p>
          </table:table-cell>
          <table:table-cell office:value-type="string">
            <text:p>かねしろ</text:p>
          </table:table-cell>
          <table:table-cell office:value-type="string">
            <text:p>えりさ</text:p>
          </table:table-cell>
          <table:table-cell office:value-type="float" office:value="2">
            <text:p>2</text:p>
          </table:table-cell>
          <table:table-cell office:value-type="string">
            <text:p>中学2年生</text:p>
          </table:table-cell>
          <table:table-cell office:value-type="string">
            <text:p>090-9857-4280</text:p>
          </table:table-cell>
          <table:table-cell office:value-type="string">
            <text:p>金城</text:p>
          </table:table-cell>
          <table:table-cell office:value-type="string">
            <text:p>hailan.li@gmail.com</text:p>
          </table:table-cell>
        </table:table-row>
        <table:table-row table:style-name="ro1">
          <table:table-cell table:formula="of:=CONCATENATE(&quot;20000&quot;;RIGHT(LEFT([.B34];12);6) )" office:value-type="string" office:string-value="20000958592">
            <text:p>20000958592</text:p>
          </table:table-cell>
          <table:table-cell office:value-type="float" office:value="2000009585926">
            <text:p>2000009585926</text:p>
          </table:table-cell>
          <table:table-cell office:value-type="float" office:value="20000958592">
            <text:p>20000958592</text:p>
          </table:table-cell>
          <table:table-cell/>
          <table:table-cell office:value-type="string">
            <text:p>内田</text:p>
          </table:table-cell>
          <table:table-cell office:value-type="string">
            <text:p>和花</text:p>
          </table:table-cell>
          <table:table-cell office:value-type="string">
            <text:p>うちだ</text:p>
          </table:table-cell>
          <table:table-cell office:value-type="string">
            <text:p>わか</text:p>
          </table:table-cell>
          <table:table-cell office:value-type="float" office:value="2">
            <text:p>2</text:p>
          </table:table-cell>
          <table:table-cell office:value-type="string">
            <text:p>中学2年生</text:p>
          </table:table-cell>
          <table:table-cell office:value-type="string">
            <text:p>043-278-8845</text:p>
          </table:table-cell>
          <table:table-cell office:value-type="string">
            <text:p>内田</text:p>
          </table:table-cell>
          <table:table-cell office:value-type="string">
            <text:p>es.sw.ucd.5.factory@gmail.com</text:p>
          </table:table-cell>
        </table:table-row>
        <table:table-row table:style-name="ro1">
          <table:table-cell table:formula="of:=CONCATENATE(&quot;20000&quot;;RIGHT(LEFT([.B35];12);6) )" office:value-type="string" office:string-value="20000958593">
            <text:p>20000958593</text:p>
          </table:table-cell>
          <table:table-cell office:value-type="float" office:value="2000009585933">
            <text:p>2000009585933</text:p>
          </table:table-cell>
          <table:table-cell office:value-type="float" office:value="20000958593">
            <text:p>20000958593</text:p>
          </table:table-cell>
          <table:table-cell/>
          <table:table-cell office:value-type="string">
            <text:p>川端</text:p>
          </table:table-cell>
          <table:table-cell office:value-type="string">
            <text:p>理寛</text:p>
          </table:table-cell>
          <table:table-cell office:value-type="string">
            <text:p>かわばた</text:p>
          </table:table-cell>
          <table:table-cell/>
          <table:table-cell office:value-type="float" office:value="1">
            <text:p>1</text:p>
          </table:table-cell>
          <table:table-cell office:value-type="string">
            <text:p>中学2年生</text:p>
          </table:table-cell>
          <table:table-cell office:value-type="string">
            <text:p>043-277-0737</text:p>
          </table:table-cell>
          <table:table-cell office:value-type="string">
            <text:p>川端</text:p>
          </table:table-cell>
          <table:table-cell office:value-type="string">
            <text:p>ottimo-mattina@docomo.ne.jp</text:p>
          </table:table-cell>
        </table:table-row>
        <table:table-row table:style-name="ro1">
          <table:table-cell table:formula="of:=CONCATENATE(&quot;20000&quot;;RIGHT(LEFT([.B36];12);6) )" office:value-type="string" office:string-value="20000958594">
            <text:p>20000958594</text:p>
          </table:table-cell>
          <table:table-cell office:value-type="float" office:value="2000009585940">
            <text:p>2000009585940</text:p>
          </table:table-cell>
          <table:table-cell office:value-type="float" office:value="20000958594">
            <text:p>20000958594</text:p>
          </table:table-cell>
          <table:table-cell/>
          <table:table-cell office:value-type="string">
            <text:p>井口</text:p>
          </table:table-cell>
          <table:table-cell office:value-type="string">
            <text:p>玲央</text:p>
          </table:table-cell>
          <table:table-cell office:value-type="string">
            <text:p>いぐち</text:p>
          </table:table-cell>
          <table:table-cell office:value-type="string">
            <text:p>れお</text:p>
          </table:table-cell>
          <table:table-cell office:value-type="float" office:value="1">
            <text:p>1</text:p>
          </table:table-cell>
          <table:table-cell office:value-type="string">
            <text:p>高校1年生</text:p>
          </table:table-cell>
          <table:table-cell office:value-type="string">
            <text:p>043-307-3642</text:p>
          </table:table-cell>
          <table:table-cell office:value-type="string">
            <text:p>井口</text:p>
          </table:table-cell>
          <table:table-cell office:value-type="string">
            <text:p>denali6194-335@docomo.ne.jp</text:p>
          </table:table-cell>
        </table:table-row>
        <table:table-row table:style-name="ro1">
          <table:table-cell table:formula="of:=CONCATENATE(&quot;20000&quot;;RIGHT(LEFT([.B37];12);6) )" office:value-type="string" office:string-value="20000">
            <text:p>20000</text:p>
          </table:table-cell>
          <table:table-cell/>
          <table:table-cell office:value-type="float" office:value="20000958595">
            <text:p>20000958595</text:p>
          </table:table-cell>
          <table:table-cell/>
          <table:table-cell office:value-type="string">
            <text:p>高橋</text:p>
          </table:table-cell>
          <table:table-cell office:value-type="string">
            <text:p>奏太</text:p>
          </table:table-cell>
          <table:table-cell office:value-type="string">
            <text:p>たかはし</text:p>
          </table:table-cell>
          <table:table-cell office:value-type="string">
            <text:p>そうた</text:p>
          </table:table-cell>
          <table:table-cell office:value-type="float" office:value="1">
            <text:p>1</text:p>
          </table:table-cell>
          <table:table-cell office:value-type="string">
            <text:p>年中</text:p>
          </table:table-cell>
          <table:table-cell office:value-type="string">
            <text:p>090-4315-4293</text:p>
          </table:table-cell>
          <table:table-cell office:value-type="string">
            <text:p>高橋</text:p>
          </table:table-cell>
          <table:table-cell/>
        </table:table-row>
        <table:table-row table:style-name="ro1">
          <table:table-cell table:formula="of:=CONCATENATE(&quot;20000&quot;;RIGHT(LEFT([.B38];12);6) )" office:value-type="string" office:string-value="20000958596">
            <text:p>20000958596</text:p>
          </table:table-cell>
          <table:table-cell office:value-type="float" office:value="2000009585964">
            <text:p>2000009585964</text:p>
          </table:table-cell>
          <table:table-cell office:value-type="float" office:value="20000958596">
            <text:p>20000958596</text:p>
          </table:table-cell>
          <table:table-cell/>
          <table:table-cell office:value-type="string">
            <text:p>黒崎</text:p>
          </table:table-cell>
          <table:table-cell office:value-type="string">
            <text:p>凛</text:p>
          </table:table-cell>
          <table:table-cell office:value-type="string">
            <text:p>くろさき</text:p>
          </table:table-cell>
          <table:table-cell office:value-type="string">
            <text:p>りん</text:p>
          </table:table-cell>
          <table:table-cell office:value-type="float" office:value="2">
            <text:p>2</text:p>
          </table:table-cell>
          <table:table-cell office:value-type="string">
            <text:p>年長</text:p>
          </table:table-cell>
          <table:table-cell office:value-type="string">
            <text:p>043-377-2518</text:p>
          </table:table-cell>
          <table:table-cell office:value-type="string">
            <text:p>黒崎</text:p>
          </table:table-cell>
          <table:table-cell/>
        </table:table-row>
        <table:table-row table:style-name="ro1">
          <table:table-cell table:formula="of:=CONCATENATE(&quot;20000&quot;;RIGHT(LEFT([.B39];12);6) )" office:value-type="string" office:string-value="20000958597">
            <text:p>20000958597</text:p>
          </table:table-cell>
          <table:table-cell office:value-type="float" office:value="2000009585971">
            <text:p>2000009585971</text:p>
          </table:table-cell>
          <table:table-cell office:value-type="float" office:value="20000958597">
            <text:p>20000958597</text:p>
          </table:table-cell>
          <table:table-cell/>
          <table:table-cell office:value-type="string">
            <text:p>中嶋</text:p>
          </table:table-cell>
          <table:table-cell office:value-type="string">
            <text:p>咲良</text:p>
          </table:table-cell>
          <table:table-cell office:value-type="string">
            <text:p>なかじま</text:p>
          </table:table-cell>
          <table:table-cell office:value-type="string">
            <text:p>さくら</text:p>
          </table:table-cell>
          <table:table-cell office:value-type="float" office:value="2">
            <text:p>2</text:p>
          </table:table-cell>
          <table:table-cell office:value-type="string">
            <text:p>年長</text:p>
          </table:table-cell>
          <table:table-cell office:value-type="string">
            <text:p>090-1685-5530</text:p>
          </table:table-cell>
          <table:table-cell office:value-type="string">
            <text:p>中嶋</text:p>
          </table:table-cell>
          <table:table-cell/>
        </table:table-row>
        <table:table-row table:style-name="ro1">
          <table:table-cell table:formula="of:=CONCATENATE(&quot;20000&quot;;RIGHT(LEFT([.B40];12);6) )" office:value-type="string" office:string-value="20000958598">
            <text:p>20000958598</text:p>
          </table:table-cell>
          <table:table-cell office:value-type="float" office:value="2000009585988">
            <text:p>2000009585988</text:p>
          </table:table-cell>
          <table:table-cell office:value-type="float" office:value="20000958598">
            <text:p>20000958598</text:p>
          </table:table-cell>
          <table:table-cell/>
          <table:table-cell office:value-type="string">
            <text:p>兵頭</text:p>
          </table:table-cell>
          <table:table-cell office:value-type="string">
            <text:p>加奈子</text:p>
          </table:table-cell>
          <table:table-cell office:value-type="string">
            <text:p>ひょうどう</text:p>
          </table:table-cell>
          <table:table-cell office:value-type="string">
            <text:p>かなこ</text:p>
          </table:table-cell>
          <table:table-cell office:value-type="float" office:value="2">
            <text:p>2</text:p>
          </table:table-cell>
          <table:table-cell office:value-type="string">
            <text:p>小学1年生</text:p>
          </table:table-cell>
          <table:table-cell office:value-type="string">
            <text:p>043-400-8369</text:p>
          </table:table-cell>
          <table:table-cell office:value-type="string">
            <text:p>兵頭</text:p>
          </table:table-cell>
          <table:table-cell office:value-type="string">
            <text:p>newhouse@cb3.so-net.ne.jp</text:p>
          </table:table-cell>
        </table:table-row>
        <table:table-row table:style-name="ro1">
          <table:table-cell table:formula="of:=CONCATENATE(&quot;20000&quot;;RIGHT(LEFT([.B41];12);6) )" office:value-type="string" office:string-value="20000958599">
            <text:p>20000958599</text:p>
          </table:table-cell>
          <table:table-cell office:value-type="float" office:value="2000009585995">
            <text:p>2000009585995</text:p>
          </table:table-cell>
          <table:table-cell office:value-type="float" office:value="20000958599">
            <text:p>20000958599</text:p>
          </table:table-cell>
          <table:table-cell/>
          <table:table-cell office:value-type="string">
            <text:p>高橋</text:p>
          </table:table-cell>
          <table:table-cell office:value-type="string">
            <text:p>凛</text:p>
          </table:table-cell>
          <table:table-cell office:value-type="string">
            <text:p>たかはし</text:p>
          </table:table-cell>
          <table:table-cell office:value-type="string">
            <text:p>りん</text:p>
          </table:table-cell>
          <table:table-cell office:value-type="float" office:value="1">
            <text:p>1</text:p>
          </table:table-cell>
          <table:table-cell office:value-type="string">
            <text:p>年中</text:p>
          </table:table-cell>
          <table:table-cell office:value-type="string">
            <text:p>090-4315-4293</text:p>
          </table:table-cell>
          <table:table-cell office:value-type="string">
            <text:p>高橋</text:p>
          </table:table-cell>
          <table:table-cell office:value-type="string">
            <text:p>kao1982jp@gmail.com</text:p>
          </table:table-cell>
        </table:table-row>
        <table:table-row table:style-name="ro1">
          <table:table-cell table:formula="of:=CONCATENATE(&quot;20000&quot;;RIGHT(LEFT([.B42];12);6) )" office:value-type="string" office:string-value="20000958600">
            <text:p>20000958600</text:p>
          </table:table-cell>
          <table:table-cell office:value-type="float" office:value="2000009586008">
            <text:p>2000009586008</text:p>
          </table:table-cell>
          <table:table-cell office:value-type="float" office:value="20000958600">
            <text:p>20000958600</text:p>
          </table:table-cell>
          <table:table-cell/>
          <table:table-cell office:value-type="string">
            <text:p>笹川</text:p>
          </table:table-cell>
          <table:table-cell office:value-type="string">
            <text:p>夏愛</text:p>
          </table:table-cell>
          <table:table-cell office:value-type="string">
            <text:p>ささがわ</text:p>
          </table:table-cell>
          <table:table-cell office:value-type="string">
            <text:p>なつめ</text:p>
          </table:table-cell>
          <table:table-cell office:value-type="float" office:value="2">
            <text:p>2</text:p>
          </table:table-cell>
          <table:table-cell office:value-type="string">
            <text:p>小学1年生</text:p>
          </table:table-cell>
          <table:table-cell office:value-type="string">
            <text:p>090-9159-8349</text:p>
          </table:table-cell>
          <table:table-cell office:value-type="string">
            <text:p>笹川</text:p>
          </table:table-cell>
          <table:table-cell office:value-type="string">
            <text:p>sasagawa.makico@gmail.com</text:p>
          </table:table-cell>
        </table:table-row>
        <table:table-row table:style-name="ro1">
          <table:table-cell table:formula="of:=CONCATENATE(&quot;20000&quot;;RIGHT(LEFT([.B43];12);6) )" office:value-type="string" office:string-value="20000958601">
            <text:p>20000958601</text:p>
          </table:table-cell>
          <table:table-cell office:value-type="float" office:value="2000009586015">
            <text:p>2000009586015</text:p>
          </table:table-cell>
          <table:table-cell office:value-type="float" office:value="20000958601">
            <text:p>20000958601</text:p>
          </table:table-cell>
          <table:table-cell/>
          <table:table-cell office:value-type="string">
            <text:p>渡邊</text:p>
          </table:table-cell>
          <table:table-cell office:value-type="string">
            <text:p>花衣</text:p>
          </table:table-cell>
          <table:table-cell office:value-type="string">
            <text:p>わたなべ</text:p>
          </table:table-cell>
          <table:table-cell office:value-type="string">
            <text:p>かえ</text:p>
          </table:table-cell>
          <table:table-cell office:value-type="float" office:value="2">
            <text:p>2</text:p>
          </table:table-cell>
          <table:table-cell office:value-type="string">
            <text:p>小学2年生</text:p>
          </table:table-cell>
          <table:table-cell office:value-type="string">
            <text:p>080-4717-1133</text:p>
          </table:table-cell>
          <table:table-cell office:value-type="string">
            <text:p>渡邊</text:p>
          </table:table-cell>
          <table:table-cell office:value-type="string">
            <text:p>vvvai1133vvv@gmail.com</text:p>
          </table:table-cell>
        </table:table-row>
        <table:table-row table:style-name="ro1">
          <table:table-cell table:formula="of:=CONCATENATE(&quot;20000&quot;;RIGHT(LEFT([.B44];12);6) )" office:value-type="string" office:string-value="20000958602">
            <text:p>20000958602</text:p>
          </table:table-cell>
          <table:table-cell office:value-type="float" office:value="2000009586022">
            <text:p>2000009586022</text:p>
          </table:table-cell>
          <table:table-cell office:value-type="float" office:value="20000958602">
            <text:p>20000958602</text:p>
          </table:table-cell>
          <table:table-cell/>
          <table:table-cell office:value-type="string">
            <text:p>遠藤</text:p>
          </table:table-cell>
          <table:table-cell office:value-type="string">
            <text:p>悠真</text:p>
          </table:table-cell>
          <table:table-cell office:value-type="string">
            <text:p>えんどう</text:p>
          </table:table-cell>
          <table:table-cell office:value-type="string">
            <text:p>ゆうま</text:p>
          </table:table-cell>
          <table:table-cell office:value-type="float" office:value="1">
            <text:p>1</text:p>
          </table:table-cell>
          <table:table-cell office:value-type="string">
            <text:p>小学2年生</text:p>
          </table:table-cell>
          <table:table-cell office:value-type="string">
            <text:p>080-1036-7671</text:p>
          </table:table-cell>
          <table:table-cell office:value-type="string">
            <text:p>遠藤</text:p>
          </table:table-cell>
          <table:table-cell office:value-type="string">
            <text:p>daisy-cleo-you@hotmail.com</text:p>
          </table:table-cell>
        </table:table-row>
        <table:table-row table:style-name="ro1">
          <table:table-cell table:formula="of:=CONCATENATE(&quot;20000&quot;;RIGHT(LEFT([.B45];12);6) )" office:value-type="string" office:string-value="20000958603">
            <text:p>20000958603</text:p>
          </table:table-cell>
          <table:table-cell office:value-type="float" office:value="2000009586039">
            <text:p>2000009586039</text:p>
          </table:table-cell>
          <table:table-cell office:value-type="float" office:value="20000958603">
            <text:p>20000958603</text:p>
          </table:table-cell>
          <table:table-cell/>
          <table:table-cell office:value-type="string">
            <text:p>小林</text:p>
          </table:table-cell>
          <table:table-cell office:value-type="string">
            <text:p>蓮</text:p>
          </table:table-cell>
          <table:table-cell office:value-type="string">
            <text:p>こばやし</text:p>
          </table:table-cell>
          <table:table-cell office:value-type="string">
            <text:p>れん</text:p>
          </table:table-cell>
          <table:table-cell office:value-type="float" office:value="1">
            <text:p>1</text:p>
          </table:table-cell>
          <table:table-cell office:value-type="string">
            <text:p>小学3年生</text:p>
          </table:table-cell>
          <table:table-cell office:value-type="string">
            <text:p>090-4825-4509</text:p>
          </table:table-cell>
          <table:table-cell office:value-type="string">
            <text:p>小林</text:p>
          </table:table-cell>
          <table:table-cell office:value-type="string">
            <text:p>exile71424@gmail.com</text:p>
          </table:table-cell>
        </table:table-row>
        <table:table-row table:style-name="ro1">
          <table:table-cell table:formula="of:=CONCATENATE(&quot;20000&quot;;RIGHT(LEFT([.B46];12);6) )" office:value-type="string" office:string-value="20000958604">
            <text:p>20000958604</text:p>
          </table:table-cell>
          <table:table-cell office:value-type="float" office:value="2000009586046">
            <text:p>2000009586046</text:p>
          </table:table-cell>
          <table:table-cell office:value-type="float" office:value="20000958604">
            <text:p>20000958604</text:p>
          </table:table-cell>
          <table:table-cell/>
          <table:table-cell office:value-type="string">
            <text:p>寺本</text:p>
          </table:table-cell>
          <table:table-cell office:value-type="string">
            <text:p>颯</text:p>
          </table:table-cell>
          <table:table-cell office:value-type="string">
            <text:p>てらもと</text:p>
          </table:table-cell>
          <table:table-cell office:value-type="string">
            <text:p>そうた</text:p>
          </table:table-cell>
          <table:table-cell office:value-type="float" office:value="1">
            <text:p>1</text:p>
          </table:table-cell>
          <table:table-cell office:value-type="string">
            <text:p>小学3年生</text:p>
          </table:table-cell>
          <table:table-cell office:value-type="string">
            <text:p>090-6010-0729</text:p>
          </table:table-cell>
          <table:table-cell office:value-type="string">
            <text:p>寺本</text:p>
          </table:table-cell>
          <table:table-cell office:value-type="string">
            <text:p>sakinee_x@i.softbank</text:p>
          </table:table-cell>
        </table:table-row>
        <table:table-row table:style-name="ro1">
          <table:table-cell table:formula="of:=CONCATENATE(&quot;20000&quot;;RIGHT(LEFT([.B47];12);6) )" office:value-type="string" office:string-value="20000958605">
            <text:p>20000958605</text:p>
          </table:table-cell>
          <table:table-cell office:value-type="float" office:value="2000009586053">
            <text:p>2000009586053</text:p>
          </table:table-cell>
          <table:table-cell office:value-type="float" office:value="20000958605">
            <text:p>20000958605</text:p>
          </table:table-cell>
          <table:table-cell/>
          <table:table-cell office:value-type="string">
            <text:p>塚本</text:p>
          </table:table-cell>
          <table:table-cell office:value-type="string">
            <text:p>貴子</text:p>
          </table:table-cell>
          <table:table-cell office:value-type="string">
            <text:p>つかもと</text:p>
          </table:table-cell>
          <table:table-cell office:value-type="string">
            <text:p>きこ</text:p>
          </table:table-cell>
          <table:table-cell office:value-type="float" office:value="2">
            <text:p>2</text:p>
          </table:table-cell>
          <table:table-cell office:value-type="string">
            <text:p>小学3年生</text:p>
          </table:table-cell>
          <table:table-cell office:value-type="string">
            <text:p>090-6953-0851</text:p>
          </table:table-cell>
          <table:table-cell office:value-type="string">
            <text:p>塚本</text:p>
          </table:table-cell>
          <table:table-cell office:value-type="string">
            <text:p>take0424tomo-cha@kme.biglobe.ne.jo</text:p>
          </table:table-cell>
        </table:table-row>
        <table:table-row table:style-name="ro1">
          <table:table-cell table:formula="of:=CONCATENATE(&quot;20000&quot;;RIGHT(LEFT([.B48];12);6) )" office:value-type="string" office:string-value="20000958606">
            <text:p>20000958606</text:p>
          </table:table-cell>
          <table:table-cell office:value-type="float" office:value="2000009586060">
            <text:p>2000009586060</text:p>
          </table:table-cell>
          <table:table-cell office:value-type="float" office:value="20000958606">
            <text:p>20000958606</text:p>
          </table:table-cell>
          <table:table-cell/>
          <table:table-cell office:value-type="string">
            <text:p>松本</text:p>
          </table:table-cell>
          <table:table-cell office:value-type="string">
            <text:p>莉央</text:p>
          </table:table-cell>
          <table:table-cell office:value-type="string">
            <text:p>まつもと</text:p>
          </table:table-cell>
          <table:table-cell office:value-type="string">
            <text:p>りお</text:p>
          </table:table-cell>
          <table:table-cell office:value-type="float" office:value="2">
            <text:p>2</text:p>
          </table:table-cell>
          <table:table-cell office:value-type="string">
            <text:p>小学3年生</text:p>
          </table:table-cell>
          <table:table-cell office:value-type="string">
            <text:p>090-2324-1534</text:p>
          </table:table-cell>
          <table:table-cell office:value-type="string">
            <text:p>松本</text:p>
          </table:table-cell>
          <table:table-cell office:value-type="string">
            <text:p>machako.11.11.11@gmail.com</text:p>
          </table:table-cell>
        </table:table-row>
        <table:table-row table:style-name="ro1">
          <table:table-cell table:formula="of:=CONCATENATE(&quot;20000&quot;;RIGHT(LEFT([.B49];12);6) )" office:value-type="string" office:string-value="20000958607">
            <text:p>20000958607</text:p>
          </table:table-cell>
          <table:table-cell office:value-type="float" office:value="2000009586077">
            <text:p>2000009586077</text:p>
          </table:table-cell>
          <table:table-cell office:value-type="float" office:value="20000958607">
            <text:p>20000958607</text:p>
          </table:table-cell>
          <table:table-cell/>
          <table:table-cell office:value-type="string">
            <text:p>森</text:p>
          </table:table-cell>
          <table:table-cell office:value-type="string">
            <text:p>夏葵</text:p>
          </table:table-cell>
          <table:table-cell office:value-type="string">
            <text:p>もり</text:p>
          </table:table-cell>
          <table:table-cell office:value-type="string">
            <text:p>なつき</text:p>
          </table:table-cell>
          <table:table-cell office:value-type="float" office:value="2">
            <text:p>2</text:p>
          </table:table-cell>
          <table:table-cell office:value-type="string">
            <text:p>小学3年生</text:p>
          </table:table-cell>
          <table:table-cell office:value-type="string">
            <text:p>043-279-3840</text:p>
          </table:table-cell>
          <table:table-cell office:value-type="string">
            <text:p>森</text:p>
          </table:table-cell>
          <table:table-cell office:value-type="string">
            <text:p>kumaseasummer@gmail.com</text:p>
          </table:table-cell>
        </table:table-row>
        <table:table-row table:style-name="ro1">
          <table:table-cell table:formula="of:=CONCATENATE(&quot;20000&quot;;RIGHT(LEFT([.B50];12);6) )" office:value-type="string" office:string-value="20000">
            <text:p>20000</text:p>
          </table:table-cell>
          <table:table-cell/>
          <table:table-cell office:value-type="float" office:value="20000958608">
            <text:p>20000958608</text:p>
          </table:table-cell>
          <table:table-cell/>
          <table:table-cell office:value-type="string">
            <text:p>川端</text:p>
          </table:table-cell>
          <table:table-cell office:value-type="string">
            <text:p>元博</text:p>
          </table:table-cell>
          <table:table-cell office:value-type="string">
            <text:p>かわばた</text:p>
          </table:table-cell>
          <table:table-cell office:value-type="string">
            <text:p>もとひろ</text:p>
          </table:table-cell>
          <table:table-cell office:value-type="float" office:value="1">
            <text:p>1</text:p>
          </table:table-cell>
          <table:table-cell office:value-type="string">
            <text:p>年長</text:p>
          </table:table-cell>
          <table:table-cell office:value-type="string">
            <text:p>043-277-0737</text:p>
          </table:table-cell>
          <table:table-cell office:value-type="string">
            <text:p>川端</text:p>
          </table:table-cell>
          <table:table-cell/>
        </table:table-row>
        <table:table-row table:style-name="ro1">
          <table:table-cell table:formula="of:=CONCATENATE(&quot;20000&quot;;RIGHT(LEFT([.B51];12);6) )" office:value-type="string" office:string-value="20000958609">
            <text:p>20000958609</text:p>
          </table:table-cell>
          <table:table-cell office:value-type="float" office:value="2000009586091">
            <text:p>2000009586091</text:p>
          </table:table-cell>
          <table:table-cell office:value-type="float" office:value="20000958609">
            <text:p>20000958609</text:p>
          </table:table-cell>
          <table:table-cell/>
          <table:table-cell office:value-type="string">
            <text:p>安生</text:p>
          </table:table-cell>
          <table:table-cell office:value-type="string">
            <text:p>陽音</text:p>
          </table:table-cell>
          <table:table-cell office:value-type="string">
            <text:p>あんじょう</text:p>
          </table:table-cell>
          <table:table-cell/>
          <table:table-cell office:value-type="float" office:value="1">
            <text:p>1</text:p>
          </table:table-cell>
          <table:table-cell office:value-type="string">
            <text:p>小学5年生</text:p>
          </table:table-cell>
          <table:table-cell office:value-type="string">
            <text:p>043-279-4234</text:p>
          </table:table-cell>
          <table:table-cell office:value-type="string">
            <text:p>安生</text:p>
          </table:table-cell>
          <table:table-cell office:value-type="string">
            <text:p>masa-anjo@docomo.ne.jp</text:p>
          </table:table-cell>
        </table:table-row>
        <table:table-row table:style-name="ro1">
          <table:table-cell table:formula="of:=CONCATENATE(&quot;20000&quot;;RIGHT(LEFT([.B52];12);6) )" office:value-type="string" office:string-value="20000958610">
            <text:p>20000958610</text:p>
          </table:table-cell>
          <table:table-cell office:value-type="float" office:value="2000009586107">
            <text:p>2000009586107</text:p>
          </table:table-cell>
          <table:table-cell office:value-type="float" office:value="20000958610">
            <text:p>20000958610</text:p>
          </table:table-cell>
          <table:table-cell/>
          <table:table-cell office:value-type="string">
            <text:p>山口</text:p>
          </table:table-cell>
          <table:table-cell office:value-type="string">
            <text:p>煌雅</text:p>
          </table:table-cell>
          <table:table-cell office:value-type="string">
            <text:p>やまぐち</text:p>
          </table:table-cell>
          <table:table-cell office:value-type="string">
            <text:p>こうが</text:p>
          </table:table-cell>
          <table:table-cell office:value-type="float" office:value="1">
            <text:p>1</text:p>
          </table:table-cell>
          <table:table-cell office:value-type="string">
            <text:p>小学5年生</text:p>
          </table:table-cell>
          <table:table-cell office:value-type="string">
            <text:p>090-5426-2717</text:p>
          </table:table-cell>
          <table:table-cell office:value-type="string">
            <text:p>山口</text:p>
          </table:table-cell>
          <table:table-cell office:value-type="string">
            <text:p>mai09054262717@gmail.com</text:p>
          </table:table-cell>
        </table:table-row>
        <table:table-row table:style-name="ro1">
          <table:table-cell table:formula="of:=CONCATENATE(&quot;20000&quot;;RIGHT(LEFT([.B53];12);6) )" office:value-type="string" office:string-value="20000958611">
            <text:p>20000958611</text:p>
          </table:table-cell>
          <table:table-cell office:value-type="float" office:value="2000009586114">
            <text:p>2000009586114</text:p>
          </table:table-cell>
          <table:table-cell office:value-type="float" office:value="20000958611">
            <text:p>20000958611</text:p>
          </table:table-cell>
          <table:table-cell/>
          <table:table-cell office:value-type="string">
            <text:p>遠藤</text:p>
          </table:table-cell>
          <table:table-cell office:value-type="string">
            <text:p>ななみ</text:p>
          </table:table-cell>
          <table:table-cell office:value-type="string">
            <text:p>えんどう</text:p>
          </table:table-cell>
          <table:table-cell office:value-type="string">
            <text:p>ななみ</text:p>
          </table:table-cell>
          <table:table-cell office:value-type="float" office:value="2">
            <text:p>2</text:p>
          </table:table-cell>
          <table:table-cell office:value-type="string">
            <text:p>小学4年生</text:p>
          </table:table-cell>
          <table:table-cell office:value-type="string">
            <text:p>090-6924-7993</text:p>
          </table:table-cell>
          <table:table-cell office:value-type="string">
            <text:p>遠藤</text:p>
          </table:table-cell>
          <table:table-cell office:value-type="string">
            <text:p>hitomisnk@icloud.com</text:p>
          </table:table-cell>
        </table:table-row>
        <table:table-row table:style-name="ro1">
          <table:table-cell table:formula="of:=CONCATENATE(&quot;20000&quot;;RIGHT(LEFT([.B54];12);6) )" office:value-type="string" office:string-value="20000958612">
            <text:p>20000958612</text:p>
          </table:table-cell>
          <table:table-cell office:value-type="float" office:value="2000009586121">
            <text:p>2000009586121</text:p>
          </table:table-cell>
          <table:table-cell office:value-type="float" office:value="20000958612">
            <text:p>20000958612</text:p>
          </table:table-cell>
          <table:table-cell/>
          <table:table-cell office:value-type="string">
            <text:p>笹川</text:p>
          </table:table-cell>
          <table:table-cell office:value-type="string">
            <text:p>穂乃果</text:p>
          </table:table-cell>
          <table:table-cell office:value-type="string">
            <text:p>ささがわ</text:p>
          </table:table-cell>
          <table:table-cell office:value-type="string">
            <text:p>ほのか</text:p>
          </table:table-cell>
          <table:table-cell office:value-type="float" office:value="2">
            <text:p>2</text:p>
          </table:table-cell>
          <table:table-cell office:value-type="string">
            <text:p>小学4年生</text:p>
          </table:table-cell>
          <table:table-cell office:value-type="string">
            <text:p>090-9159-8349</text:p>
          </table:table-cell>
          <table:table-cell office:value-type="string">
            <text:p>笹川</text:p>
          </table:table-cell>
          <table:table-cell office:value-type="string">
            <text:p>sasagawa.makico@gmail.com</text:p>
          </table:table-cell>
        </table:table-row>
        <table:table-row table:style-name="ro1">
          <table:table-cell table:formula="of:=CONCATENATE(&quot;20000&quot;;RIGHT(LEFT([.B55];12);6) )" office:value-type="string" office:string-value="20000958613">
            <text:p>20000958613</text:p>
          </table:table-cell>
          <table:table-cell office:value-type="float" office:value="2000009586138">
            <text:p>2000009586138</text:p>
          </table:table-cell>
          <table:table-cell office:value-type="float" office:value="20000958613">
            <text:p>20000958613</text:p>
          </table:table-cell>
          <table:table-cell/>
          <table:table-cell office:value-type="string">
            <text:p>篠原</text:p>
          </table:table-cell>
          <table:table-cell office:value-type="string">
            <text:p>碧人</text:p>
          </table:table-cell>
          <table:table-cell office:value-type="string">
            <text:p>しのはら</text:p>
          </table:table-cell>
          <table:table-cell office:value-type="string">
            <text:p>あおと</text:p>
          </table:table-cell>
          <table:table-cell office:value-type="float" office:value="1">
            <text:p>1</text:p>
          </table:table-cell>
          <table:table-cell office:value-type="string">
            <text:p>小学6年生</text:p>
          </table:table-cell>
          <table:table-cell office:value-type="string">
            <text:p>043-277-8719</text:p>
          </table:table-cell>
          <table:table-cell office:value-type="string">
            <text:p>篠原</text:p>
          </table:table-cell>
          <table:table-cell office:value-type="string">
            <text:p>yamatin-010328@docomo.ne.jp</text:p>
          </table:table-cell>
        </table:table-row>
        <table:table-row table:style-name="ro1" table:number-rows-repeated="104852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アップ用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row table:style-name="ro2">
          <table:table-cell table:style-name="ce1" office:value-type="string">
            <text:p>id </text:p>
          </table:table-cell>
          <table:table-cell table:style-name="ce1" office:value-type="string">
            <text:p>created_at </text:p>
          </table:table-cell>
          <table:table-cell table:style-name="ce1" office:value-type="string">
            <text:p>updated_at </text:p>
          </table:table-cell>
          <table:table-cell table:style-name="ce1" office:value-type="string">
            <text:p>deleted_at </text:p>
          </table:table-cell>
          <table:table-cell table:style-name="ce1" office:value-type="string">
            <text:p>serial_student </text:p>
          </table:table-cell>
          <table:table-cell table:style-name="ce1" office:value-type="string">
            <text:p>email </text:p>
          </table:table-cell>
          <table:table-cell table:style-name="ce1" office:value-type="string">
            <text:p>name_sei </text:p>
          </table:table-cell>
          <table:table-cell table:style-name="ce1" office:value-type="string">
            <text:p>name_mei </text:p>
          </table:table-cell>
          <table:table-cell table:style-name="ce1" office:value-type="string">
            <text:p>name_sei_kana </text:p>
          </table:table-cell>
          <table:table-cell table:style-name="ce1" office:value-type="string">
            <text:p>name_mei_kana </text:p>
          </table:table-cell>
          <table:table-cell table:style-name="ce1" office:value-type="string">
            <text:p>protector </text:p>
          </table:table-cell>
          <table:table-cell table:style-name="ce1" office:value-type="string">
            <text:p>pass_for_protector </text:p>
          </table:table-cell>
          <table:table-cell table:style-name="ce1" office:value-type="string">
            <text:p>gender </text:p>
          </table:table-cell>
          <table:table-cell table:style-name="ce1" office:value-type="string">
            <text:p>birth_year </text:p>
          </table:table-cell>
          <table:table-cell table:style-name="ce1" office:value-type="string">
            <text:p>birth_month </text:p>
          </table:table-cell>
          <table:table-cell table:style-name="ce1" office:value-type="string">
            <text:p>birth_day </text:p>
          </table:table-cell>
          <table:table-cell table:style-name="ce1" office:value-type="string">
            <text:p>postal </text:p>
          </table:table-cell>
          <table:table-cell table:style-name="ce1" office:value-type="string">
            <text:p>address_region </text:p>
          </table:table-cell>
          <table:table-cell table:style-name="ce1" office:value-type="string">
            <text:p>address_locality </text:p>
          </table:table-cell>
          <table:table-cell table:style-name="ce1" office:value-type="string">
            <text:p>address_banti </text:p>
          </table:table-cell>
          <table:table-cell table:style-name="ce1" office:value-type="string">
            <text:p>phone </text:p>
          </table:table-cell>
          <table:table-cell table:style-name="ce1" office:value-type="string">
            <text:p>grade </text:p>
          </table:table-cell>
          <table:table-cell table:style-name="ce1" office:value-type="string">
            <text:p>elementary </text:p>
          </table:table-cell>
          <table:table-cell table:style-name="ce1" office:value-type="string">
            <text:p>junior_high </text:p>
          </table:table-cell>
          <table:table-cell table:style-name="ce1" office:value-type="string">
            <text:p>high_school </text:p>
          </table:table-cell>
          <table:table-cell table:style-name="ce1" office:value-type="string">
            <text:p>course </text:p>
          </table:table-cell>
          <table:table-cell table:style-name="ce1" office:value-type="string">
            <text:p>note </text:p>
          </table:table-cell>
        </table:table-row>
        <table:table-row table:style-name="ro1">
          <table:table-cell table:number-columns-repeated="4"/>
          <table:table-cell office:value-type="float" office:value="20000958502">
            <text:p>20000958502</text:p>
          </table:table-cell>
          <table:table-cell office:value-type="string">
            <text:p>koushin0655@gmail.com</text:p>
          </table:table-cell>
          <table:table-cell office:value-type="string">
            <text:p>山内</text:p>
          </table:table-cell>
          <table:table-cell office:value-type="string">
            <text:p>慎之介</text:p>
          </table:table-cell>
          <table:table-cell office:value-type="string">
            <text:p>やまうち</text:p>
          </table:table-cell>
          <table:table-cell office:value-type="string">
            <text:p>しんのすけ</text:p>
          </table:table-cell>
          <table:table-cell office:value-type="string">
            <text:p>山内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43-377-1549</text:p>
          </table:table-cell>
          <table:table-cell office:value-type="string">
            <text:p>中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61">
            <text:p>20000958561</text:p>
          </table:table-cell>
          <table:table-cell office:value-type="string">
            <text:p>kumikumikumico@ymobile.ne.jp</text:p>
          </table:table-cell>
          <table:table-cell office:value-type="string">
            <text:p>木山</text:p>
          </table:table-cell>
          <table:table-cell office:value-type="string">
            <text:p>梓</text:p>
          </table:table-cell>
          <table:table-cell office:value-type="string">
            <text:p>きやま</text:p>
          </table:table-cell>
          <table:table-cell office:value-type="string">
            <text:p>あずさ</text:p>
          </table:table-cell>
          <table:table-cell office:value-type="string">
            <text:p>木山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43-309-9813</text:p>
          </table:table-cell>
          <table:table-cell office:value-type="string">
            <text:p>中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62">
            <text:p>20000958562</text:p>
          </table:table-cell>
          <table:table-cell office:value-type="string">
            <text:p>elena3018@icloud.com</text:p>
          </table:table-cell>
          <table:table-cell office:value-type="string">
            <text:p>羽富</text:p>
          </table:table-cell>
          <table:table-cell office:value-type="string">
            <text:p>世翔</text:p>
          </table:table-cell>
          <table:table-cell office:value-type="string">
            <text:p>はとみ</text:p>
          </table:table-cell>
          <table:table-cell office:value-type="string">
            <text:p>つぐと</text:p>
          </table:table-cell>
          <table:table-cell office:value-type="string">
            <text:p>羽富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43-375-2783</text:p>
          </table:table-cell>
          <table:table-cell office:value-type="string">
            <text:p>中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63">
            <text:p>20000958563</text:p>
          </table:table-cell>
          <table:table-cell office:value-type="string">
            <text:p>g7yczd3a@i.softbank.jp</text:p>
          </table:table-cell>
          <table:table-cell office:value-type="string">
            <text:p>藤井</text:p>
          </table:table-cell>
          <table:table-cell office:value-type="string">
            <text:p>琉聖</text:p>
          </table:table-cell>
          <table:table-cell office:value-type="string">
            <text:p>ふじい</text:p>
          </table:table-cell>
          <table:table-cell office:value-type="string">
            <text:p>りゅうせい</text:p>
          </table:table-cell>
          <table:table-cell office:value-type="string">
            <text:p>藤井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90-1779-9931</text:p>
          </table:table-cell>
          <table:table-cell office:value-type="string">
            <text:p>中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64">
            <text:p>20000958564</text:p>
          </table:table-cell>
          <table:table-cell office:value-type="string">
            <text:p>aco11n15@i.softbank.jp</text:p>
          </table:table-cell>
          <table:table-cell office:value-type="string">
            <text:p>庄司</text:p>
          </table:table-cell>
          <table:table-cell office:value-type="string">
            <text:p>笙甫</text:p>
          </table:table-cell>
          <table:table-cell office:value-type="string">
            <text:p>しょうじ</text:p>
          </table:table-cell>
          <table:table-cell/>
          <table:table-cell office:value-type="string">
            <text:p>庄司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90-1793-6468</text:p>
          </table:table-cell>
          <table:table-cell office:value-type="string">
            <text:p>中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65">
            <text:p>20000958565</text:p>
          </table:table-cell>
          <table:table-cell office:value-type="string">
            <text:p>toitoiwan777@docomo.ne.jp</text:p>
          </table:table-cell>
          <table:table-cell office:value-type="string">
            <text:p>穴吹</text:p>
          </table:table-cell>
          <table:table-cell office:value-type="string">
            <text:p>仁衣菜</text:p>
          </table:table-cell>
          <table:table-cell office:value-type="string">
            <text:p>あなぶき</text:p>
          </table:table-cell>
          <table:table-cell office:value-type="string">
            <text:p>にいな</text:p>
          </table:table-cell>
          <table:table-cell office:value-type="string">
            <text:p>穴吹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902234-6045</text:p>
          </table:table-cell>
          <table:table-cell office:value-type="string">
            <text:p>中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66">
            <text:p>20000958566</text:p>
          </table:table-cell>
          <table:table-cell office:value-type="string">
            <text:p>aki_take0227@yahoo.co.jp</text:p>
          </table:table-cell>
          <table:table-cell office:value-type="string">
            <text:p>樋口</text:p>
          </table:table-cell>
          <table:table-cell office:value-type="string">
            <text:p>愛実</text:p>
          </table:table-cell>
          <table:table-cell office:value-type="string">
            <text:p>ひぐち</text:p>
          </table:table-cell>
          <table:table-cell office:value-type="string">
            <text:p>まなみ</text:p>
          </table:table-cell>
          <table:table-cell office:value-type="string">
            <text:p>樋口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90-9394-9029</text:p>
          </table:table-cell>
          <table:table-cell office:value-type="string">
            <text:p>中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67">
            <text:p>20000958567</text:p>
          </table:table-cell>
          <table:table-cell office:value-type="string">
            <text:p>chiebailo@gmail.com</text:p>
          </table:table-cell>
          <table:table-cell office:value-type="string">
            <text:p>辻村</text:p>
          </table:table-cell>
          <table:table-cell office:value-type="string">
            <text:p>和香</text:p>
          </table:table-cell>
          <table:table-cell office:value-type="string">
            <text:p>つじむら</text:p>
          </table:table-cell>
          <table:table-cell office:value-type="string">
            <text:p>わか</text:p>
          </table:table-cell>
          <table:table-cell office:value-type="string">
            <text:p>辻村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43-441-4164</text:p>
          </table:table-cell>
          <table:table-cell office:value-type="string">
            <text:p>中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68">
            <text:p>20000958568</text:p>
          </table:table-cell>
          <table:table-cell office:value-type="string">
            <text:p>hitomisnk@icloud.com</text:p>
          </table:table-cell>
          <table:table-cell office:value-type="string">
            <text:p>遠藤</text:p>
          </table:table-cell>
          <table:table-cell office:value-type="string">
            <text:p>渉</text:p>
          </table:table-cell>
          <table:table-cell office:value-type="string">
            <text:p>えんどう</text:p>
          </table:table-cell>
          <table:table-cell office:value-type="string">
            <text:p>しょう</text:p>
          </table:table-cell>
          <table:table-cell office:value-type="string">
            <text:p>遠藤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90-6924-7993</text:p>
          </table:table-cell>
          <table:table-cell office:value-type="string">
            <text:p>中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69">
            <text:p>20000958569</text:p>
          </table:table-cell>
          <table:table-cell office:value-type="string">
            <text:p>yuu.19891005.yuu@gmail.com</text:p>
          </table:table-cell>
          <table:table-cell office:value-type="string">
            <text:p>木原</text:p>
          </table:table-cell>
          <table:table-cell office:value-type="string">
            <text:p>姫奈</text:p>
          </table:table-cell>
          <table:table-cell office:value-type="string">
            <text:p>きはら</text:p>
          </table:table-cell>
          <table:table-cell office:value-type="string">
            <text:p>ひな</text:p>
          </table:table-cell>
          <table:table-cell office:value-type="string">
            <text:p>木原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80-2333-0084</text:p>
          </table:table-cell>
          <table:table-cell office:value-type="string">
            <text:p>中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70">
            <text:p>20000958570</text:p>
          </table:table-cell>
          <table:table-cell office:value-type="string">
            <text:p>usui-ms.add.mail@ezweb.ne.jp</text:p>
          </table:table-cell>
          <table:table-cell office:value-type="string">
            <text:p>臼井</text:p>
          </table:table-cell>
          <table:table-cell office:value-type="string">
            <text:p>美貴</text:p>
          </table:table-cell>
          <table:table-cell office:value-type="string">
            <text:p>うすい</text:p>
          </table:table-cell>
          <table:table-cell office:value-type="string">
            <text:p>みき</text:p>
          </table:table-cell>
          <table:table-cell office:value-type="string">
            <text:p>臼井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43-278-5608</text:p>
          </table:table-cell>
          <table:table-cell office:value-type="string">
            <text:p>小学6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71">
            <text:p>20000958571</text:p>
          </table:table-cell>
          <table:table-cell office:value-type="string">
            <text:p>n_sayuri24@yahoo.co.jp</text:p>
          </table:table-cell>
          <table:table-cell office:value-type="string">
            <text:p>佐々木</text:p>
          </table:table-cell>
          <table:table-cell office:value-type="string">
            <text:p>優菜</text:p>
          </table:table-cell>
          <table:table-cell office:value-type="string">
            <text:p>ささき</text:p>
          </table:table-cell>
          <table:table-cell office:value-type="string">
            <text:p>ゆな</text:p>
          </table:table-cell>
          <table:table-cell office:value-type="string">
            <text:p>佐々木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43-307-8551</text:p>
          </table:table-cell>
          <table:table-cell office:value-type="string">
            <text:p>小学6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72">
            <text:p>20000958572</text:p>
          </table:table-cell>
          <table:table-cell office:value-type="string">
            <text:p>o.jun-jun.o.jun-jun@docomo.ne.jp</text:p>
          </table:table-cell>
          <table:table-cell office:value-type="string">
            <text:p>山下</text:p>
          </table:table-cell>
          <table:table-cell office:value-type="string">
            <text:p>拓海</text:p>
          </table:table-cell>
          <table:table-cell office:value-type="string">
            <text:p>やました</text:p>
          </table:table-cell>
          <table:table-cell office:value-type="string">
            <text:p>たくみ</text:p>
          </table:table-cell>
          <table:table-cell office:value-type="string">
            <text:p>山下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90-9016-4559</text:p>
          </table:table-cell>
          <table:table-cell office:value-type="string">
            <text:p>小学6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73">
            <text:p>20000958573</text:p>
          </table:table-cell>
          <table:table-cell office:value-type="string">
            <text:p>namie_weining@yahoo.co.jp</text:p>
          </table:table-cell>
          <table:table-cell office:value-type="string">
            <text:p>斉藤</text:p>
          </table:table-cell>
          <table:table-cell office:value-type="string">
            <text:p>健倍</text:p>
          </table:table-cell>
          <table:table-cell office:value-type="string">
            <text:p>さいとう</text:p>
          </table:table-cell>
          <table:table-cell office:value-type="string">
            <text:p>けんばい</text:p>
          </table:table-cell>
          <table:table-cell office:value-type="string">
            <text:p>斉藤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80-4159-9792</text:p>
          </table:table-cell>
          <table:table-cell office:value-type="string">
            <text:p>小学5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74">
            <text:p>20000958574</text:p>
          </table:table-cell>
          <table:table-cell office:value-type="string">
            <text:p>ottimo-mattina@docomo.ne.jp</text:p>
          </table:table-cell>
          <table:table-cell office:value-type="string">
            <text:p>川端</text:p>
          </table:table-cell>
          <table:table-cell office:value-type="string">
            <text:p>直紘</text:p>
          </table:table-cell>
          <table:table-cell office:value-type="string">
            <text:p>かわばた</text:p>
          </table:table-cell>
          <table:table-cell office:value-type="string">
            <text:p>なおひろ</text:p>
          </table:table-cell>
          <table:table-cell office:value-type="string">
            <text:p>川端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43-277-0737</text:p>
          </table:table-cell>
          <table:table-cell office:value-type="string">
            <text:p>小学5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75">
            <text:p>20000958575</text:p>
          </table:table-cell>
          <table:table-cell office:value-type="string">
            <text:p>akipoin@gmail.com</text:p>
          </table:table-cell>
          <table:table-cell office:value-type="string">
            <text:p>後藤</text:p>
          </table:table-cell>
          <table:table-cell office:value-type="string">
            <text:p>杏寿</text:p>
          </table:table-cell>
          <table:table-cell office:value-type="string">
            <text:p>ごとう</text:p>
          </table:table-cell>
          <table:table-cell office:value-type="string">
            <text:p>あんじゅ</text:p>
          </table:table-cell>
          <table:table-cell office:value-type="string">
            <text:p>後藤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80-3019-0137</text:p>
          </table:table-cell>
          <table:table-cell office:value-type="string">
            <text:p>小学4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76">
            <text:p>20000958576</text:p>
          </table:table-cell>
          <table:table-cell office:value-type="string">
            <text:p>kanakura.lalala@gmail.com</text:p>
          </table:table-cell>
          <table:table-cell office:value-type="string">
            <text:p>神長倉</text:p>
          </table:table-cell>
          <table:table-cell office:value-type="string">
            <text:p>怜</text:p>
          </table:table-cell>
          <table:table-cell office:value-type="string">
            <text:p>かみなかくら</text:p>
          </table:table-cell>
          <table:table-cell office:value-type="string">
            <text:p>れん</text:p>
          </table:table-cell>
          <table:table-cell office:value-type="string">
            <text:p>神長倉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90-2743-5569</text:p>
          </table:table-cell>
          <table:table-cell office:value-type="string">
            <text:p>小学4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77">
            <text:p>20000958577</text:p>
          </table:table-cell>
          <table:table-cell/>
          <table:table-cell office:value-type="string">
            <text:p>大川</text:p>
          </table:table-cell>
          <table:table-cell office:value-type="string">
            <text:p>薫</text:p>
          </table:table-cell>
          <table:table-cell office:value-type="string">
            <text:p>おおかわ</text:p>
          </table:table-cell>
          <table:table-cell office:value-type="string">
            <text:p>すみれ</text:p>
          </table:table-cell>
          <table:table-cell office:value-type="string">
            <text:p>大川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43-277-2459</text:p>
          </table:table-cell>
          <table:table-cell office:value-type="string">
            <text:p>中学3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78">
            <text:p>20000958578</text:p>
          </table:table-cell>
          <table:table-cell office:value-type="string">
            <text:p>228msht@gmail.com</text:p>
          </table:table-cell>
          <table:table-cell office:value-type="string">
            <text:p>梅本</text:p>
          </table:table-cell>
          <table:table-cell office:value-type="string">
            <text:p>晴喜</text:p>
          </table:table-cell>
          <table:table-cell office:value-type="string">
            <text:p>うめもと</text:p>
          </table:table-cell>
          <table:table-cell office:value-type="string">
            <text:p>はるき</text:p>
          </table:table-cell>
          <table:table-cell office:value-type="string">
            <text:p>梅本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43-278-9781</text:p>
          </table:table-cell>
          <table:table-cell office:value-type="string">
            <text:p>中学3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79">
            <text:p>20000958579</text:p>
          </table:table-cell>
          <table:table-cell office:value-type="string">
            <text:p>tocon.tocon@yahoo.ne.jp</text:p>
          </table:table-cell>
          <table:table-cell office:value-type="string">
            <text:p>伊藤</text:p>
          </table:table-cell>
          <table:table-cell office:value-type="string">
            <text:p>碧夏</text:p>
          </table:table-cell>
          <table:table-cell office:value-type="string">
            <text:p>いとう</text:p>
          </table:table-cell>
          <table:table-cell office:value-type="string">
            <text:p>みなつ</text:p>
          </table:table-cell>
          <table:table-cell office:value-type="string">
            <text:p>伊藤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43-371-5818</text:p>
          </table:table-cell>
          <table:table-cell office:value-type="string">
            <text:p>中学3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80">
            <text:p>20000958580</text:p>
          </table:table-cell>
          <table:table-cell office:value-type="string">
            <text:p>meg.200-304ys@docomo.ne.jp</text:p>
          </table:table-cell>
          <table:table-cell office:value-type="string">
            <text:p>大岩</text:p>
          </table:table-cell>
          <table:table-cell office:value-type="string">
            <text:p>優</text:p>
          </table:table-cell>
          <table:table-cell office:value-type="string">
            <text:p>おおいわ</text:p>
          </table:table-cell>
          <table:table-cell office:value-type="string">
            <text:p>ゆう</text:p>
          </table:table-cell>
          <table:table-cell office:value-type="string">
            <text:p>大岩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43-277-3958</text:p>
          </table:table-cell>
          <table:table-cell office:value-type="string">
            <text:p>中学3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81">
            <text:p>20000958581</text:p>
          </table:table-cell>
          <table:table-cell office:value-type="string">
            <text:p>meg.200-304ys@docomo.ne.jp</text:p>
          </table:table-cell>
          <table:table-cell office:value-type="string">
            <text:p>大岩</text:p>
          </table:table-cell>
          <table:table-cell office:value-type="string">
            <text:p>春</text:p>
          </table:table-cell>
          <table:table-cell office:value-type="string">
            <text:p>おおいわ</text:p>
          </table:table-cell>
          <table:table-cell office:value-type="string">
            <text:p>しゅん</text:p>
          </table:table-cell>
          <table:table-cell office:value-type="string">
            <text:p>大岩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43-277-3958</text:p>
          </table:table-cell>
          <table:table-cell office:value-type="string">
            <text:p>中学3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82">
            <text:p>20000958582</text:p>
          </table:table-cell>
          <table:table-cell office:value-type="string">
            <text:p>y.harada-techno@softbank.jp</text:p>
          </table:table-cell>
          <table:table-cell office:value-type="string">
            <text:p>原田</text:p>
          </table:table-cell>
          <table:table-cell office:value-type="string">
            <text:p>音香</text:p>
          </table:table-cell>
          <table:table-cell office:value-type="string">
            <text:p>はらだ</text:p>
          </table:table-cell>
          <table:table-cell office:value-type="string">
            <text:p>おとか</text:p>
          </table:table-cell>
          <table:table-cell office:value-type="string">
            <text:p>原田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43-278-2818</text:p>
          </table:table-cell>
          <table:table-cell office:value-type="string">
            <text:p>中学3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83">
            <text:p>20000958583</text:p>
          </table:table-cell>
          <table:table-cell office:value-type="string">
            <text:p>michelan-f.m.a@i.softbank.jp</text:p>
          </table:table-cell>
          <table:table-cell office:value-type="string">
            <text:p>宇佐美</text:p>
          </table:table-cell>
          <table:table-cell office:value-type="string">
            <text:p>佳祐</text:p>
          </table:table-cell>
          <table:table-cell office:value-type="string">
            <text:p>うさみ</text:p>
          </table:table-cell>
          <table:table-cell office:value-type="string">
            <text:p>けいすけ</text:p>
          </table:table-cell>
          <table:table-cell office:value-type="string">
            <text:p>宇佐美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43-356-4940</text:p>
          </table:table-cell>
          <table:table-cell office:value-type="string">
            <text:p>中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84">
            <text:p>20000958584</text:p>
          </table:table-cell>
          <table:table-cell office:value-type="string">
            <text:p>kaorisuzuki0809@gmail.com</text:p>
          </table:table-cell>
          <table:table-cell office:value-type="string">
            <text:p>鈴木</text:p>
          </table:table-cell>
          <table:table-cell office:value-type="string">
            <text:p>諒成</text:p>
          </table:table-cell>
          <table:table-cell office:value-type="string">
            <text:p>すずき</text:p>
          </table:table-cell>
          <table:table-cell office:value-type="string">
            <text:p>りょうだい</text:p>
          </table:table-cell>
          <table:table-cell office:value-type="string">
            <text:p>鈴木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80-6689-6123</text:p>
          </table:table-cell>
          <table:table-cell office:value-type="string">
            <text:p>中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85">
            <text:p>20000958585</text:p>
          </table:table-cell>
          <table:table-cell office:value-type="string">
            <text:p>minmio2000@yahoo.ne.jp</text:p>
          </table:table-cell>
          <table:table-cell office:value-type="string">
            <text:p>遠藤</text:p>
          </table:table-cell>
          <table:table-cell office:value-type="string">
            <text:p>和喜</text:p>
          </table:table-cell>
          <table:table-cell office:value-type="string">
            <text:p>えんどう</text:p>
          </table:table-cell>
          <table:table-cell office:value-type="string">
            <text:p>かずき</text:p>
          </table:table-cell>
          <table:table-cell office:value-type="string">
            <text:p>遠藤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43-277-1156</text:p>
          </table:table-cell>
          <table:table-cell office:value-type="string">
            <text:p>中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86">
            <text:p>20000958586</text:p>
          </table:table-cell>
          <table:table-cell office:value-type="string">
            <text:p>nyuchi@ezweb.ne.jp</text:p>
          </table:table-cell>
          <table:table-cell office:value-type="string">
            <text:p>佐々木</text:p>
          </table:table-cell>
          <table:table-cell office:value-type="string">
            <text:p>結葉</text:p>
          </table:table-cell>
          <table:table-cell office:value-type="string">
            <text:p>ささき</text:p>
          </table:table-cell>
          <table:table-cell office:value-type="string">
            <text:p>ゆいは</text:p>
          </table:table-cell>
          <table:table-cell office:value-type="string">
            <text:p>佐々木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90-6130-0740</text:p>
          </table:table-cell>
          <table:table-cell office:value-type="string">
            <text:p>中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87">
            <text:p>20000958587</text:p>
          </table:table-cell>
          <table:table-cell office:value-type="string">
            <text:p>yukax2.mail@gmail.com</text:p>
          </table:table-cell>
          <table:table-cell office:value-type="string">
            <text:p>伊藤</text:p>
          </table:table-cell>
          <table:table-cell office:value-type="string">
            <text:p>将</text:p>
          </table:table-cell>
          <table:table-cell office:value-type="string">
            <text:p>いとう</text:p>
          </table:table-cell>
          <table:table-cell office:value-type="string">
            <text:p>しょう</text:p>
          </table:table-cell>
          <table:table-cell office:value-type="string">
            <text:p>伊藤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43-376-7425</text:p>
          </table:table-cell>
          <table:table-cell office:value-type="string">
            <text:p>中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88">
            <text:p>20000958588</text:p>
          </table:table-cell>
          <table:table-cell/>
          <table:table-cell office:value-type="string">
            <text:p>中北</text:p>
          </table:table-cell>
          <table:table-cell office:value-type="string">
            <text:p>美海</text:p>
          </table:table-cell>
          <table:table-cell office:value-type="string">
            <text:p>なかきた</text:p>
          </table:table-cell>
          <table:table-cell office:value-type="string">
            <text:p>みう</text:p>
          </table:table-cell>
          <table:table-cell office:value-type="string">
            <text:p>中北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43-307-3642</text:p>
          </table:table-cell>
          <table:table-cell office:value-type="string">
            <text:p>中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89">
            <text:p>20000958589</text:p>
          </table:table-cell>
          <table:table-cell office:value-type="string">
            <text:p>ranx2.tya.1105@gmail.com</text:p>
          </table:table-cell>
          <table:table-cell office:value-type="string">
            <text:p>布施</text:p>
          </table:table-cell>
          <table:table-cell office:value-type="string">
            <text:p>明日香</text:p>
          </table:table-cell>
          <table:table-cell office:value-type="string">
            <text:p>ふせ</text:p>
          </table:table-cell>
          <table:table-cell office:value-type="string">
            <text:p>あすか</text:p>
          </table:table-cell>
          <table:table-cell office:value-type="string">
            <text:p>布施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43-279-7885</text:p>
          </table:table-cell>
          <table:table-cell office:value-type="string">
            <text:p>中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90">
            <text:p>20000958590</text:p>
          </table:table-cell>
          <table:table-cell office:value-type="string">
            <text:p>daishimatsunaga@gmail.com</text:p>
          </table:table-cell>
          <table:table-cell office:value-type="string">
            <text:p>野元</text:p>
          </table:table-cell>
          <table:table-cell office:value-type="string">
            <text:p>葵巴</text:p>
          </table:table-cell>
          <table:table-cell office:value-type="string">
            <text:p>のもと</text:p>
          </table:table-cell>
          <table:table-cell office:value-type="string">
            <text:p>あおい</text:p>
          </table:table-cell>
          <table:table-cell office:value-type="string">
            <text:p>野元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70-5024-4266</text:p>
          </table:table-cell>
          <table:table-cell office:value-type="string">
            <text:p>中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91">
            <text:p>20000958591</text:p>
          </table:table-cell>
          <table:table-cell office:value-type="string">
            <text:p>hailan.li@gmail.com</text:p>
          </table:table-cell>
          <table:table-cell office:value-type="string">
            <text:p>金城</text:p>
          </table:table-cell>
          <table:table-cell office:value-type="string">
            <text:p>恵里紗</text:p>
          </table:table-cell>
          <table:table-cell office:value-type="string">
            <text:p>かねしろ</text:p>
          </table:table-cell>
          <table:table-cell office:value-type="string">
            <text:p>えりさ</text:p>
          </table:table-cell>
          <table:table-cell office:value-type="string">
            <text:p>金城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90-9857-4280</text:p>
          </table:table-cell>
          <table:table-cell office:value-type="string">
            <text:p>中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92">
            <text:p>20000958592</text:p>
          </table:table-cell>
          <table:table-cell office:value-type="string">
            <text:p>es.sw.ucd.5.factory@gmail.com</text:p>
          </table:table-cell>
          <table:table-cell office:value-type="string">
            <text:p>内田</text:p>
          </table:table-cell>
          <table:table-cell office:value-type="string">
            <text:p>和花</text:p>
          </table:table-cell>
          <table:table-cell office:value-type="string">
            <text:p>うちだ</text:p>
          </table:table-cell>
          <table:table-cell office:value-type="string">
            <text:p>わか</text:p>
          </table:table-cell>
          <table:table-cell office:value-type="string">
            <text:p>内田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43-278-8845</text:p>
          </table:table-cell>
          <table:table-cell office:value-type="string">
            <text:p>中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93">
            <text:p>20000958593</text:p>
          </table:table-cell>
          <table:table-cell office:value-type="string">
            <text:p>ottimo-mattina@docomo.ne.jp</text:p>
          </table:table-cell>
          <table:table-cell office:value-type="string">
            <text:p>川端</text:p>
          </table:table-cell>
          <table:table-cell office:value-type="string">
            <text:p>理寛</text:p>
          </table:table-cell>
          <table:table-cell office:value-type="string">
            <text:p>かわばた</text:p>
          </table:table-cell>
          <table:table-cell/>
          <table:table-cell office:value-type="string">
            <text:p>川端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43-277-0737</text:p>
          </table:table-cell>
          <table:table-cell office:value-type="string">
            <text:p>中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94">
            <text:p>20000958594</text:p>
          </table:table-cell>
          <table:table-cell office:value-type="string">
            <text:p>denali6194-335@docomo.ne.jp</text:p>
          </table:table-cell>
          <table:table-cell office:value-type="string">
            <text:p>井口</text:p>
          </table:table-cell>
          <table:table-cell office:value-type="string">
            <text:p>玲央</text:p>
          </table:table-cell>
          <table:table-cell office:value-type="string">
            <text:p>いぐち</text:p>
          </table:table-cell>
          <table:table-cell office:value-type="string">
            <text:p>れお</text:p>
          </table:table-cell>
          <table:table-cell office:value-type="string">
            <text:p>井口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43-307-3642</text:p>
          </table:table-cell>
          <table:table-cell office:value-type="string">
            <text:p>高校1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95">
            <text:p>20000958595</text:p>
          </table:table-cell>
          <table:table-cell/>
          <table:table-cell office:value-type="string">
            <text:p>高橋</text:p>
          </table:table-cell>
          <table:table-cell office:value-type="string">
            <text:p>奏太</text:p>
          </table:table-cell>
          <table:table-cell office:value-type="string">
            <text:p>たかはし</text:p>
          </table:table-cell>
          <table:table-cell office:value-type="string">
            <text:p>そうた</text:p>
          </table:table-cell>
          <table:table-cell office:value-type="string">
            <text:p>高橋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90-4315-4293</text:p>
          </table:table-cell>
          <table:table-cell office:value-type="string">
            <text:p>年中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96">
            <text:p>20000958596</text:p>
          </table:table-cell>
          <table:table-cell/>
          <table:table-cell office:value-type="string">
            <text:p>黒崎</text:p>
          </table:table-cell>
          <table:table-cell office:value-type="string">
            <text:p>凛</text:p>
          </table:table-cell>
          <table:table-cell office:value-type="string">
            <text:p>くろさき</text:p>
          </table:table-cell>
          <table:table-cell office:value-type="string">
            <text:p>りん</text:p>
          </table:table-cell>
          <table:table-cell office:value-type="string">
            <text:p>黒崎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43-377-2518</text:p>
          </table:table-cell>
          <table:table-cell office:value-type="string">
            <text:p>年長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97">
            <text:p>20000958597</text:p>
          </table:table-cell>
          <table:table-cell/>
          <table:table-cell office:value-type="string">
            <text:p>中嶋</text:p>
          </table:table-cell>
          <table:table-cell office:value-type="string">
            <text:p>咲良</text:p>
          </table:table-cell>
          <table:table-cell office:value-type="string">
            <text:p>なかじま</text:p>
          </table:table-cell>
          <table:table-cell office:value-type="string">
            <text:p>さくら</text:p>
          </table:table-cell>
          <table:table-cell office:value-type="string">
            <text:p>中嶋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90-1685-5530</text:p>
          </table:table-cell>
          <table:table-cell office:value-type="string">
            <text:p>年長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98">
            <text:p>20000958598</text:p>
          </table:table-cell>
          <table:table-cell office:value-type="string">
            <text:p>newhouse@cb3.so-net.ne.jp</text:p>
          </table:table-cell>
          <table:table-cell office:value-type="string">
            <text:p>兵頭</text:p>
          </table:table-cell>
          <table:table-cell office:value-type="string">
            <text:p>加奈子</text:p>
          </table:table-cell>
          <table:table-cell office:value-type="string">
            <text:p>ひょうどう</text:p>
          </table:table-cell>
          <table:table-cell office:value-type="string">
            <text:p>かなこ</text:p>
          </table:table-cell>
          <table:table-cell office:value-type="string">
            <text:p>兵頭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43-400-8369</text:p>
          </table:table-cell>
          <table:table-cell office:value-type="string">
            <text:p>小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599">
            <text:p>20000958599</text:p>
          </table:table-cell>
          <table:table-cell office:value-type="string">
            <text:p>kao1982jp@gmail.com</text:p>
          </table:table-cell>
          <table:table-cell office:value-type="string">
            <text:p>高橋</text:p>
          </table:table-cell>
          <table:table-cell office:value-type="string">
            <text:p>凛</text:p>
          </table:table-cell>
          <table:table-cell office:value-type="string">
            <text:p>たかはし</text:p>
          </table:table-cell>
          <table:table-cell office:value-type="string">
            <text:p>りん</text:p>
          </table:table-cell>
          <table:table-cell office:value-type="string">
            <text:p>高橋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90-4315-4293</text:p>
          </table:table-cell>
          <table:table-cell office:value-type="string">
            <text:p>年中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600">
            <text:p>20000958600</text:p>
          </table:table-cell>
          <table:table-cell office:value-type="string">
            <text:p>sasagawa.makico@gmail.com</text:p>
          </table:table-cell>
          <table:table-cell office:value-type="string">
            <text:p>笹川</text:p>
          </table:table-cell>
          <table:table-cell office:value-type="string">
            <text:p>夏愛</text:p>
          </table:table-cell>
          <table:table-cell office:value-type="string">
            <text:p>ささがわ</text:p>
          </table:table-cell>
          <table:table-cell office:value-type="string">
            <text:p>なつめ</text:p>
          </table:table-cell>
          <table:table-cell office:value-type="string">
            <text:p>笹川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90-9159-8349</text:p>
          </table:table-cell>
          <table:table-cell office:value-type="string">
            <text:p>小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601">
            <text:p>20000958601</text:p>
          </table:table-cell>
          <table:table-cell office:value-type="string">
            <text:p>vvvai1133vvv@gmail.com</text:p>
          </table:table-cell>
          <table:table-cell office:value-type="string">
            <text:p>渡邊</text:p>
          </table:table-cell>
          <table:table-cell office:value-type="string">
            <text:p>花衣</text:p>
          </table:table-cell>
          <table:table-cell office:value-type="string">
            <text:p>わたなべ</text:p>
          </table:table-cell>
          <table:table-cell office:value-type="string">
            <text:p>かえ</text:p>
          </table:table-cell>
          <table:table-cell office:value-type="string">
            <text:p>渡邊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80-4717-1133</text:p>
          </table:table-cell>
          <table:table-cell office:value-type="string">
            <text:p>小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602">
            <text:p>20000958602</text:p>
          </table:table-cell>
          <table:table-cell office:value-type="string">
            <text:p>daisy-cleo-you@hotmail.com</text:p>
          </table:table-cell>
          <table:table-cell office:value-type="string">
            <text:p>遠藤</text:p>
          </table:table-cell>
          <table:table-cell office:value-type="string">
            <text:p>悠真</text:p>
          </table:table-cell>
          <table:table-cell office:value-type="string">
            <text:p>えんどう</text:p>
          </table:table-cell>
          <table:table-cell office:value-type="string">
            <text:p>ゆうま</text:p>
          </table:table-cell>
          <table:table-cell office:value-type="string">
            <text:p>遠藤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80-1036-7671</text:p>
          </table:table-cell>
          <table:table-cell office:value-type="string">
            <text:p>小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603">
            <text:p>20000958603</text:p>
          </table:table-cell>
          <table:table-cell office:value-type="string">
            <text:p>exile71424@gmail.com</text:p>
          </table:table-cell>
          <table:table-cell office:value-type="string">
            <text:p>小林</text:p>
          </table:table-cell>
          <table:table-cell office:value-type="string">
            <text:p>蓮</text:p>
          </table:table-cell>
          <table:table-cell office:value-type="string">
            <text:p>こばやし</text:p>
          </table:table-cell>
          <table:table-cell office:value-type="string">
            <text:p>れん</text:p>
          </table:table-cell>
          <table:table-cell office:value-type="string">
            <text:p>小林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90-4825-4509</text:p>
          </table:table-cell>
          <table:table-cell office:value-type="string">
            <text:p>小学3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604">
            <text:p>20000958604</text:p>
          </table:table-cell>
          <table:table-cell office:value-type="string">
            <text:p>sakinee_x@i.softbank</text:p>
          </table:table-cell>
          <table:table-cell office:value-type="string">
            <text:p>寺本</text:p>
          </table:table-cell>
          <table:table-cell office:value-type="string">
            <text:p>颯</text:p>
          </table:table-cell>
          <table:table-cell office:value-type="string">
            <text:p>てらもと</text:p>
          </table:table-cell>
          <table:table-cell office:value-type="string">
            <text:p>そうた</text:p>
          </table:table-cell>
          <table:table-cell office:value-type="string">
            <text:p>寺本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90-6010-0729</text:p>
          </table:table-cell>
          <table:table-cell office:value-type="string">
            <text:p>小学3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605">
            <text:p>20000958605</text:p>
          </table:table-cell>
          <table:table-cell office:value-type="string">
            <text:p>take0424tomo-cha@kme.biglobe.ne.jo</text:p>
          </table:table-cell>
          <table:table-cell office:value-type="string">
            <text:p>塚本</text:p>
          </table:table-cell>
          <table:table-cell office:value-type="string">
            <text:p>貴子</text:p>
          </table:table-cell>
          <table:table-cell office:value-type="string">
            <text:p>つかもと</text:p>
          </table:table-cell>
          <table:table-cell office:value-type="string">
            <text:p>きこ</text:p>
          </table:table-cell>
          <table:table-cell office:value-type="string">
            <text:p>塚本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90-6953-0851</text:p>
          </table:table-cell>
          <table:table-cell office:value-type="string">
            <text:p>小学3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606">
            <text:p>20000958606</text:p>
          </table:table-cell>
          <table:table-cell office:value-type="string">
            <text:p>machako.11.11.11@gmail.com</text:p>
          </table:table-cell>
          <table:table-cell office:value-type="string">
            <text:p>松本</text:p>
          </table:table-cell>
          <table:table-cell office:value-type="string">
            <text:p>莉央</text:p>
          </table:table-cell>
          <table:table-cell office:value-type="string">
            <text:p>まつもと</text:p>
          </table:table-cell>
          <table:table-cell office:value-type="string">
            <text:p>りお</text:p>
          </table:table-cell>
          <table:table-cell office:value-type="string">
            <text:p>松本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90-2324-1534</text:p>
          </table:table-cell>
          <table:table-cell office:value-type="string">
            <text:p>小学3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607">
            <text:p>20000958607</text:p>
          </table:table-cell>
          <table:table-cell office:value-type="string">
            <text:p>kumaseasummer@gmail.com</text:p>
          </table:table-cell>
          <table:table-cell office:value-type="string">
            <text:p>森</text:p>
          </table:table-cell>
          <table:table-cell office:value-type="string">
            <text:p>夏葵</text:p>
          </table:table-cell>
          <table:table-cell office:value-type="string">
            <text:p>もり</text:p>
          </table:table-cell>
          <table:table-cell office:value-type="string">
            <text:p>なつき</text:p>
          </table:table-cell>
          <table:table-cell office:value-type="string">
            <text:p>森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43-279-3840</text:p>
          </table:table-cell>
          <table:table-cell office:value-type="string">
            <text:p>小学3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608">
            <text:p>20000958608</text:p>
          </table:table-cell>
          <table:table-cell/>
          <table:table-cell office:value-type="string">
            <text:p>川端</text:p>
          </table:table-cell>
          <table:table-cell office:value-type="string">
            <text:p>元博</text:p>
          </table:table-cell>
          <table:table-cell office:value-type="string">
            <text:p>かわばた</text:p>
          </table:table-cell>
          <table:table-cell office:value-type="string">
            <text:p>もとひろ</text:p>
          </table:table-cell>
          <table:table-cell office:value-type="string">
            <text:p>川端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43-277-0737</text:p>
          </table:table-cell>
          <table:table-cell office:value-type="string">
            <text:p>年長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609">
            <text:p>20000958609</text:p>
          </table:table-cell>
          <table:table-cell office:value-type="string">
            <text:p>masa-anjo@docomo.ne.jp</text:p>
          </table:table-cell>
          <table:table-cell office:value-type="string">
            <text:p>安生</text:p>
          </table:table-cell>
          <table:table-cell office:value-type="string">
            <text:p>陽音</text:p>
          </table:table-cell>
          <table:table-cell office:value-type="string">
            <text:p>あんじょう</text:p>
          </table:table-cell>
          <table:table-cell/>
          <table:table-cell office:value-type="string">
            <text:p>安生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43-279-4234</text:p>
          </table:table-cell>
          <table:table-cell office:value-type="string">
            <text:p>小学5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610">
            <text:p>20000958610</text:p>
          </table:table-cell>
          <table:table-cell office:value-type="string">
            <text:p>mai09054262717@gmail.com</text:p>
          </table:table-cell>
          <table:table-cell office:value-type="string">
            <text:p>山口</text:p>
          </table:table-cell>
          <table:table-cell office:value-type="string">
            <text:p>煌雅</text:p>
          </table:table-cell>
          <table:table-cell office:value-type="string">
            <text:p>やまぐち</text:p>
          </table:table-cell>
          <table:table-cell office:value-type="string">
            <text:p>こうが</text:p>
          </table:table-cell>
          <table:table-cell office:value-type="string">
            <text:p>山口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90-5426-2717</text:p>
          </table:table-cell>
          <table:table-cell office:value-type="string">
            <text:p>小学5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611">
            <text:p>20000958611</text:p>
          </table:table-cell>
          <table:table-cell office:value-type="string">
            <text:p>hitomisnk@icloud.com</text:p>
          </table:table-cell>
          <table:table-cell office:value-type="string">
            <text:p>遠藤</text:p>
          </table:table-cell>
          <table:table-cell office:value-type="string">
            <text:p>ななみ</text:p>
          </table:table-cell>
          <table:table-cell office:value-type="string">
            <text:p>えんどう</text:p>
          </table:table-cell>
          <table:table-cell office:value-type="string">
            <text:p>ななみ</text:p>
          </table:table-cell>
          <table:table-cell office:value-type="string">
            <text:p>遠藤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90-6924-7993</text:p>
          </table:table-cell>
          <table:table-cell office:value-type="string">
            <text:p>小学4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612">
            <text:p>20000958612</text:p>
          </table:table-cell>
          <table:table-cell office:value-type="string">
            <text:p>sasagawa.makico@gmail.com</text:p>
          </table:table-cell>
          <table:table-cell office:value-type="string">
            <text:p>笹川</text:p>
          </table:table-cell>
          <table:table-cell office:value-type="string">
            <text:p>穂乃果</text:p>
          </table:table-cell>
          <table:table-cell office:value-type="string">
            <text:p>ささがわ</text:p>
          </table:table-cell>
          <table:table-cell office:value-type="string">
            <text:p>ほのか</text:p>
          </table:table-cell>
          <table:table-cell office:value-type="string">
            <text:p>笹川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090-9159-8349</text:p>
          </table:table-cell>
          <table:table-cell office:value-type="string">
            <text:p>小学4年生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0958613">
            <text:p>20000958613</text:p>
          </table:table-cell>
          <table:table-cell office:value-type="string">
            <text:p>yamatin-010328@docomo.ne.jp</text:p>
          </table:table-cell>
          <table:table-cell office:value-type="string">
            <text:p>篠原</text:p>
          </table:table-cell>
          <table:table-cell office:value-type="string">
            <text:p>碧人</text:p>
          </table:table-cell>
          <table:table-cell office:value-type="string">
            <text:p>しのはら</text:p>
          </table:table-cell>
          <table:table-cell office:value-type="string">
            <text:p>あおと</text:p>
          </table:table-cell>
          <table:table-cell office:value-type="string">
            <text:p>篠原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043-277-8719</text:p>
          </table:table-cell>
          <table:table-cell office:value-type="string">
            <text:p>小学6年生</text:p>
          </table:table-cell>
          <table:table-cell table:number-columns-repeated="5"/>
        </table:table-row>
        <table:table-row table:style-name="ro1" table:number-rows-repeated="1048520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シリアル挿入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row table:style-name="ro2">
          <table:table-cell table:style-name="ce1" office:value-type="string">
            <text:p>id </text:p>
          </table:table-cell>
          <table:table-cell table:style-name="ce1" office:value-type="string">
            <text:p>created_at </text:p>
          </table:table-cell>
          <table:table-cell table:style-name="ce1" office:value-type="string">
            <text:p>updated_at </text:p>
          </table:table-cell>
          <table:table-cell table:style-name="ce1" office:value-type="string">
            <text:p>deleted_at </text:p>
          </table:table-cell>
          <table:table-cell table:style-name="ce1" office:value-type="string">
            <text:p>serial_student </text:p>
          </table:table-cell>
          <table:table-cell table:style-name="ce1" office:value-type="string">
            <text:p>email </text:p>
          </table:table-cell>
          <table:table-cell table:style-name="ce1" office:value-type="string">
            <text:p>name_sei </text:p>
          </table:table-cell>
          <table:table-cell table:style-name="ce1" office:value-type="string">
            <text:p>name_mei </text:p>
          </table:table-cell>
          <table:table-cell table:style-name="ce1" office:value-type="string">
            <text:p>name_sei_kana </text:p>
          </table:table-cell>
          <table:table-cell table:style-name="ce1" office:value-type="string">
            <text:p>name_mei_kana </text:p>
          </table:table-cell>
          <table:table-cell table:style-name="ce1" office:value-type="string">
            <text:p>protector </text:p>
          </table:table-cell>
          <table:table-cell table:style-name="ce1" office:value-type="string">
            <text:p>pass_for_protector </text:p>
          </table:table-cell>
          <table:table-cell table:style-name="ce1" office:value-type="string">
            <text:p>gender </text:p>
          </table:table-cell>
          <table:table-cell table:style-name="ce1" office:value-type="string">
            <text:p>birth_year </text:p>
          </table:table-cell>
          <table:table-cell table:style-name="ce1" office:value-type="string">
            <text:p>birth_month </text:p>
          </table:table-cell>
          <table:table-cell table:style-name="ce1" office:value-type="string">
            <text:p>birth_day </text:p>
          </table:table-cell>
          <table:table-cell table:style-name="ce1" office:value-type="string">
            <text:p>postal </text:p>
          </table:table-cell>
          <table:table-cell table:style-name="ce1" office:value-type="string">
            <text:p>address_region </text:p>
          </table:table-cell>
          <table:table-cell table:style-name="ce1" office:value-type="string">
            <text:p>address_locality </text:p>
          </table:table-cell>
          <table:table-cell table:style-name="ce1" office:value-type="string">
            <text:p>address_banti </text:p>
          </table:table-cell>
          <table:table-cell table:style-name="ce1" office:value-type="string">
            <text:p>phone </text:p>
          </table:table-cell>
          <table:table-cell table:style-name="ce1" office:value-type="string">
            <text:p>grade </text:p>
          </table:table-cell>
          <table:table-cell table:style-name="ce1" office:value-type="string">
            <text:p>elementary </text:p>
          </table:table-cell>
          <table:table-cell table:style-name="ce1" office:value-type="string">
            <text:p>junior_high </text:p>
          </table:table-cell>
          <table:table-cell table:style-name="ce1" office:value-type="string">
            <text:p>high_school </text:p>
          </table:table-cell>
          <table:table-cell table:style-name="ce1" office:value-type="string">
            <text:p>course </text:p>
          </table:table-cell>
          <table:table-cell table:style-name="ce1" office:value-type="string">
            <text:p>note </text:p>
          </table:table-cell>
        </table:table-row>
        <table:table-row table:style-name="ro1">
          <table:table-cell table:number-columns-repeated="4"/>
          <table:table-cell office:value-type="float" office:value="986724">
            <text:p>986724</text:p>
          </table:table-cell>
          <table:table-cell table:number-columns-repeated="15"/>
          <table:table-cell office:value-type="string">
            <text:p>043-377-1549</text:p>
          </table:table-cell>
          <table:table-cell office:value-type="string">
            <text:p>中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2]+1" office:value-type="float" office:value="986725">
            <text:p>986725</text:p>
          </table:table-cell>
          <table:table-cell table:number-columns-repeated="15"/>
          <table:table-cell office:value-type="string">
            <text:p>043-309-9813</text:p>
          </table:table-cell>
          <table:table-cell office:value-type="string">
            <text:p>中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3]+1" office:value-type="float" office:value="986726">
            <text:p>986726</text:p>
          </table:table-cell>
          <table:table-cell table:number-columns-repeated="15"/>
          <table:table-cell office:value-type="string">
            <text:p>043-375-2783</text:p>
          </table:table-cell>
          <table:table-cell office:value-type="string">
            <text:p>中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4]+1" office:value-type="float" office:value="986727">
            <text:p>986727</text:p>
          </table:table-cell>
          <table:table-cell table:number-columns-repeated="15"/>
          <table:table-cell office:value-type="string">
            <text:p>090-1779-9931</text:p>
          </table:table-cell>
          <table:table-cell office:value-type="string">
            <text:p>中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5]+1" office:value-type="float" office:value="986728">
            <text:p>986728</text:p>
          </table:table-cell>
          <table:table-cell table:number-columns-repeated="15"/>
          <table:table-cell office:value-type="string">
            <text:p>090-1793-6468</text:p>
          </table:table-cell>
          <table:table-cell office:value-type="string">
            <text:p>中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6]+1" office:value-type="float" office:value="986729">
            <text:p>986729</text:p>
          </table:table-cell>
          <table:table-cell table:number-columns-repeated="15"/>
          <table:table-cell office:value-type="string">
            <text:p>0902234-6045</text:p>
          </table:table-cell>
          <table:table-cell office:value-type="string">
            <text:p>中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7]+1" office:value-type="float" office:value="986730">
            <text:p>986730</text:p>
          </table:table-cell>
          <table:table-cell table:number-columns-repeated="15"/>
          <table:table-cell office:value-type="string">
            <text:p>090-9394-9029</text:p>
          </table:table-cell>
          <table:table-cell office:value-type="string">
            <text:p>中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8]+1" office:value-type="float" office:value="986731">
            <text:p>986731</text:p>
          </table:table-cell>
          <table:table-cell table:number-columns-repeated="15"/>
          <table:table-cell office:value-type="string">
            <text:p>043-441-4164</text:p>
          </table:table-cell>
          <table:table-cell office:value-type="string">
            <text:p>中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9]+1" office:value-type="float" office:value="986732">
            <text:p>986732</text:p>
          </table:table-cell>
          <table:table-cell table:number-columns-repeated="15"/>
          <table:table-cell office:value-type="string">
            <text:p>090-6924-7993</text:p>
          </table:table-cell>
          <table:table-cell office:value-type="string">
            <text:p>中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10]+1" office:value-type="float" office:value="986733">
            <text:p>986733</text:p>
          </table:table-cell>
          <table:table-cell table:number-columns-repeated="15"/>
          <table:table-cell office:value-type="string">
            <text:p>080-2333-0084</text:p>
          </table:table-cell>
          <table:table-cell office:value-type="string">
            <text:p>中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11]+1" office:value-type="float" office:value="986734">
            <text:p>986734</text:p>
          </table:table-cell>
          <table:table-cell table:number-columns-repeated="15"/>
          <table:table-cell office:value-type="string">
            <text:p>043-278-5608</text:p>
          </table:table-cell>
          <table:table-cell office:value-type="string">
            <text:p>小学6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12]+1" office:value-type="float" office:value="986735">
            <text:p>986735</text:p>
          </table:table-cell>
          <table:table-cell table:number-columns-repeated="15"/>
          <table:table-cell office:value-type="string">
            <text:p>043-307-8551</text:p>
          </table:table-cell>
          <table:table-cell office:value-type="string">
            <text:p>小学6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13]+1" office:value-type="float" office:value="986736">
            <text:p>986736</text:p>
          </table:table-cell>
          <table:table-cell table:number-columns-repeated="15"/>
          <table:table-cell office:value-type="string">
            <text:p>090-9016-4559</text:p>
          </table:table-cell>
          <table:table-cell office:value-type="string">
            <text:p>小学6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14]+1" office:value-type="float" office:value="986737">
            <text:p>986737</text:p>
          </table:table-cell>
          <table:table-cell table:number-columns-repeated="15"/>
          <table:table-cell office:value-type="string">
            <text:p>080-4159-9792</text:p>
          </table:table-cell>
          <table:table-cell office:value-type="string">
            <text:p>小学5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15]+1" office:value-type="float" office:value="986738">
            <text:p>986738</text:p>
          </table:table-cell>
          <table:table-cell table:number-columns-repeated="15"/>
          <table:table-cell office:value-type="string">
            <text:p>043-277-0737</text:p>
          </table:table-cell>
          <table:table-cell office:value-type="string">
            <text:p>小学5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16]+1" office:value-type="float" office:value="986739">
            <text:p>986739</text:p>
          </table:table-cell>
          <table:table-cell table:number-columns-repeated="15"/>
          <table:table-cell office:value-type="string">
            <text:p>080-3019-0137</text:p>
          </table:table-cell>
          <table:table-cell office:value-type="string">
            <text:p>小学4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17]+1" office:value-type="float" office:value="986740">
            <text:p>986740</text:p>
          </table:table-cell>
          <table:table-cell table:number-columns-repeated="15"/>
          <table:table-cell office:value-type="string">
            <text:p>090-2743-5569</text:p>
          </table:table-cell>
          <table:table-cell office:value-type="string">
            <text:p>小学4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18]+1" office:value-type="float" office:value="986741">
            <text:p>986741</text:p>
          </table:table-cell>
          <table:table-cell table:number-columns-repeated="15"/>
          <table:table-cell office:value-type="string">
            <text:p>043-277-2459</text:p>
          </table:table-cell>
          <table:table-cell office:value-type="string">
            <text:p>中学3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19]+1" office:value-type="float" office:value="986742">
            <text:p>986742</text:p>
          </table:table-cell>
          <table:table-cell table:number-columns-repeated="15"/>
          <table:table-cell office:value-type="string">
            <text:p>043-278-9781</text:p>
          </table:table-cell>
          <table:table-cell office:value-type="string">
            <text:p>中学3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20]+1" office:value-type="float" office:value="986743">
            <text:p>986743</text:p>
          </table:table-cell>
          <table:table-cell table:number-columns-repeated="15"/>
          <table:table-cell office:value-type="string">
            <text:p>043-371-5818</text:p>
          </table:table-cell>
          <table:table-cell office:value-type="string">
            <text:p>中学3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21]+1" office:value-type="float" office:value="986744">
            <text:p>986744</text:p>
          </table:table-cell>
          <table:table-cell table:number-columns-repeated="15"/>
          <table:table-cell office:value-type="string">
            <text:p>043-277-3958</text:p>
          </table:table-cell>
          <table:table-cell office:value-type="string">
            <text:p>中学3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22]+1" office:value-type="float" office:value="986745">
            <text:p>986745</text:p>
          </table:table-cell>
          <table:table-cell table:number-columns-repeated="15"/>
          <table:table-cell office:value-type="string">
            <text:p>043-277-3958</text:p>
          </table:table-cell>
          <table:table-cell office:value-type="string">
            <text:p>中学3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23]+1" office:value-type="float" office:value="986746">
            <text:p>986746</text:p>
          </table:table-cell>
          <table:table-cell table:number-columns-repeated="15"/>
          <table:table-cell office:value-type="string">
            <text:p>043-278-2818</text:p>
          </table:table-cell>
          <table:table-cell office:value-type="string">
            <text:p>中学3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24]+1" office:value-type="float" office:value="986747">
            <text:p>986747</text:p>
          </table:table-cell>
          <table:table-cell table:number-columns-repeated="15"/>
          <table:table-cell office:value-type="string">
            <text:p>043-356-4940</text:p>
          </table:table-cell>
          <table:table-cell office:value-type="string">
            <text:p>中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25]+1" office:value-type="float" office:value="986748">
            <text:p>986748</text:p>
          </table:table-cell>
          <table:table-cell table:number-columns-repeated="15"/>
          <table:table-cell office:value-type="string">
            <text:p>080-6689-6123</text:p>
          </table:table-cell>
          <table:table-cell office:value-type="string">
            <text:p>中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26]+1" office:value-type="float" office:value="986749">
            <text:p>986749</text:p>
          </table:table-cell>
          <table:table-cell table:number-columns-repeated="15"/>
          <table:table-cell office:value-type="string">
            <text:p>043-277-1156</text:p>
          </table:table-cell>
          <table:table-cell office:value-type="string">
            <text:p>中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27]+1" office:value-type="float" office:value="986750">
            <text:p>986750</text:p>
          </table:table-cell>
          <table:table-cell table:number-columns-repeated="15"/>
          <table:table-cell office:value-type="string">
            <text:p>090-6130-0740</text:p>
          </table:table-cell>
          <table:table-cell office:value-type="string">
            <text:p>中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28]+1" office:value-type="float" office:value="986751">
            <text:p>986751</text:p>
          </table:table-cell>
          <table:table-cell table:number-columns-repeated="15"/>
          <table:table-cell office:value-type="string">
            <text:p>043-376-7425</text:p>
          </table:table-cell>
          <table:table-cell office:value-type="string">
            <text:p>中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29]+1" office:value-type="float" office:value="986752">
            <text:p>986752</text:p>
          </table:table-cell>
          <table:table-cell table:number-columns-repeated="15"/>
          <table:table-cell office:value-type="string">
            <text:p>043-307-3642</text:p>
          </table:table-cell>
          <table:table-cell office:value-type="string">
            <text:p>中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30]+1" office:value-type="float" office:value="986753">
            <text:p>986753</text:p>
          </table:table-cell>
          <table:table-cell table:number-columns-repeated="15"/>
          <table:table-cell office:value-type="string">
            <text:p>043-279-7885</text:p>
          </table:table-cell>
          <table:table-cell office:value-type="string">
            <text:p>中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31]+1" office:value-type="float" office:value="986754">
            <text:p>986754</text:p>
          </table:table-cell>
          <table:table-cell table:number-columns-repeated="15"/>
          <table:table-cell office:value-type="string">
            <text:p>070-5024-4266</text:p>
          </table:table-cell>
          <table:table-cell office:value-type="string">
            <text:p>中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32]+1" office:value-type="float" office:value="986755">
            <text:p>986755</text:p>
          </table:table-cell>
          <table:table-cell table:number-columns-repeated="15"/>
          <table:table-cell office:value-type="string">
            <text:p>090-9857-4280</text:p>
          </table:table-cell>
          <table:table-cell office:value-type="string">
            <text:p>中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33]+1" office:value-type="float" office:value="986756">
            <text:p>986756</text:p>
          </table:table-cell>
          <table:table-cell table:number-columns-repeated="15"/>
          <table:table-cell office:value-type="string">
            <text:p>043-278-8845</text:p>
          </table:table-cell>
          <table:table-cell office:value-type="string">
            <text:p>中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34]+1" office:value-type="float" office:value="986757">
            <text:p>986757</text:p>
          </table:table-cell>
          <table:table-cell table:number-columns-repeated="15"/>
          <table:table-cell office:value-type="string">
            <text:p>043-277-0737</text:p>
          </table:table-cell>
          <table:table-cell office:value-type="string">
            <text:p>中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35]+1" office:value-type="float" office:value="986758">
            <text:p>986758</text:p>
          </table:table-cell>
          <table:table-cell table:number-columns-repeated="15"/>
          <table:table-cell office:value-type="string">
            <text:p>043-307-3642</text:p>
          </table:table-cell>
          <table:table-cell office:value-type="string">
            <text:p>高校1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36]+1" office:value-type="float" office:value="986759">
            <text:p>986759</text:p>
          </table:table-cell>
          <table:table-cell table:number-columns-repeated="15"/>
          <table:table-cell office:value-type="string">
            <text:p>090-4315-4293</text:p>
          </table:table-cell>
          <table:table-cell office:value-type="string">
            <text:p>年中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37]+1" office:value-type="float" office:value="986760">
            <text:p>986760</text:p>
          </table:table-cell>
          <table:table-cell table:number-columns-repeated="15"/>
          <table:table-cell office:value-type="string">
            <text:p>043-377-2518</text:p>
          </table:table-cell>
          <table:table-cell office:value-type="string">
            <text:p>年長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38]+1" office:value-type="float" office:value="986761">
            <text:p>986761</text:p>
          </table:table-cell>
          <table:table-cell table:number-columns-repeated="15"/>
          <table:table-cell office:value-type="string">
            <text:p>090-1685-5530</text:p>
          </table:table-cell>
          <table:table-cell office:value-type="string">
            <text:p>年長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39]+1" office:value-type="float" office:value="986762">
            <text:p>986762</text:p>
          </table:table-cell>
          <table:table-cell table:number-columns-repeated="15"/>
          <table:table-cell office:value-type="string">
            <text:p>043-400-8369</text:p>
          </table:table-cell>
          <table:table-cell office:value-type="string">
            <text:p>小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40]+1" office:value-type="float" office:value="986763">
            <text:p>986763</text:p>
          </table:table-cell>
          <table:table-cell table:number-columns-repeated="15"/>
          <table:table-cell office:value-type="string">
            <text:p>090-4315-4293</text:p>
          </table:table-cell>
          <table:table-cell office:value-type="string">
            <text:p>年中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41]+1" office:value-type="float" office:value="986764">
            <text:p>986764</text:p>
          </table:table-cell>
          <table:table-cell table:number-columns-repeated="15"/>
          <table:table-cell office:value-type="string">
            <text:p>090-9159-8349</text:p>
          </table:table-cell>
          <table:table-cell office:value-type="string">
            <text:p>小学1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42]+1" office:value-type="float" office:value="986765">
            <text:p>986765</text:p>
          </table:table-cell>
          <table:table-cell table:number-columns-repeated="15"/>
          <table:table-cell office:value-type="string">
            <text:p>080-4717-1133</text:p>
          </table:table-cell>
          <table:table-cell office:value-type="string">
            <text:p>小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43]+1" office:value-type="float" office:value="986766">
            <text:p>986766</text:p>
          </table:table-cell>
          <table:table-cell table:number-columns-repeated="15"/>
          <table:table-cell office:value-type="string">
            <text:p>080-1036-7671</text:p>
          </table:table-cell>
          <table:table-cell office:value-type="string">
            <text:p>小学2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44]+1" office:value-type="float" office:value="986767">
            <text:p>986767</text:p>
          </table:table-cell>
          <table:table-cell table:number-columns-repeated="15"/>
          <table:table-cell office:value-type="string">
            <text:p>090-4825-4509</text:p>
          </table:table-cell>
          <table:table-cell office:value-type="string">
            <text:p>小学3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45]+1" office:value-type="float" office:value="986768">
            <text:p>986768</text:p>
          </table:table-cell>
          <table:table-cell table:number-columns-repeated="15"/>
          <table:table-cell office:value-type="string">
            <text:p>090-6010-0729</text:p>
          </table:table-cell>
          <table:table-cell office:value-type="string">
            <text:p>小学3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46]+1" office:value-type="float" office:value="986769">
            <text:p>986769</text:p>
          </table:table-cell>
          <table:table-cell table:number-columns-repeated="15"/>
          <table:table-cell office:value-type="string">
            <text:p>090-6953-0851</text:p>
          </table:table-cell>
          <table:table-cell office:value-type="string">
            <text:p>小学3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47]+1" office:value-type="float" office:value="986770">
            <text:p>986770</text:p>
          </table:table-cell>
          <table:table-cell table:number-columns-repeated="15"/>
          <table:table-cell office:value-type="string">
            <text:p>090-2324-1534</text:p>
          </table:table-cell>
          <table:table-cell office:value-type="string">
            <text:p>小学3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48]+1" office:value-type="float" office:value="986771">
            <text:p>986771</text:p>
          </table:table-cell>
          <table:table-cell table:number-columns-repeated="15"/>
          <table:table-cell office:value-type="string">
            <text:p>043-279-3840</text:p>
          </table:table-cell>
          <table:table-cell office:value-type="string">
            <text:p>小学3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49]+1" office:value-type="float" office:value="986772">
            <text:p>986772</text:p>
          </table:table-cell>
          <table:table-cell table:number-columns-repeated="15"/>
          <table:table-cell office:value-type="string">
            <text:p>043-277-0737</text:p>
          </table:table-cell>
          <table:table-cell office:value-type="string">
            <text:p>年長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50]+1" office:value-type="float" office:value="986773">
            <text:p>986773</text:p>
          </table:table-cell>
          <table:table-cell table:number-columns-repeated="15"/>
          <table:table-cell office:value-type="string">
            <text:p>043-279-4234</text:p>
          </table:table-cell>
          <table:table-cell office:value-type="string">
            <text:p>小学5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51]+1" office:value-type="float" office:value="986774">
            <text:p>986774</text:p>
          </table:table-cell>
          <table:table-cell table:number-columns-repeated="15"/>
          <table:table-cell office:value-type="string">
            <text:p>090-5426-2717</text:p>
          </table:table-cell>
          <table:table-cell office:value-type="string">
            <text:p>小学5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52]+1" office:value-type="float" office:value="986775">
            <text:p>986775</text:p>
          </table:table-cell>
          <table:table-cell table:number-columns-repeated="15"/>
          <table:table-cell office:value-type="string">
            <text:p>090-6924-7993</text:p>
          </table:table-cell>
          <table:table-cell office:value-type="string">
            <text:p>小学4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53]+1" office:value-type="float" office:value="986776">
            <text:p>986776</text:p>
          </table:table-cell>
          <table:table-cell table:number-columns-repeated="15"/>
          <table:table-cell office:value-type="string">
            <text:p>090-9159-8349</text:p>
          </table:table-cell>
          <table:table-cell office:value-type="string">
            <text:p>小学4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54]+1" office:value-type="float" office:value="986777">
            <text:p>986777</text:p>
          </table:table-cell>
          <table:table-cell table:number-columns-repeated="15"/>
          <table:table-cell office:value-type="string">
            <text:p>043-277-8719</text:p>
          </table:table-cell>
          <table:table-cell office:value-type="string">
            <text:p>小学6年生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55]+1" office:value-type="float" office:value="986778">
            <text:p>98677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6]+1" office:value-type="float" office:value="986779">
            <text:p>98677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7]+1" office:value-type="float" office:value="986780">
            <text:p>98678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8]+1" office:value-type="float" office:value="986781">
            <text:p>98678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9]+1" office:value-type="float" office:value="986782">
            <text:p>98678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0]+1" office:value-type="float" office:value="986783">
            <text:p>98678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1]+1" office:value-type="float" office:value="986784">
            <text:p>98678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2]+1" office:value-type="float" office:value="986785">
            <text:p>98678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3]+1" office:value-type="float" office:value="986786">
            <text:p>98678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4]+1" office:value-type="float" office:value="986787">
            <text:p>98678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5]+1" office:value-type="float" office:value="986788">
            <text:p>98678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6]+1" office:value-type="float" office:value="986789">
            <text:p>98678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7]+1" office:value-type="float" office:value="986790">
            <text:p>98679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8]+1" office:value-type="float" office:value="986791">
            <text:p>98679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9]+1" office:value-type="float" office:value="986792">
            <text:p>98679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0]+1" office:value-type="float" office:value="986793">
            <text:p>98679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1]+1" office:value-type="float" office:value="986794">
            <text:p>98679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2]+1" office:value-type="float" office:value="986795">
            <text:p>98679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3]+1" office:value-type="float" office:value="986796">
            <text:p>98679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4]+1" office:value-type="float" office:value="986797">
            <text:p>98679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5]+1" office:value-type="float" office:value="986798">
            <text:p>98679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6]+1" office:value-type="float" office:value="986799">
            <text:p>98679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7]+1" office:value-type="float" office:value="986800">
            <text:p>98680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8]+1" office:value-type="float" office:value="986801">
            <text:p>98680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9]+1" office:value-type="float" office:value="986802">
            <text:p>98680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0]+1" office:value-type="float" office:value="986803">
            <text:p>98680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1]+1" office:value-type="float" office:value="986804">
            <text:p>98680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2]+1" office:value-type="float" office:value="986805">
            <text:p>98680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3]+1" office:value-type="float" office:value="986806">
            <text:p>98680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4]+1" office:value-type="float" office:value="986807">
            <text:p>98680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5]+1" office:value-type="float" office:value="986808">
            <text:p>98680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6]+1" office:value-type="float" office:value="986809">
            <text:p>98680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7]+1" office:value-type="float" office:value="986810">
            <text:p>98681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8]+1" office:value-type="float" office:value="986811">
            <text:p>98681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9]+1" office:value-type="float" office:value="986812">
            <text:p>98681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0]+1" office:value-type="float" office:value="986813">
            <text:p>98681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1]+1" office:value-type="float" office:value="986814">
            <text:p>98681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2]+1" office:value-type="float" office:value="986815">
            <text:p>98681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3]+1" office:value-type="float" office:value="986816">
            <text:p>98681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4]+1" office:value-type="float" office:value="986817">
            <text:p>98681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5]+1" office:value-type="float" office:value="986818">
            <text:p>98681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6]+1" office:value-type="float" office:value="986819">
            <text:p>98681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7]+1" office:value-type="float" office:value="986820">
            <text:p>98682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8]+1" office:value-type="float" office:value="986821">
            <text:p>98682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9]+1" office:value-type="float" office:value="986822">
            <text:p>98682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00]+1" office:value-type="float" office:value="986823">
            <text:p>98682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01]+1" office:value-type="float" office:value="986824">
            <text:p>98682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02]+1" office:value-type="float" office:value="986825">
            <text:p>98682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03]+1" office:value-type="float" office:value="986826">
            <text:p>98682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04]+1" office:value-type="float" office:value="986827">
            <text:p>98682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05]+1" office:value-type="float" office:value="986828">
            <text:p>98682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06]+1" office:value-type="float" office:value="986829">
            <text:p>98682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07]+1" office:value-type="float" office:value="986830">
            <text:p>98683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08]+1" office:value-type="float" office:value="986831">
            <text:p>98683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09]+1" office:value-type="float" office:value="986832">
            <text:p>98683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10]+1" office:value-type="float" office:value="986833">
            <text:p>98683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11]+1" office:value-type="float" office:value="986834">
            <text:p>98683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12]+1" office:value-type="float" office:value="986835">
            <text:p>98683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13]+1" office:value-type="float" office:value="986836">
            <text:p>98683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14]+1" office:value-type="float" office:value="986837">
            <text:p>98683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15]+1" office:value-type="float" office:value="986838">
            <text:p>98683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16]+1" office:value-type="float" office:value="986839">
            <text:p>98683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17]+1" office:value-type="float" office:value="986840">
            <text:p>98684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18]+1" office:value-type="float" office:value="986841">
            <text:p>98684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19]+1" office:value-type="float" office:value="986842">
            <text:p>98684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20]+1" office:value-type="float" office:value="986843">
            <text:p>98684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21]+1" office:value-type="float" office:value="986844">
            <text:p>98684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22]+1" office:value-type="float" office:value="986845">
            <text:p>98684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23]+1" office:value-type="float" office:value="986846">
            <text:p>98684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24]+1" office:value-type="float" office:value="986847">
            <text:p>98684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25]+1" office:value-type="float" office:value="986848">
            <text:p>98684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26]+1" office:value-type="float" office:value="986849">
            <text:p>98684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27]+1" office:value-type="float" office:value="986850">
            <text:p>98685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28]+1" office:value-type="float" office:value="986851">
            <text:p>98685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29]+1" office:value-type="float" office:value="986852">
            <text:p>98685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30]+1" office:value-type="float" office:value="986853">
            <text:p>98685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31]+1" office:value-type="float" office:value="986854">
            <text:p>98685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32]+1" office:value-type="float" office:value="986855">
            <text:p>98685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33]+1" office:value-type="float" office:value="986856">
            <text:p>98685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34]+1" office:value-type="float" office:value="986857">
            <text:p>98685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35]+1" office:value-type="float" office:value="986858">
            <text:p>98685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36]+1" office:value-type="float" office:value="986859">
            <text:p>98685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37]+1" office:value-type="float" office:value="986860">
            <text:p>98686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38]+1" office:value-type="float" office:value="986861">
            <text:p>98686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39]+1" office:value-type="float" office:value="986862">
            <text:p>98686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40]+1" office:value-type="float" office:value="986863">
            <text:p>98686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41]+1" office:value-type="float" office:value="986864">
            <text:p>98686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42]+1" office:value-type="float" office:value="986865">
            <text:p>98686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43]+1" office:value-type="float" office:value="986866">
            <text:p>98686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44]+1" office:value-type="float" office:value="986867">
            <text:p>98686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45]+1" office:value-type="float" office:value="986868">
            <text:p>98686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46]+1" office:value-type="float" office:value="986869">
            <text:p>98686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47]+1" office:value-type="float" office:value="986870">
            <text:p>98687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48]+1" office:value-type="float" office:value="986871">
            <text:p>98687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49]+1" office:value-type="float" office:value="986872">
            <text:p>98687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50]+1" office:value-type="float" office:value="986873">
            <text:p>98687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51]+1" office:value-type="float" office:value="986874">
            <text:p>98687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52]+1" office:value-type="float" office:value="986875">
            <text:p>98687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53]+1" office:value-type="float" office:value="986876">
            <text:p>98687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54]+1" office:value-type="float" office:value="986877">
            <text:p>98687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55]+1" office:value-type="float" office:value="986878">
            <text:p>98687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56]+1" office:value-type="float" office:value="986879">
            <text:p>98687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57]+1" office:value-type="float" office:value="986880">
            <text:p>98688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58]+1" office:value-type="float" office:value="986881">
            <text:p>98688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59]+1" office:value-type="float" office:value="986882">
            <text:p>98688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60]+1" office:value-type="float" office:value="986883">
            <text:p>98688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61]+1" office:value-type="float" office:value="986884">
            <text:p>98688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62]+1" office:value-type="float" office:value="986885">
            <text:p>98688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63]+1" office:value-type="float" office:value="986886">
            <text:p>98688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64]+1" office:value-type="float" office:value="986887">
            <text:p>98688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65]+1" office:value-type="float" office:value="986888">
            <text:p>98688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66]+1" office:value-type="float" office:value="986889">
            <text:p>98688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67]+1" office:value-type="float" office:value="986890">
            <text:p>98689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68]+1" office:value-type="float" office:value="986891">
            <text:p>98689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69]+1" office:value-type="float" office:value="986892">
            <text:p>98689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70]+1" office:value-type="float" office:value="986893">
            <text:p>98689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71]+1" office:value-type="float" office:value="986894">
            <text:p>98689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72]+1" office:value-type="float" office:value="986895">
            <text:p>98689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73]+1" office:value-type="float" office:value="986896">
            <text:p>98689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74]+1" office:value-type="float" office:value="986897">
            <text:p>98689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75]+1" office:value-type="float" office:value="986898">
            <text:p>98689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76]+1" office:value-type="float" office:value="986899">
            <text:p>98689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77]+1" office:value-type="float" office:value="986900">
            <text:p>98690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78]+1" office:value-type="float" office:value="986901">
            <text:p>98690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79]+1" office:value-type="float" office:value="986902">
            <text:p>98690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80]+1" office:value-type="float" office:value="986903">
            <text:p>98690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81]+1" office:value-type="float" office:value="986904">
            <text:p>98690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82]+1" office:value-type="float" office:value="986905">
            <text:p>98690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83]+1" office:value-type="float" office:value="986906">
            <text:p>98690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84]+1" office:value-type="float" office:value="986907">
            <text:p>98690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85]+1" office:value-type="float" office:value="986908">
            <text:p>98690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86]+1" office:value-type="float" office:value="986909">
            <text:p>98690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87]+1" office:value-type="float" office:value="986910">
            <text:p>98691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88]+1" office:value-type="float" office:value="986911">
            <text:p>98691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89]+1" office:value-type="float" office:value="986912">
            <text:p>98691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90]+1" office:value-type="float" office:value="986913">
            <text:p>98691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91]+1" office:value-type="float" office:value="986914">
            <text:p>98691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92]+1" office:value-type="float" office:value="986915">
            <text:p>98691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93]+1" office:value-type="float" office:value="986916">
            <text:p>98691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94]+1" office:value-type="float" office:value="986917">
            <text:p>98691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95]+1" office:value-type="float" office:value="986918">
            <text:p>98691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96]+1" office:value-type="float" office:value="986919">
            <text:p>98691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97]+1" office:value-type="float" office:value="986920">
            <text:p>98692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98]+1" office:value-type="float" office:value="986921">
            <text:p>98692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199]+1" office:value-type="float" office:value="986922">
            <text:p>98692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00]+1" office:value-type="float" office:value="986923">
            <text:p>98692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01]+1" office:value-type="float" office:value="986924">
            <text:p>98692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02]+1" office:value-type="float" office:value="986925">
            <text:p>98692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03]+1" office:value-type="float" office:value="986926">
            <text:p>98692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04]+1" office:value-type="float" office:value="986927">
            <text:p>98692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05]+1" office:value-type="float" office:value="986928">
            <text:p>98692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06]+1" office:value-type="float" office:value="986929">
            <text:p>98692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07]+1" office:value-type="float" office:value="986930">
            <text:p>98693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08]+1" office:value-type="float" office:value="986931">
            <text:p>98693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09]+1" office:value-type="float" office:value="986932">
            <text:p>98693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10]+1" office:value-type="float" office:value="986933">
            <text:p>98693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11]+1" office:value-type="float" office:value="986934">
            <text:p>98693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12]+1" office:value-type="float" office:value="986935">
            <text:p>98693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13]+1" office:value-type="float" office:value="986936">
            <text:p>98693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14]+1" office:value-type="float" office:value="986937">
            <text:p>98693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15]+1" office:value-type="float" office:value="986938">
            <text:p>98693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16]+1" office:value-type="float" office:value="986939">
            <text:p>98693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17]+1" office:value-type="float" office:value="986940">
            <text:p>98694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18]+1" office:value-type="float" office:value="986941">
            <text:p>98694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19]+1" office:value-type="float" office:value="986942">
            <text:p>98694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20]+1" office:value-type="float" office:value="986943">
            <text:p>98694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21]+1" office:value-type="float" office:value="986944">
            <text:p>98694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22]+1" office:value-type="float" office:value="986945">
            <text:p>98694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23]+1" office:value-type="float" office:value="986946">
            <text:p>98694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24]+1" office:value-type="float" office:value="986947">
            <text:p>98694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25]+1" office:value-type="float" office:value="986948">
            <text:p>98694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26]+1" office:value-type="float" office:value="986949">
            <text:p>98694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27]+1" office:value-type="float" office:value="986950">
            <text:p>98695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28]+1" office:value-type="float" office:value="986951">
            <text:p>98695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29]+1" office:value-type="float" office:value="986952">
            <text:p>98695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30]+1" office:value-type="float" office:value="986953">
            <text:p>98695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31]+1" office:value-type="float" office:value="986954">
            <text:p>98695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32]+1" office:value-type="float" office:value="986955">
            <text:p>98695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33]+1" office:value-type="float" office:value="986956">
            <text:p>98695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34]+1" office:value-type="float" office:value="986957">
            <text:p>98695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35]+1" office:value-type="float" office:value="986958">
            <text:p>98695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36]+1" office:value-type="float" office:value="986959">
            <text:p>98695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37]+1" office:value-type="float" office:value="986960">
            <text:p>98696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38]+1" office:value-type="float" office:value="986961">
            <text:p>98696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39]+1" office:value-type="float" office:value="986962">
            <text:p>98696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40]+1" office:value-type="float" office:value="986963">
            <text:p>98696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41]+1" office:value-type="float" office:value="986964">
            <text:p>98696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42]+1" office:value-type="float" office:value="986965">
            <text:p>98696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43]+1" office:value-type="float" office:value="986966">
            <text:p>98696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44]+1" office:value-type="float" office:value="986967">
            <text:p>98696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45]+1" office:value-type="float" office:value="986968">
            <text:p>98696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46]+1" office:value-type="float" office:value="986969">
            <text:p>98696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47]+1" office:value-type="float" office:value="986970">
            <text:p>98697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48]+1" office:value-type="float" office:value="986971">
            <text:p>98697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49]+1" office:value-type="float" office:value="986972">
            <text:p>98697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50]+1" office:value-type="float" office:value="986973">
            <text:p>98697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51]+1" office:value-type="float" office:value="986974">
            <text:p>98697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52]+1" office:value-type="float" office:value="986975">
            <text:p>98697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53]+1" office:value-type="float" office:value="986976">
            <text:p>98697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54]+1" office:value-type="float" office:value="986977">
            <text:p>98697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55]+1" office:value-type="float" office:value="986978">
            <text:p>98697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56]+1" office:value-type="float" office:value="986979">
            <text:p>98697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57]+1" office:value-type="float" office:value="986980">
            <text:p>98698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58]+1" office:value-type="float" office:value="986981">
            <text:p>98698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59]+1" office:value-type="float" office:value="986982">
            <text:p>98698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60]+1" office:value-type="float" office:value="986983">
            <text:p>98698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61]+1" office:value-type="float" office:value="986984">
            <text:p>98698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62]+1" office:value-type="float" office:value="986985">
            <text:p>98698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63]+1" office:value-type="float" office:value="986986">
            <text:p>98698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64]+1" office:value-type="float" office:value="986987">
            <text:p>98698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65]+1" office:value-type="float" office:value="986988">
            <text:p>98698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66]+1" office:value-type="float" office:value="986989">
            <text:p>98698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67]+1" office:value-type="float" office:value="986990">
            <text:p>98699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68]+1" office:value-type="float" office:value="986991">
            <text:p>98699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69]+1" office:value-type="float" office:value="986992">
            <text:p>98699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70]+1" office:value-type="float" office:value="986993">
            <text:p>98699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71]+1" office:value-type="float" office:value="986994">
            <text:p>98699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72]+1" office:value-type="float" office:value="986995">
            <text:p>98699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73]+1" office:value-type="float" office:value="986996">
            <text:p>98699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74]+1" office:value-type="float" office:value="986997">
            <text:p>98699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75]+1" office:value-type="float" office:value="986998">
            <text:p>98699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76]+1" office:value-type="float" office:value="986999">
            <text:p>98699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77]+1" office:value-type="float" office:value="987000">
            <text:p>98700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78]+1" office:value-type="float" office:value="987001">
            <text:p>98700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79]+1" office:value-type="float" office:value="987002">
            <text:p>98700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80]+1" office:value-type="float" office:value="987003">
            <text:p>98700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81]+1" office:value-type="float" office:value="987004">
            <text:p>98700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82]+1" office:value-type="float" office:value="987005">
            <text:p>98700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83]+1" office:value-type="float" office:value="987006">
            <text:p>98700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84]+1" office:value-type="float" office:value="987007">
            <text:p>98700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85]+1" office:value-type="float" office:value="987008">
            <text:p>98700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86]+1" office:value-type="float" office:value="987009">
            <text:p>98700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87]+1" office:value-type="float" office:value="987010">
            <text:p>98701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88]+1" office:value-type="float" office:value="987011">
            <text:p>98701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89]+1" office:value-type="float" office:value="987012">
            <text:p>98701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90]+1" office:value-type="float" office:value="987013">
            <text:p>98701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91]+1" office:value-type="float" office:value="987014">
            <text:p>98701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92]+1" office:value-type="float" office:value="987015">
            <text:p>98701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93]+1" office:value-type="float" office:value="987016">
            <text:p>98701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94]+1" office:value-type="float" office:value="987017">
            <text:p>98701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95]+1" office:value-type="float" office:value="987018">
            <text:p>98701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96]+1" office:value-type="float" office:value="987019">
            <text:p>98701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97]+1" office:value-type="float" office:value="987020">
            <text:p>98702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98]+1" office:value-type="float" office:value="987021">
            <text:p>98702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299]+1" office:value-type="float" office:value="987022">
            <text:p>98702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00]+1" office:value-type="float" office:value="987023">
            <text:p>98702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01]+1" office:value-type="float" office:value="987024">
            <text:p>98702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02]+1" office:value-type="float" office:value="987025">
            <text:p>98702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03]+1" office:value-type="float" office:value="987026">
            <text:p>98702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04]+1" office:value-type="float" office:value="987027">
            <text:p>98702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05]+1" office:value-type="float" office:value="987028">
            <text:p>98702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06]+1" office:value-type="float" office:value="987029">
            <text:p>98702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07]+1" office:value-type="float" office:value="987030">
            <text:p>98703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08]+1" office:value-type="float" office:value="987031">
            <text:p>98703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09]+1" office:value-type="float" office:value="987032">
            <text:p>98703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10]+1" office:value-type="float" office:value="987033">
            <text:p>98703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11]+1" office:value-type="float" office:value="987034">
            <text:p>98703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12]+1" office:value-type="float" office:value="987035">
            <text:p>98703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13]+1" office:value-type="float" office:value="987036">
            <text:p>98703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14]+1" office:value-type="float" office:value="987037">
            <text:p>98703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15]+1" office:value-type="float" office:value="987038">
            <text:p>98703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16]+1" office:value-type="float" office:value="987039">
            <text:p>98703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17]+1" office:value-type="float" office:value="987040">
            <text:p>98704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18]+1" office:value-type="float" office:value="987041">
            <text:p>98704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19]+1" office:value-type="float" office:value="987042">
            <text:p>98704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20]+1" office:value-type="float" office:value="987043">
            <text:p>98704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21]+1" office:value-type="float" office:value="987044">
            <text:p>98704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22]+1" office:value-type="float" office:value="987045">
            <text:p>98704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23]+1" office:value-type="float" office:value="987046">
            <text:p>98704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24]+1" office:value-type="float" office:value="987047">
            <text:p>98704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25]+1" office:value-type="float" office:value="987048">
            <text:p>98704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26]+1" office:value-type="float" office:value="987049">
            <text:p>98704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27]+1" office:value-type="float" office:value="987050">
            <text:p>98705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28]+1" office:value-type="float" office:value="987051">
            <text:p>98705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29]+1" office:value-type="float" office:value="987052">
            <text:p>98705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30]+1" office:value-type="float" office:value="987053">
            <text:p>98705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31]+1" office:value-type="float" office:value="987054">
            <text:p>98705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32]+1" office:value-type="float" office:value="987055">
            <text:p>98705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33]+1" office:value-type="float" office:value="987056">
            <text:p>98705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34]+1" office:value-type="float" office:value="987057">
            <text:p>98705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35]+1" office:value-type="float" office:value="987058">
            <text:p>98705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36]+1" office:value-type="float" office:value="987059">
            <text:p>98705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37]+1" office:value-type="float" office:value="987060">
            <text:p>98706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38]+1" office:value-type="float" office:value="987061">
            <text:p>98706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39]+1" office:value-type="float" office:value="987062">
            <text:p>98706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40]+1" office:value-type="float" office:value="987063">
            <text:p>98706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41]+1" office:value-type="float" office:value="987064">
            <text:p>98706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42]+1" office:value-type="float" office:value="987065">
            <text:p>98706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43]+1" office:value-type="float" office:value="987066">
            <text:p>98706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44]+1" office:value-type="float" office:value="987067">
            <text:p>98706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45]+1" office:value-type="float" office:value="987068">
            <text:p>98706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46]+1" office:value-type="float" office:value="987069">
            <text:p>98706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47]+1" office:value-type="float" office:value="987070">
            <text:p>98707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48]+1" office:value-type="float" office:value="987071">
            <text:p>98707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49]+1" office:value-type="float" office:value="987072">
            <text:p>98707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50]+1" office:value-type="float" office:value="987073">
            <text:p>98707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51]+1" office:value-type="float" office:value="987074">
            <text:p>98707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52]+1" office:value-type="float" office:value="987075">
            <text:p>98707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53]+1" office:value-type="float" office:value="987076">
            <text:p>98707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54]+1" office:value-type="float" office:value="987077">
            <text:p>98707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55]+1" office:value-type="float" office:value="987078">
            <text:p>98707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56]+1" office:value-type="float" office:value="987079">
            <text:p>98707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57]+1" office:value-type="float" office:value="987080">
            <text:p>98708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58]+1" office:value-type="float" office:value="987081">
            <text:p>98708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59]+1" office:value-type="float" office:value="987082">
            <text:p>98708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60]+1" office:value-type="float" office:value="987083">
            <text:p>98708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61]+1" office:value-type="float" office:value="987084">
            <text:p>98708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62]+1" office:value-type="float" office:value="987085">
            <text:p>98708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63]+1" office:value-type="float" office:value="987086">
            <text:p>98708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64]+1" office:value-type="float" office:value="987087">
            <text:p>98708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65]+1" office:value-type="float" office:value="987088">
            <text:p>98708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66]+1" office:value-type="float" office:value="987089">
            <text:p>98708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67]+1" office:value-type="float" office:value="987090">
            <text:p>98709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68]+1" office:value-type="float" office:value="987091">
            <text:p>98709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69]+1" office:value-type="float" office:value="987092">
            <text:p>98709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70]+1" office:value-type="float" office:value="987093">
            <text:p>98709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71]+1" office:value-type="float" office:value="987094">
            <text:p>98709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72]+1" office:value-type="float" office:value="987095">
            <text:p>98709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73]+1" office:value-type="float" office:value="987096">
            <text:p>98709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74]+1" office:value-type="float" office:value="987097">
            <text:p>98709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75]+1" office:value-type="float" office:value="987098">
            <text:p>98709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76]+1" office:value-type="float" office:value="987099">
            <text:p>98709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77]+1" office:value-type="float" office:value="987100">
            <text:p>98710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78]+1" office:value-type="float" office:value="987101">
            <text:p>98710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79]+1" office:value-type="float" office:value="987102">
            <text:p>98710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80]+1" office:value-type="float" office:value="987103">
            <text:p>98710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81]+1" office:value-type="float" office:value="987104">
            <text:p>98710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82]+1" office:value-type="float" office:value="987105">
            <text:p>98710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83]+1" office:value-type="float" office:value="987106">
            <text:p>98710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84]+1" office:value-type="float" office:value="987107">
            <text:p>98710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85]+1" office:value-type="float" office:value="987108">
            <text:p>98710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86]+1" office:value-type="float" office:value="987109">
            <text:p>98710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87]+1" office:value-type="float" office:value="987110">
            <text:p>98711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88]+1" office:value-type="float" office:value="987111">
            <text:p>98711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89]+1" office:value-type="float" office:value="987112">
            <text:p>98711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90]+1" office:value-type="float" office:value="987113">
            <text:p>98711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91]+1" office:value-type="float" office:value="987114">
            <text:p>98711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92]+1" office:value-type="float" office:value="987115">
            <text:p>98711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93]+1" office:value-type="float" office:value="987116">
            <text:p>98711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94]+1" office:value-type="float" office:value="987117">
            <text:p>98711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95]+1" office:value-type="float" office:value="987118">
            <text:p>98711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96]+1" office:value-type="float" office:value="987119">
            <text:p>98711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97]+1" office:value-type="float" office:value="987120">
            <text:p>98712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98]+1" office:value-type="float" office:value="987121">
            <text:p>98712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399]+1" office:value-type="float" office:value="987122">
            <text:p>98712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00]+1" office:value-type="float" office:value="987123">
            <text:p>98712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01]+1" office:value-type="float" office:value="987124">
            <text:p>98712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02]+1" office:value-type="float" office:value="987125">
            <text:p>98712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03]+1" office:value-type="float" office:value="987126">
            <text:p>98712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04]+1" office:value-type="float" office:value="987127">
            <text:p>98712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05]+1" office:value-type="float" office:value="987128">
            <text:p>98712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06]+1" office:value-type="float" office:value="987129">
            <text:p>98712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07]+1" office:value-type="float" office:value="987130">
            <text:p>98713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08]+1" office:value-type="float" office:value="987131">
            <text:p>98713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09]+1" office:value-type="float" office:value="987132">
            <text:p>98713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10]+1" office:value-type="float" office:value="987133">
            <text:p>98713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11]+1" office:value-type="float" office:value="987134">
            <text:p>98713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12]+1" office:value-type="float" office:value="987135">
            <text:p>98713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13]+1" office:value-type="float" office:value="987136">
            <text:p>98713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14]+1" office:value-type="float" office:value="987137">
            <text:p>98713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15]+1" office:value-type="float" office:value="987138">
            <text:p>98713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16]+1" office:value-type="float" office:value="987139">
            <text:p>98713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17]+1" office:value-type="float" office:value="987140">
            <text:p>98714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18]+1" office:value-type="float" office:value="987141">
            <text:p>98714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19]+1" office:value-type="float" office:value="987142">
            <text:p>98714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20]+1" office:value-type="float" office:value="987143">
            <text:p>98714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21]+1" office:value-type="float" office:value="987144">
            <text:p>98714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22]+1" office:value-type="float" office:value="987145">
            <text:p>98714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23]+1" office:value-type="float" office:value="987146">
            <text:p>98714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24]+1" office:value-type="float" office:value="987147">
            <text:p>98714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25]+1" office:value-type="float" office:value="987148">
            <text:p>98714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26]+1" office:value-type="float" office:value="987149">
            <text:p>98714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27]+1" office:value-type="float" office:value="987150">
            <text:p>98715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28]+1" office:value-type="float" office:value="987151">
            <text:p>98715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29]+1" office:value-type="float" office:value="987152">
            <text:p>98715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30]+1" office:value-type="float" office:value="987153">
            <text:p>98715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31]+1" office:value-type="float" office:value="987154">
            <text:p>98715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32]+1" office:value-type="float" office:value="987155">
            <text:p>98715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33]+1" office:value-type="float" office:value="987156">
            <text:p>98715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34]+1" office:value-type="float" office:value="987157">
            <text:p>98715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35]+1" office:value-type="float" office:value="987158">
            <text:p>98715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36]+1" office:value-type="float" office:value="987159">
            <text:p>98715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37]+1" office:value-type="float" office:value="987160">
            <text:p>98716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38]+1" office:value-type="float" office:value="987161">
            <text:p>98716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39]+1" office:value-type="float" office:value="987162">
            <text:p>98716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40]+1" office:value-type="float" office:value="987163">
            <text:p>98716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41]+1" office:value-type="float" office:value="987164">
            <text:p>98716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42]+1" office:value-type="float" office:value="987165">
            <text:p>98716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43]+1" office:value-type="float" office:value="987166">
            <text:p>98716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44]+1" office:value-type="float" office:value="987167">
            <text:p>98716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45]+1" office:value-type="float" office:value="987168">
            <text:p>98716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46]+1" office:value-type="float" office:value="987169">
            <text:p>98716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47]+1" office:value-type="float" office:value="987170">
            <text:p>98717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48]+1" office:value-type="float" office:value="987171">
            <text:p>98717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49]+1" office:value-type="float" office:value="987172">
            <text:p>98717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50]+1" office:value-type="float" office:value="987173">
            <text:p>98717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51]+1" office:value-type="float" office:value="987174">
            <text:p>98717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52]+1" office:value-type="float" office:value="987175">
            <text:p>98717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53]+1" office:value-type="float" office:value="987176">
            <text:p>98717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54]+1" office:value-type="float" office:value="987177">
            <text:p>98717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55]+1" office:value-type="float" office:value="987178">
            <text:p>98717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56]+1" office:value-type="float" office:value="987179">
            <text:p>98717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57]+1" office:value-type="float" office:value="987180">
            <text:p>98718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58]+1" office:value-type="float" office:value="987181">
            <text:p>98718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59]+1" office:value-type="float" office:value="987182">
            <text:p>98718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60]+1" office:value-type="float" office:value="987183">
            <text:p>98718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61]+1" office:value-type="float" office:value="987184">
            <text:p>98718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62]+1" office:value-type="float" office:value="987185">
            <text:p>98718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63]+1" office:value-type="float" office:value="987186">
            <text:p>98718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64]+1" office:value-type="float" office:value="987187">
            <text:p>98718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65]+1" office:value-type="float" office:value="987188">
            <text:p>98718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66]+1" office:value-type="float" office:value="987189">
            <text:p>98718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67]+1" office:value-type="float" office:value="987190">
            <text:p>98719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68]+1" office:value-type="float" office:value="987191">
            <text:p>98719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69]+1" office:value-type="float" office:value="987192">
            <text:p>98719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70]+1" office:value-type="float" office:value="987193">
            <text:p>98719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71]+1" office:value-type="float" office:value="987194">
            <text:p>98719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72]+1" office:value-type="float" office:value="987195">
            <text:p>98719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73]+1" office:value-type="float" office:value="987196">
            <text:p>98719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74]+1" office:value-type="float" office:value="987197">
            <text:p>98719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75]+1" office:value-type="float" office:value="987198">
            <text:p>98719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76]+1" office:value-type="float" office:value="987199">
            <text:p>98719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77]+1" office:value-type="float" office:value="987200">
            <text:p>98720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78]+1" office:value-type="float" office:value="987201">
            <text:p>98720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79]+1" office:value-type="float" office:value="987202">
            <text:p>98720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80]+1" office:value-type="float" office:value="987203">
            <text:p>98720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81]+1" office:value-type="float" office:value="987204">
            <text:p>98720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82]+1" office:value-type="float" office:value="987205">
            <text:p>98720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83]+1" office:value-type="float" office:value="987206">
            <text:p>98720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84]+1" office:value-type="float" office:value="987207">
            <text:p>98720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85]+1" office:value-type="float" office:value="987208">
            <text:p>98720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86]+1" office:value-type="float" office:value="987209">
            <text:p>98720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87]+1" office:value-type="float" office:value="987210">
            <text:p>98721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88]+1" office:value-type="float" office:value="987211">
            <text:p>98721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89]+1" office:value-type="float" office:value="987212">
            <text:p>98721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90]+1" office:value-type="float" office:value="987213">
            <text:p>98721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91]+1" office:value-type="float" office:value="987214">
            <text:p>98721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92]+1" office:value-type="float" office:value="987215">
            <text:p>98721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93]+1" office:value-type="float" office:value="987216">
            <text:p>98721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94]+1" office:value-type="float" office:value="987217">
            <text:p>98721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95]+1" office:value-type="float" office:value="987218">
            <text:p>98721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96]+1" office:value-type="float" office:value="987219">
            <text:p>98721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97]+1" office:value-type="float" office:value="987220">
            <text:p>98722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98]+1" office:value-type="float" office:value="987221">
            <text:p>98722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99]+1" office:value-type="float" office:value="987222">
            <text:p>98722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00]+1" office:value-type="float" office:value="987223">
            <text:p>98722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01]+1" office:value-type="float" office:value="987224">
            <text:p>98722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02]+1" office:value-type="float" office:value="987225">
            <text:p>98722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03]+1" office:value-type="float" office:value="987226">
            <text:p>98722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04]+1" office:value-type="float" office:value="987227">
            <text:p>98722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05]+1" office:value-type="float" office:value="987228">
            <text:p>98722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06]+1" office:value-type="float" office:value="987229">
            <text:p>98722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07]+1" office:value-type="float" office:value="987230">
            <text:p>98723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08]+1" office:value-type="float" office:value="987231">
            <text:p>98723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09]+1" office:value-type="float" office:value="987232">
            <text:p>98723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10]+1" office:value-type="float" office:value="987233">
            <text:p>98723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11]+1" office:value-type="float" office:value="987234">
            <text:p>98723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12]+1" office:value-type="float" office:value="987235">
            <text:p>98723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13]+1" office:value-type="float" office:value="987236">
            <text:p>98723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14]+1" office:value-type="float" office:value="987237">
            <text:p>98723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15]+1" office:value-type="float" office:value="987238">
            <text:p>98723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16]+1" office:value-type="float" office:value="987239">
            <text:p>98723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17]+1" office:value-type="float" office:value="987240">
            <text:p>98724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18]+1" office:value-type="float" office:value="987241">
            <text:p>98724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19]+1" office:value-type="float" office:value="987242">
            <text:p>98724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20]+1" office:value-type="float" office:value="987243">
            <text:p>98724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21]+1" office:value-type="float" office:value="987244">
            <text:p>98724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22]+1" office:value-type="float" office:value="987245">
            <text:p>98724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23]+1" office:value-type="float" office:value="987246">
            <text:p>98724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24]+1" office:value-type="float" office:value="987247">
            <text:p>98724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25]+1" office:value-type="float" office:value="987248">
            <text:p>98724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26]+1" office:value-type="float" office:value="987249">
            <text:p>98724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27]+1" office:value-type="float" office:value="987250">
            <text:p>98725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28]+1" office:value-type="float" office:value="987251">
            <text:p>98725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29]+1" office:value-type="float" office:value="987252">
            <text:p>98725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30]+1" office:value-type="float" office:value="987253">
            <text:p>98725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31]+1" office:value-type="float" office:value="987254">
            <text:p>98725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32]+1" office:value-type="float" office:value="987255">
            <text:p>98725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33]+1" office:value-type="float" office:value="987256">
            <text:p>98725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34]+1" office:value-type="float" office:value="987257">
            <text:p>98725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35]+1" office:value-type="float" office:value="987258">
            <text:p>98725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36]+1" office:value-type="float" office:value="987259">
            <text:p>98725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37]+1" office:value-type="float" office:value="987260">
            <text:p>98726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38]+1" office:value-type="float" office:value="987261">
            <text:p>98726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39]+1" office:value-type="float" office:value="987262">
            <text:p>98726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40]+1" office:value-type="float" office:value="987263">
            <text:p>98726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41]+1" office:value-type="float" office:value="987264">
            <text:p>98726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42]+1" office:value-type="float" office:value="987265">
            <text:p>98726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43]+1" office:value-type="float" office:value="987266">
            <text:p>98726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44]+1" office:value-type="float" office:value="987267">
            <text:p>98726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45]+1" office:value-type="float" office:value="987268">
            <text:p>98726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46]+1" office:value-type="float" office:value="987269">
            <text:p>98726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47]+1" office:value-type="float" office:value="987270">
            <text:p>98727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48]+1" office:value-type="float" office:value="987271">
            <text:p>98727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49]+1" office:value-type="float" office:value="987272">
            <text:p>98727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50]+1" office:value-type="float" office:value="987273">
            <text:p>98727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51]+1" office:value-type="float" office:value="987274">
            <text:p>98727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52]+1" office:value-type="float" office:value="987275">
            <text:p>98727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53]+1" office:value-type="float" office:value="987276">
            <text:p>98727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54]+1" office:value-type="float" office:value="987277">
            <text:p>98727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55]+1" office:value-type="float" office:value="987278">
            <text:p>98727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56]+1" office:value-type="float" office:value="987279">
            <text:p>98727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57]+1" office:value-type="float" office:value="987280">
            <text:p>98728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58]+1" office:value-type="float" office:value="987281">
            <text:p>98728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59]+1" office:value-type="float" office:value="987282">
            <text:p>98728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60]+1" office:value-type="float" office:value="987283">
            <text:p>98728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61]+1" office:value-type="float" office:value="987284">
            <text:p>98728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62]+1" office:value-type="float" office:value="987285">
            <text:p>98728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63]+1" office:value-type="float" office:value="987286">
            <text:p>98728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64]+1" office:value-type="float" office:value="987287">
            <text:p>98728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65]+1" office:value-type="float" office:value="987288">
            <text:p>98728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66]+1" office:value-type="float" office:value="987289">
            <text:p>98728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67]+1" office:value-type="float" office:value="987290">
            <text:p>98729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68]+1" office:value-type="float" office:value="987291">
            <text:p>98729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69]+1" office:value-type="float" office:value="987292">
            <text:p>98729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70]+1" office:value-type="float" office:value="987293">
            <text:p>98729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71]+1" office:value-type="float" office:value="987294">
            <text:p>98729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72]+1" office:value-type="float" office:value="987295">
            <text:p>98729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73]+1" office:value-type="float" office:value="987296">
            <text:p>98729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74]+1" office:value-type="float" office:value="987297">
            <text:p>98729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75]+1" office:value-type="float" office:value="987298">
            <text:p>98729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76]+1" office:value-type="float" office:value="987299">
            <text:p>98729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77]+1" office:value-type="float" office:value="987300">
            <text:p>98730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78]+1" office:value-type="float" office:value="987301">
            <text:p>98730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79]+1" office:value-type="float" office:value="987302">
            <text:p>98730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80]+1" office:value-type="float" office:value="987303">
            <text:p>98730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81]+1" office:value-type="float" office:value="987304">
            <text:p>98730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82]+1" office:value-type="float" office:value="987305">
            <text:p>98730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83]+1" office:value-type="float" office:value="987306">
            <text:p>98730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84]+1" office:value-type="float" office:value="987307">
            <text:p>98730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85]+1" office:value-type="float" office:value="987308">
            <text:p>98730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86]+1" office:value-type="float" office:value="987309">
            <text:p>98730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87]+1" office:value-type="float" office:value="987310">
            <text:p>98731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88]+1" office:value-type="float" office:value="987311">
            <text:p>98731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89]+1" office:value-type="float" office:value="987312">
            <text:p>98731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90]+1" office:value-type="float" office:value="987313">
            <text:p>98731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91]+1" office:value-type="float" office:value="987314">
            <text:p>98731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92]+1" office:value-type="float" office:value="987315">
            <text:p>98731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93]+1" office:value-type="float" office:value="987316">
            <text:p>98731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94]+1" office:value-type="float" office:value="987317">
            <text:p>98731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95]+1" office:value-type="float" office:value="987318">
            <text:p>98731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96]+1" office:value-type="float" office:value="987319">
            <text:p>98731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97]+1" office:value-type="float" office:value="987320">
            <text:p>98732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98]+1" office:value-type="float" office:value="987321">
            <text:p>98732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599]+1" office:value-type="float" office:value="987322">
            <text:p>98732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00]+1" office:value-type="float" office:value="987323">
            <text:p>98732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01]+1" office:value-type="float" office:value="987324">
            <text:p>98732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02]+1" office:value-type="float" office:value="987325">
            <text:p>98732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03]+1" office:value-type="float" office:value="987326">
            <text:p>98732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04]+1" office:value-type="float" office:value="987327">
            <text:p>98732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05]+1" office:value-type="float" office:value="987328">
            <text:p>98732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06]+1" office:value-type="float" office:value="987329">
            <text:p>98732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07]+1" office:value-type="float" office:value="987330">
            <text:p>98733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08]+1" office:value-type="float" office:value="987331">
            <text:p>98733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09]+1" office:value-type="float" office:value="987332">
            <text:p>98733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10]+1" office:value-type="float" office:value="987333">
            <text:p>98733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11]+1" office:value-type="float" office:value="987334">
            <text:p>98733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12]+1" office:value-type="float" office:value="987335">
            <text:p>98733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13]+1" office:value-type="float" office:value="987336">
            <text:p>98733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14]+1" office:value-type="float" office:value="987337">
            <text:p>98733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15]+1" office:value-type="float" office:value="987338">
            <text:p>98733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16]+1" office:value-type="float" office:value="987339">
            <text:p>98733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17]+1" office:value-type="float" office:value="987340">
            <text:p>98734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18]+1" office:value-type="float" office:value="987341">
            <text:p>98734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19]+1" office:value-type="float" office:value="987342">
            <text:p>98734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20]+1" office:value-type="float" office:value="987343">
            <text:p>98734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21]+1" office:value-type="float" office:value="987344">
            <text:p>98734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22]+1" office:value-type="float" office:value="987345">
            <text:p>98734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23]+1" office:value-type="float" office:value="987346">
            <text:p>98734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24]+1" office:value-type="float" office:value="987347">
            <text:p>98734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25]+1" office:value-type="float" office:value="987348">
            <text:p>98734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26]+1" office:value-type="float" office:value="987349">
            <text:p>98734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27]+1" office:value-type="float" office:value="987350">
            <text:p>98735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28]+1" office:value-type="float" office:value="987351">
            <text:p>98735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29]+1" office:value-type="float" office:value="987352">
            <text:p>98735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30]+1" office:value-type="float" office:value="987353">
            <text:p>98735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31]+1" office:value-type="float" office:value="987354">
            <text:p>98735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32]+1" office:value-type="float" office:value="987355">
            <text:p>98735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33]+1" office:value-type="float" office:value="987356">
            <text:p>98735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34]+1" office:value-type="float" office:value="987357">
            <text:p>98735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35]+1" office:value-type="float" office:value="987358">
            <text:p>98735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36]+1" office:value-type="float" office:value="987359">
            <text:p>98735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37]+1" office:value-type="float" office:value="987360">
            <text:p>98736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38]+1" office:value-type="float" office:value="987361">
            <text:p>98736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39]+1" office:value-type="float" office:value="987362">
            <text:p>98736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40]+1" office:value-type="float" office:value="987363">
            <text:p>98736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41]+1" office:value-type="float" office:value="987364">
            <text:p>98736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42]+1" office:value-type="float" office:value="987365">
            <text:p>98736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43]+1" office:value-type="float" office:value="987366">
            <text:p>98736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44]+1" office:value-type="float" office:value="987367">
            <text:p>98736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45]+1" office:value-type="float" office:value="987368">
            <text:p>98736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46]+1" office:value-type="float" office:value="987369">
            <text:p>98736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47]+1" office:value-type="float" office:value="987370">
            <text:p>98737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48]+1" office:value-type="float" office:value="987371">
            <text:p>98737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49]+1" office:value-type="float" office:value="987372">
            <text:p>98737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50]+1" office:value-type="float" office:value="987373">
            <text:p>98737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51]+1" office:value-type="float" office:value="987374">
            <text:p>98737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52]+1" office:value-type="float" office:value="987375">
            <text:p>98737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53]+1" office:value-type="float" office:value="987376">
            <text:p>98737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54]+1" office:value-type="float" office:value="987377">
            <text:p>98737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55]+1" office:value-type="float" office:value="987378">
            <text:p>98737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56]+1" office:value-type="float" office:value="987379">
            <text:p>98737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57]+1" office:value-type="float" office:value="987380">
            <text:p>98738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58]+1" office:value-type="float" office:value="987381">
            <text:p>98738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59]+1" office:value-type="float" office:value="987382">
            <text:p>98738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60]+1" office:value-type="float" office:value="987383">
            <text:p>98738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61]+1" office:value-type="float" office:value="987384">
            <text:p>98738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62]+1" office:value-type="float" office:value="987385">
            <text:p>98738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63]+1" office:value-type="float" office:value="987386">
            <text:p>98738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64]+1" office:value-type="float" office:value="987387">
            <text:p>98738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65]+1" office:value-type="float" office:value="987388">
            <text:p>98738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66]+1" office:value-type="float" office:value="987389">
            <text:p>98738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67]+1" office:value-type="float" office:value="987390">
            <text:p>98739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68]+1" office:value-type="float" office:value="987391">
            <text:p>98739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69]+1" office:value-type="float" office:value="987392">
            <text:p>98739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70]+1" office:value-type="float" office:value="987393">
            <text:p>98739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71]+1" office:value-type="float" office:value="987394">
            <text:p>98739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72]+1" office:value-type="float" office:value="987395">
            <text:p>98739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73]+1" office:value-type="float" office:value="987396">
            <text:p>98739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74]+1" office:value-type="float" office:value="987397">
            <text:p>98739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75]+1" office:value-type="float" office:value="987398">
            <text:p>98739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76]+1" office:value-type="float" office:value="987399">
            <text:p>98739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77]+1" office:value-type="float" office:value="987400">
            <text:p>98740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78]+1" office:value-type="float" office:value="987401">
            <text:p>98740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79]+1" office:value-type="float" office:value="987402">
            <text:p>98740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80]+1" office:value-type="float" office:value="987403">
            <text:p>98740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81]+1" office:value-type="float" office:value="987404">
            <text:p>98740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82]+1" office:value-type="float" office:value="987405">
            <text:p>98740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83]+1" office:value-type="float" office:value="987406">
            <text:p>98740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84]+1" office:value-type="float" office:value="987407">
            <text:p>98740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85]+1" office:value-type="float" office:value="987408">
            <text:p>98740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86]+1" office:value-type="float" office:value="987409">
            <text:p>98740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87]+1" office:value-type="float" office:value="987410">
            <text:p>98741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88]+1" office:value-type="float" office:value="987411">
            <text:p>98741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89]+1" office:value-type="float" office:value="987412">
            <text:p>98741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90]+1" office:value-type="float" office:value="987413">
            <text:p>98741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91]+1" office:value-type="float" office:value="987414">
            <text:p>98741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92]+1" office:value-type="float" office:value="987415">
            <text:p>98741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93]+1" office:value-type="float" office:value="987416">
            <text:p>98741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94]+1" office:value-type="float" office:value="987417">
            <text:p>98741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95]+1" office:value-type="float" office:value="987418">
            <text:p>98741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96]+1" office:value-type="float" office:value="987419">
            <text:p>98741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97]+1" office:value-type="float" office:value="987420">
            <text:p>98742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98]+1" office:value-type="float" office:value="987421">
            <text:p>98742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699]+1" office:value-type="float" office:value="987422">
            <text:p>98742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00]+1" office:value-type="float" office:value="987423">
            <text:p>98742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01]+1" office:value-type="float" office:value="987424">
            <text:p>98742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02]+1" office:value-type="float" office:value="987425">
            <text:p>98742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03]+1" office:value-type="float" office:value="987426">
            <text:p>98742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04]+1" office:value-type="float" office:value="987427">
            <text:p>98742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05]+1" office:value-type="float" office:value="987428">
            <text:p>98742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06]+1" office:value-type="float" office:value="987429">
            <text:p>98742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07]+1" office:value-type="float" office:value="987430">
            <text:p>98743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08]+1" office:value-type="float" office:value="987431">
            <text:p>98743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09]+1" office:value-type="float" office:value="987432">
            <text:p>98743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10]+1" office:value-type="float" office:value="987433">
            <text:p>98743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11]+1" office:value-type="float" office:value="987434">
            <text:p>98743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12]+1" office:value-type="float" office:value="987435">
            <text:p>98743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13]+1" office:value-type="float" office:value="987436">
            <text:p>98743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14]+1" office:value-type="float" office:value="987437">
            <text:p>98743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15]+1" office:value-type="float" office:value="987438">
            <text:p>98743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16]+1" office:value-type="float" office:value="987439">
            <text:p>98743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17]+1" office:value-type="float" office:value="987440">
            <text:p>98744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18]+1" office:value-type="float" office:value="987441">
            <text:p>98744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19]+1" office:value-type="float" office:value="987442">
            <text:p>98744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20]+1" office:value-type="float" office:value="987443">
            <text:p>98744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21]+1" office:value-type="float" office:value="987444">
            <text:p>98744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22]+1" office:value-type="float" office:value="987445">
            <text:p>98744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23]+1" office:value-type="float" office:value="987446">
            <text:p>98744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24]+1" office:value-type="float" office:value="987447">
            <text:p>98744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25]+1" office:value-type="float" office:value="987448">
            <text:p>98744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26]+1" office:value-type="float" office:value="987449">
            <text:p>98744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27]+1" office:value-type="float" office:value="987450">
            <text:p>98745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28]+1" office:value-type="float" office:value="987451">
            <text:p>98745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29]+1" office:value-type="float" office:value="987452">
            <text:p>98745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30]+1" office:value-type="float" office:value="987453">
            <text:p>98745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31]+1" office:value-type="float" office:value="987454">
            <text:p>98745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32]+1" office:value-type="float" office:value="987455">
            <text:p>98745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33]+1" office:value-type="float" office:value="987456">
            <text:p>98745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34]+1" office:value-type="float" office:value="987457">
            <text:p>98745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35]+1" office:value-type="float" office:value="987458">
            <text:p>98745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36]+1" office:value-type="float" office:value="987459">
            <text:p>98745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37]+1" office:value-type="float" office:value="987460">
            <text:p>98746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38]+1" office:value-type="float" office:value="987461">
            <text:p>98746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39]+1" office:value-type="float" office:value="987462">
            <text:p>98746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40]+1" office:value-type="float" office:value="987463">
            <text:p>98746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41]+1" office:value-type="float" office:value="987464">
            <text:p>98746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42]+1" office:value-type="float" office:value="987465">
            <text:p>98746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43]+1" office:value-type="float" office:value="987466">
            <text:p>98746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44]+1" office:value-type="float" office:value="987467">
            <text:p>98746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45]+1" office:value-type="float" office:value="987468">
            <text:p>98746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46]+1" office:value-type="float" office:value="987469">
            <text:p>98746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47]+1" office:value-type="float" office:value="987470">
            <text:p>98747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48]+1" office:value-type="float" office:value="987471">
            <text:p>98747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49]+1" office:value-type="float" office:value="987472">
            <text:p>98747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50]+1" office:value-type="float" office:value="987473">
            <text:p>98747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51]+1" office:value-type="float" office:value="987474">
            <text:p>98747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52]+1" office:value-type="float" office:value="987475">
            <text:p>98747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53]+1" office:value-type="float" office:value="987476">
            <text:p>98747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54]+1" office:value-type="float" office:value="987477">
            <text:p>98747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55]+1" office:value-type="float" office:value="987478">
            <text:p>98747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56]+1" office:value-type="float" office:value="987479">
            <text:p>98747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57]+1" office:value-type="float" office:value="987480">
            <text:p>98748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58]+1" office:value-type="float" office:value="987481">
            <text:p>98748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59]+1" office:value-type="float" office:value="987482">
            <text:p>98748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60]+1" office:value-type="float" office:value="987483">
            <text:p>98748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61]+1" office:value-type="float" office:value="987484">
            <text:p>98748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62]+1" office:value-type="float" office:value="987485">
            <text:p>98748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63]+1" office:value-type="float" office:value="987486">
            <text:p>98748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64]+1" office:value-type="float" office:value="987487">
            <text:p>98748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65]+1" office:value-type="float" office:value="987488">
            <text:p>98748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66]+1" office:value-type="float" office:value="987489">
            <text:p>98748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67]+1" office:value-type="float" office:value="987490">
            <text:p>98749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68]+1" office:value-type="float" office:value="987491">
            <text:p>98749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69]+1" office:value-type="float" office:value="987492">
            <text:p>98749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70]+1" office:value-type="float" office:value="987493">
            <text:p>98749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71]+1" office:value-type="float" office:value="987494">
            <text:p>98749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72]+1" office:value-type="float" office:value="987495">
            <text:p>98749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73]+1" office:value-type="float" office:value="987496">
            <text:p>98749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74]+1" office:value-type="float" office:value="987497">
            <text:p>98749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75]+1" office:value-type="float" office:value="987498">
            <text:p>98749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76]+1" office:value-type="float" office:value="987499">
            <text:p>98749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77]+1" office:value-type="float" office:value="987500">
            <text:p>98750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78]+1" office:value-type="float" office:value="987501">
            <text:p>98750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79]+1" office:value-type="float" office:value="987502">
            <text:p>98750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80]+1" office:value-type="float" office:value="987503">
            <text:p>98750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81]+1" office:value-type="float" office:value="987504">
            <text:p>98750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82]+1" office:value-type="float" office:value="987505">
            <text:p>98750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83]+1" office:value-type="float" office:value="987506">
            <text:p>98750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84]+1" office:value-type="float" office:value="987507">
            <text:p>98750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85]+1" office:value-type="float" office:value="987508">
            <text:p>98750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86]+1" office:value-type="float" office:value="987509">
            <text:p>98750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87]+1" office:value-type="float" office:value="987510">
            <text:p>98751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88]+1" office:value-type="float" office:value="987511">
            <text:p>98751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89]+1" office:value-type="float" office:value="987512">
            <text:p>98751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90]+1" office:value-type="float" office:value="987513">
            <text:p>98751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91]+1" office:value-type="float" office:value="987514">
            <text:p>98751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92]+1" office:value-type="float" office:value="987515">
            <text:p>98751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93]+1" office:value-type="float" office:value="987516">
            <text:p>98751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94]+1" office:value-type="float" office:value="987517">
            <text:p>98751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95]+1" office:value-type="float" office:value="987518">
            <text:p>98751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96]+1" office:value-type="float" office:value="987519">
            <text:p>98751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97]+1" office:value-type="float" office:value="987520">
            <text:p>98752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98]+1" office:value-type="float" office:value="987521">
            <text:p>98752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799]+1" office:value-type="float" office:value="987522">
            <text:p>98752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00]+1" office:value-type="float" office:value="987523">
            <text:p>98752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01]+1" office:value-type="float" office:value="987524">
            <text:p>98752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02]+1" office:value-type="float" office:value="987525">
            <text:p>98752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03]+1" office:value-type="float" office:value="987526">
            <text:p>98752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04]+1" office:value-type="float" office:value="987527">
            <text:p>98752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05]+1" office:value-type="float" office:value="987528">
            <text:p>98752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06]+1" office:value-type="float" office:value="987529">
            <text:p>98752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07]+1" office:value-type="float" office:value="987530">
            <text:p>98753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08]+1" office:value-type="float" office:value="987531">
            <text:p>98753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09]+1" office:value-type="float" office:value="987532">
            <text:p>98753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10]+1" office:value-type="float" office:value="987533">
            <text:p>98753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11]+1" office:value-type="float" office:value="987534">
            <text:p>98753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12]+1" office:value-type="float" office:value="987535">
            <text:p>98753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13]+1" office:value-type="float" office:value="987536">
            <text:p>98753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14]+1" office:value-type="float" office:value="987537">
            <text:p>98753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15]+1" office:value-type="float" office:value="987538">
            <text:p>98753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16]+1" office:value-type="float" office:value="987539">
            <text:p>98753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17]+1" office:value-type="float" office:value="987540">
            <text:p>98754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18]+1" office:value-type="float" office:value="987541">
            <text:p>98754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19]+1" office:value-type="float" office:value="987542">
            <text:p>98754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20]+1" office:value-type="float" office:value="987543">
            <text:p>98754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21]+1" office:value-type="float" office:value="987544">
            <text:p>98754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22]+1" office:value-type="float" office:value="987545">
            <text:p>98754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23]+1" office:value-type="float" office:value="987546">
            <text:p>98754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24]+1" office:value-type="float" office:value="987547">
            <text:p>98754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25]+1" office:value-type="float" office:value="987548">
            <text:p>98754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26]+1" office:value-type="float" office:value="987549">
            <text:p>98754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27]+1" office:value-type="float" office:value="987550">
            <text:p>98755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28]+1" office:value-type="float" office:value="987551">
            <text:p>98755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29]+1" office:value-type="float" office:value="987552">
            <text:p>98755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30]+1" office:value-type="float" office:value="987553">
            <text:p>98755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31]+1" office:value-type="float" office:value="987554">
            <text:p>98755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32]+1" office:value-type="float" office:value="987555">
            <text:p>98755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33]+1" office:value-type="float" office:value="987556">
            <text:p>98755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34]+1" office:value-type="float" office:value="987557">
            <text:p>98755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35]+1" office:value-type="float" office:value="987558">
            <text:p>98755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36]+1" office:value-type="float" office:value="987559">
            <text:p>98755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37]+1" office:value-type="float" office:value="987560">
            <text:p>98756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38]+1" office:value-type="float" office:value="987561">
            <text:p>98756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39]+1" office:value-type="float" office:value="987562">
            <text:p>98756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40]+1" office:value-type="float" office:value="987563">
            <text:p>98756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41]+1" office:value-type="float" office:value="987564">
            <text:p>98756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42]+1" office:value-type="float" office:value="987565">
            <text:p>98756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43]+1" office:value-type="float" office:value="987566">
            <text:p>98756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44]+1" office:value-type="float" office:value="987567">
            <text:p>98756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45]+1" office:value-type="float" office:value="987568">
            <text:p>98756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46]+1" office:value-type="float" office:value="987569">
            <text:p>98756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47]+1" office:value-type="float" office:value="987570">
            <text:p>98757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48]+1" office:value-type="float" office:value="987571">
            <text:p>98757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49]+1" office:value-type="float" office:value="987572">
            <text:p>98757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50]+1" office:value-type="float" office:value="987573">
            <text:p>98757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51]+1" office:value-type="float" office:value="987574">
            <text:p>98757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52]+1" office:value-type="float" office:value="987575">
            <text:p>98757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53]+1" office:value-type="float" office:value="987576">
            <text:p>98757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54]+1" office:value-type="float" office:value="987577">
            <text:p>98757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55]+1" office:value-type="float" office:value="987578">
            <text:p>98757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56]+1" office:value-type="float" office:value="987579">
            <text:p>98757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57]+1" office:value-type="float" office:value="987580">
            <text:p>98758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58]+1" office:value-type="float" office:value="987581">
            <text:p>98758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59]+1" office:value-type="float" office:value="987582">
            <text:p>98758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60]+1" office:value-type="float" office:value="987583">
            <text:p>98758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61]+1" office:value-type="float" office:value="987584">
            <text:p>98758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62]+1" office:value-type="float" office:value="987585">
            <text:p>98758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63]+1" office:value-type="float" office:value="987586">
            <text:p>98758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64]+1" office:value-type="float" office:value="987587">
            <text:p>98758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65]+1" office:value-type="float" office:value="987588">
            <text:p>98758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66]+1" office:value-type="float" office:value="987589">
            <text:p>98758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67]+1" office:value-type="float" office:value="987590">
            <text:p>98759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68]+1" office:value-type="float" office:value="987591">
            <text:p>98759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69]+1" office:value-type="float" office:value="987592">
            <text:p>98759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70]+1" office:value-type="float" office:value="987593">
            <text:p>98759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71]+1" office:value-type="float" office:value="987594">
            <text:p>98759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72]+1" office:value-type="float" office:value="987595">
            <text:p>98759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73]+1" office:value-type="float" office:value="987596">
            <text:p>98759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74]+1" office:value-type="float" office:value="987597">
            <text:p>98759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75]+1" office:value-type="float" office:value="987598">
            <text:p>98759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76]+1" office:value-type="float" office:value="987599">
            <text:p>98759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77]+1" office:value-type="float" office:value="987600">
            <text:p>98760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78]+1" office:value-type="float" office:value="987601">
            <text:p>98760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79]+1" office:value-type="float" office:value="987602">
            <text:p>98760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80]+1" office:value-type="float" office:value="987603">
            <text:p>98760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81]+1" office:value-type="float" office:value="987604">
            <text:p>98760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82]+1" office:value-type="float" office:value="987605">
            <text:p>98760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83]+1" office:value-type="float" office:value="987606">
            <text:p>98760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84]+1" office:value-type="float" office:value="987607">
            <text:p>98760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85]+1" office:value-type="float" office:value="987608">
            <text:p>98760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86]+1" office:value-type="float" office:value="987609">
            <text:p>98760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87]+1" office:value-type="float" office:value="987610">
            <text:p>98761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88]+1" office:value-type="float" office:value="987611">
            <text:p>98761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89]+1" office:value-type="float" office:value="987612">
            <text:p>98761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90]+1" office:value-type="float" office:value="987613">
            <text:p>98761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91]+1" office:value-type="float" office:value="987614">
            <text:p>98761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92]+1" office:value-type="float" office:value="987615">
            <text:p>98761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93]+1" office:value-type="float" office:value="987616">
            <text:p>98761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94]+1" office:value-type="float" office:value="987617">
            <text:p>98761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95]+1" office:value-type="float" office:value="987618">
            <text:p>98761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96]+1" office:value-type="float" office:value="987619">
            <text:p>98761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97]+1" office:value-type="float" office:value="987620">
            <text:p>98762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98]+1" office:value-type="float" office:value="987621">
            <text:p>98762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899]+1" office:value-type="float" office:value="987622">
            <text:p>98762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00]+1" office:value-type="float" office:value="987623">
            <text:p>98762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01]+1" office:value-type="float" office:value="987624">
            <text:p>98762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02]+1" office:value-type="float" office:value="987625">
            <text:p>98762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03]+1" office:value-type="float" office:value="987626">
            <text:p>98762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04]+1" office:value-type="float" office:value="987627">
            <text:p>98762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05]+1" office:value-type="float" office:value="987628">
            <text:p>98762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06]+1" office:value-type="float" office:value="987629">
            <text:p>98762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07]+1" office:value-type="float" office:value="987630">
            <text:p>98763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08]+1" office:value-type="float" office:value="987631">
            <text:p>98763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09]+1" office:value-type="float" office:value="987632">
            <text:p>98763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10]+1" office:value-type="float" office:value="987633">
            <text:p>98763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11]+1" office:value-type="float" office:value="987634">
            <text:p>98763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12]+1" office:value-type="float" office:value="987635">
            <text:p>98763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13]+1" office:value-type="float" office:value="987636">
            <text:p>98763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14]+1" office:value-type="float" office:value="987637">
            <text:p>98763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15]+1" office:value-type="float" office:value="987638">
            <text:p>98763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16]+1" office:value-type="float" office:value="987639">
            <text:p>98763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17]+1" office:value-type="float" office:value="987640">
            <text:p>98764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18]+1" office:value-type="float" office:value="987641">
            <text:p>98764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19]+1" office:value-type="float" office:value="987642">
            <text:p>98764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20]+1" office:value-type="float" office:value="987643">
            <text:p>98764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21]+1" office:value-type="float" office:value="987644">
            <text:p>98764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22]+1" office:value-type="float" office:value="987645">
            <text:p>98764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23]+1" office:value-type="float" office:value="987646">
            <text:p>98764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24]+1" office:value-type="float" office:value="987647">
            <text:p>98764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25]+1" office:value-type="float" office:value="987648">
            <text:p>98764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26]+1" office:value-type="float" office:value="987649">
            <text:p>98764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27]+1" office:value-type="float" office:value="987650">
            <text:p>98765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28]+1" office:value-type="float" office:value="987651">
            <text:p>98765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29]+1" office:value-type="float" office:value="987652">
            <text:p>98765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30]+1" office:value-type="float" office:value="987653">
            <text:p>98765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31]+1" office:value-type="float" office:value="987654">
            <text:p>98765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32]+1" office:value-type="float" office:value="987655">
            <text:p>98765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33]+1" office:value-type="float" office:value="987656">
            <text:p>98765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34]+1" office:value-type="float" office:value="987657">
            <text:p>98765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35]+1" office:value-type="float" office:value="987658">
            <text:p>98765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36]+1" office:value-type="float" office:value="987659">
            <text:p>98765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37]+1" office:value-type="float" office:value="987660">
            <text:p>98766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38]+1" office:value-type="float" office:value="987661">
            <text:p>98766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39]+1" office:value-type="float" office:value="987662">
            <text:p>98766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40]+1" office:value-type="float" office:value="987663">
            <text:p>98766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41]+1" office:value-type="float" office:value="987664">
            <text:p>98766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42]+1" office:value-type="float" office:value="987665">
            <text:p>98766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43]+1" office:value-type="float" office:value="987666">
            <text:p>98766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44]+1" office:value-type="float" office:value="987667">
            <text:p>98766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45]+1" office:value-type="float" office:value="987668">
            <text:p>98766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46]+1" office:value-type="float" office:value="987669">
            <text:p>98766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47]+1" office:value-type="float" office:value="987670">
            <text:p>98767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48]+1" office:value-type="float" office:value="987671">
            <text:p>98767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49]+1" office:value-type="float" office:value="987672">
            <text:p>98767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50]+1" office:value-type="float" office:value="987673">
            <text:p>98767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51]+1" office:value-type="float" office:value="987674">
            <text:p>98767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52]+1" office:value-type="float" office:value="987675">
            <text:p>98767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53]+1" office:value-type="float" office:value="987676">
            <text:p>98767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54]+1" office:value-type="float" office:value="987677">
            <text:p>98767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55]+1" office:value-type="float" office:value="987678">
            <text:p>98767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56]+1" office:value-type="float" office:value="987679">
            <text:p>98767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57]+1" office:value-type="float" office:value="987680">
            <text:p>98768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58]+1" office:value-type="float" office:value="987681">
            <text:p>98768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59]+1" office:value-type="float" office:value="987682">
            <text:p>98768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60]+1" office:value-type="float" office:value="987683">
            <text:p>98768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61]+1" office:value-type="float" office:value="987684">
            <text:p>98768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62]+1" office:value-type="float" office:value="987685">
            <text:p>98768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63]+1" office:value-type="float" office:value="987686">
            <text:p>98768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64]+1" office:value-type="float" office:value="987687">
            <text:p>98768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65]+1" office:value-type="float" office:value="987688">
            <text:p>98768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66]+1" office:value-type="float" office:value="987689">
            <text:p>98768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67]+1" office:value-type="float" office:value="987690">
            <text:p>98769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68]+1" office:value-type="float" office:value="987691">
            <text:p>98769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69]+1" office:value-type="float" office:value="987692">
            <text:p>98769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70]+1" office:value-type="float" office:value="987693">
            <text:p>98769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71]+1" office:value-type="float" office:value="987694">
            <text:p>98769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72]+1" office:value-type="float" office:value="987695">
            <text:p>98769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73]+1" office:value-type="float" office:value="987696">
            <text:p>98769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74]+1" office:value-type="float" office:value="987697">
            <text:p>98769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75]+1" office:value-type="float" office:value="987698">
            <text:p>98769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76]+1" office:value-type="float" office:value="987699">
            <text:p>98769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77]+1" office:value-type="float" office:value="987700">
            <text:p>98770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78]+1" office:value-type="float" office:value="987701">
            <text:p>98770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79]+1" office:value-type="float" office:value="987702">
            <text:p>98770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80]+1" office:value-type="float" office:value="987703">
            <text:p>98770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81]+1" office:value-type="float" office:value="987704">
            <text:p>98770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82]+1" office:value-type="float" office:value="987705">
            <text:p>98770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83]+1" office:value-type="float" office:value="987706">
            <text:p>98770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84]+1" office:value-type="float" office:value="987707">
            <text:p>98770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85]+1" office:value-type="float" office:value="987708">
            <text:p>98770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86]+1" office:value-type="float" office:value="987709">
            <text:p>98770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87]+1" office:value-type="float" office:value="987710">
            <text:p>98771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88]+1" office:value-type="float" office:value="987711">
            <text:p>987711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89]+1" office:value-type="float" office:value="987712">
            <text:p>98771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90]+1" office:value-type="float" office:value="987713">
            <text:p>98771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91]+1" office:value-type="float" office:value="987714">
            <text:p>987714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92]+1" office:value-type="float" office:value="987715">
            <text:p>98771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93]+1" office:value-type="float" office:value="987716">
            <text:p>98771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94]+1" office:value-type="float" office:value="987717">
            <text:p>987717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95]+1" office:value-type="float" office:value="987718">
            <text:p>987718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96]+1" office:value-type="float" office:value="987719">
            <text:p>98771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97]+1" office:value-type="float" office:value="987720">
            <text:p>987720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998]+1" office:value-type="float" office:value="987721">
            <text:p>987721</text:p>
          </table:table-cell>
          <table:table-cell table:number-columns-repeated="22"/>
        </table:table-row>
        <table:table-row table:style-name="ro1" table:number-rows-repeated="1047576">
          <table:table-cell table:number-columns-repeated="27"/>
        </table:table-row>
        <table:table-row table:style-name="ro1">
          <table:table-cell table:number-columns-repeated="27"/>
        </table:table-row>
      </table:table>
      <table:database-ranges>
        <table:database-range table:target-range-address="Sheet1.C2:Sheet1.AMJ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able-cell-properties style:rotation-align="none" style:vertical-align="middle"/>
      <style:text-properties fo:color="#000000" style:font-name="ＭＳ Ｐゴシック" fo:font-size="11pt" style:font-name-asian="ＭＳ Ｐゴシック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アクセント_20_1" style:display-name="Excel_BuiltIn_20% - アクセント 1" style:family="table-cell" style:parent-style-name="Default">
      <style:table-cell-properties fo:background-color="#ccff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アクセント_20_2" style:display-name="Excel_BuiltIn_20% - アクセント 2" style:family="table-cell" style:parent-style-name="Default">
      <style:table-cell-properties fo:background-color="#ffcc99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アクセント_20_3" style:display-name="Excel_BuiltIn_20% - アクセント 3" style:family="table-cell" style:parent-style-name="Default">
      <style:table-cell-properties fo:background-color="#ffff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アクセント_20_4" style:display-name="Excel_BuiltIn_20% - アクセント 4" style:family="table-cell" style:parent-style-name="Default">
      <style:table-cell-properties fo:background-color="#ffffcc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アクセント_20_5" style:display-name="Excel_BuiltIn_20% - アクセント 5" style:family="table-cell" style:parent-style-name="Default">
      <style:table-cell-properties fo:background-color="#cccc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アクセント_20_6" style:display-name="Excel_BuiltIn_20% - アクセント 6" style:family="table-cell" style:parent-style-name="Default">
      <style:table-cell-properties fo:background-color="#ccffcc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アクセント_20_1" style:display-name="Excel_BuiltIn_40% - アクセント 1" style:family="table-cell" style:parent-style-name="Default">
      <style:table-cell-properties fo:background-color="#99cc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アクセント_20_2" style:display-name="Excel_BuiltIn_40% - アクセント 2" style:family="table-cell" style:parent-style-name="Default">
      <style:table-cell-properties fo:background-color="#ffcc99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アクセント_20_3" style:display-name="Excel_BuiltIn_40% - アクセント 3" style:family="table-cell" style:parent-style-name="Default">
      <style:table-cell-properties fo:background-color="#c0c0c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アクセント_20_4" style:display-name="Excel_BuiltIn_40% - アクセント 4" style:family="table-cell" style:parent-style-name="Default">
      <style:table-cell-properties fo:background-color="#ffff99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アクセント_20_5" style:display-name="Excel_BuiltIn_40% - アクセント 5" style:family="table-cell" style:parent-style-name="Default">
      <style:table-cell-properties fo:background-color="#99cc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アクセント_20_6" style:display-name="Excel_BuiltIn_40% - アクセント 6" style:family="table-cell" style:parent-style-name="Default">
      <style:table-cell-properties fo:background-color="#ffff99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アクセント_20_1" style:display-name="Excel_BuiltIn_60% - アクセント 1" style:family="table-cell" style:parent-style-name="Default">
      <style:table-cell-properties fo:background-color="#99ccff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アクセント_20_2" style:display-name="Excel_BuiltIn_60% - アクセント 2" style:family="table-cell" style:parent-style-name="Default">
      <style:table-cell-properties fo:background-color="#ffcc99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アクセント_20_3" style:display-name="Excel_BuiltIn_60% - アクセント 3" style:family="table-cell" style:parent-style-name="Default">
      <style:table-cell-properties fo:background-color="#c0c0c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アクセント_20_4" style:display-name="Excel_BuiltIn_60% - アクセント 4" style:family="table-cell" style:parent-style-name="Default">
      <style:table-cell-properties fo:background-color="#ffff99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アクセント_20_5" style:display-name="Excel_BuiltIn_60% - アクセント 5" style:family="table-cell" style:parent-style-name="Default">
      <style:table-cell-properties fo:background-color="#33cccc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アクセント_20_6" style:display-name="Excel_BuiltIn_60% - アクセント 6" style:family="table-cell" style:parent-style-name="Default">
      <style:table-cell-properties fo:background-color="#339966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どちらでもない" style:display-name="Excel_BuiltIn_どちらでもない" style:family="table-cell" style:parent-style-name="Default">
      <style:table-cell-properties fo:background-color="#ffff99"/>
      <style:text-properties fo:color="#9933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アクセント_20_1" style:display-name="Excel_BuiltIn_アクセント 1" style:family="table-cell" style:parent-style-name="Default">
      <style:table-cell-properties fo:background-color="#33cccc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アクセント_20_2" style:display-name="Excel_BuiltIn_アクセント 2" style:family="table-cell" style:parent-style-name="Default">
      <style:table-cell-properties fo:background-color="#ff66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アクセント_20_3" style:display-name="Excel_BuiltIn_アクセント 3" style:family="table-cell" style:parent-style-name="Default">
      <style:table-cell-properties fo:background-color="#969696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アクセント_20_4" style:display-name="Excel_BuiltIn_アクセント 4" style:family="table-cell" style:parent-style-name="Default">
      <style:table-cell-properties fo:background-color="#ffcc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アクセント_20_5" style:display-name="Excel_BuiltIn_アクセント 5" style:family="table-cell" style:parent-style-name="Default">
      <style:table-cell-properties fo:background-color="#333399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アクセント_20_6" style:display-name="Excel_BuiltIn_アクセント 6" style:family="table-cell" style:parent-style-name="Default">
      <style:table-cell-properties fo:background-color="#339966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タイトル" style:display-name="Excel_BuiltIn_タイトル" style:family="table-cell" style:parent-style-name="Default">
      <style:text-properties fo:color="#666699" style:text-outline="false" style:text-line-through-style="none" style:font-name="ＭＳ Ｐゴシック" fo:font-size="18pt" fo:font-style="normal" fo:text-shadow="none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Excel_5f_BuiltIn_5f_チェック_20_セル" style:display-name="Excel_BuiltIn_チェック セル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Excel_5f_BuiltIn_5f_メモ" style:display-name="Excel_BuiltIn_メモ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リンク_20_セル" style:display-name="Excel_BuiltIn_リンク セル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入力" style:display-name="Excel_BuiltIn_入力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出力" style:display-name="Excel_BuiltIn_出力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Excel_5f_BuiltIn_5f_悪い" style:display-name="Excel_BuiltIn_悪い" style:family="table-cell" style:parent-style-name="Default">
      <style:table-cell-properties fo:background-color="#ff99cc"/>
      <style:text-properties fo:color="#80008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良い" style:display-name="Excel_BuiltIn_良い" style:family="table-cell" style:parent-style-name="Default">
      <style:table-cell-properties fo:background-color="#ccffcc"/>
      <style:text-properties fo:color="#008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見出し_20_1" style:display-name="Excel_BuiltIn_見出し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ＭＳ Ｐゴシック" fo:font-size="15pt" fo:font-style="normal" fo:text-shadow="none" style:text-underline-style="none" fo:font-weight="bold" style:font-name-asian="ＭＳ Ｐゴシック" style:font-size-asian="15pt" style:font-style-asian="normal" style:font-weight-asian="bold" style:font-size-complex="15pt" style:font-style-complex="normal" style:font-weight-complex="bold"/>
    </style:style>
    <style:style style:name="Excel_5f_BuiltIn_5f_見出し_20_2" style:display-name="Excel_BuiltIn_見出し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ＭＳ Ｐゴシック" fo:font-size="13pt" fo:font-style="normal" fo:text-shadow="none" style:text-underline-style="none" fo:font-weight="bold" style:font-name-asian="ＭＳ Ｐゴシック" style:font-size-asian="13pt" style:font-style-asian="normal" style:font-weight-asian="bold" style:font-size-complex="13pt" style:font-style-complex="normal" style:font-weight-complex="bold"/>
    </style:style>
    <style:style style:name="Excel_5f_BuiltIn_5f_見出し_20_3" style:display-name="Excel_BuiltIn_見出し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Excel_5f_BuiltIn_5f_見出し_20_4" style:display-name="Excel_BuiltIn_見出し 4" style:family="table-cell" style:parent-style-name="Default">
      <style:text-properties fo:color="#666699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Excel_5f_BuiltIn_5f_計算" style:display-name="Excel_BuiltIn_計算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Excel_5f_BuiltIn_5f_説明文" style:display-name="Excel_BuiltIn_説明文" style:family="table-cell" style:parent-style-name="Default">
      <style:text-properties fo:color="#808080" style:text-outline="false" style:text-line-through-style="none" style:font-name="ＭＳ Ｐゴシック" fo:font-size="11pt" fo:font-style="italic" fo:text-shadow="none" style:text-underline-style="none" fo:font-weight="normal" style:font-name-asian="ＭＳ Ｐゴシック" style:font-size-asian="11pt" style:font-style-asian="italic" style:font-weight-asian="normal" style:font-size-complex="11pt" style:font-style-complex="italic" style:font-weight-complex="normal"/>
    </style:style>
    <style:style style:name="Excel_5f_BuiltIn_5f_警告文" style:display-name="Excel_BuiltIn_警告文" style:family="table-cell" style:parent-style-name="Default">
      <style:text-properties fo:color="#ff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集計" style:display-name="Excel_BuiltIn_集計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9">2023/11/09</text:date>, <text:time>10:04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生徒情報_5f_20221102160905_20_-_20_コピー" style:display-name="PageStyle_生徒情報_20221102160905 - コピー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生徒情報_5f_20221102160905_20_-_20_コピー_20_1" style:display-name="PageStyle_生徒情報_20221102160905 - コピー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生徒情報_5f_20221102160905_20_-_20_コピー_20_2" style:display-name="PageStyle_生徒情報_20221102160905 - コピー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生徒情報_5f_20221102160905_20_-_20_コピー_20_3" style:display-name="PageStyle_生徒情報_20221102160905 - コピー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生徒情報_5f_20221102160905_20_-_20_コピー_20_4" style:display-name="PageStyle_生徒情報_20221102160905 - コピー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生徒情報_5f_20221102160905_20_-_20_コピー_20_5" style:display-name="PageStyle_生徒情報_20221102160905 - コピー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生徒情報_5f_20221102160905_20_-_20_コピー_20_6" style:display-name="PageStyle_生徒情報_20221102160905 - コピー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生徒情報_5f_20221102160905_20_-_20_コピー_20_7" style:display-name="PageStyle_生徒情報_20221102160905 - コピー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生徒情報_5f_20221102160905_20_-_20_コピー_20_8" style:display-name="PageStyle_生徒情報_20221102160905 - コピー 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 f</meta:initial-creator>
    <meta:creation-date>2023-10-27T08:50:40.07</meta:creation-date>
    <dc:date>2023-11-09T10:04:52.38</dc:date>
    <dc:creator>s f</dc:creator>
    <meta:editing-duration>PT4H6M30S</meta:editing-duration>
    <meta:editing-cycles>11</meta:editing-cycles>
    <meta:generator>OpenOffice/4.1.5$Win32 OpenOffice.org_project/415m1$Build-9789</meta:generator>
    <meta:document-statistic meta:table-count="3" meta:cell-count="2341" meta:object-count="0"/>
  </office:meta>
</office:document-meta>
</file>